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imes New Roman" fo:font-size="11pt" fo:font-weight="bold" text:paragraph-rsid="00165d85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Times New Roman" fo:font-size="10.5pt" fo:font-weight="bold" text:paragraph-rsid="000fab96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Times New Roman" fo:font-size="10.5pt" fo:font-weight="bold" text:paragraph-rsid="0010348e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Times New Roman" fo:font-size="10.5pt" fo:font-weight="bold" text:paragraph-rsid="00104f68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Times New Roman" fo:font-size="10.5pt" fo:font-weight="bold" text:paragraph-rsid="00118653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Times New Roman" fo:font-size="10.5pt" fo:font-weight="bold" text:paragraph-rsid="0013674a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Times New Roman" fo:font-size="10.5pt" fo:font-weight="bold" text:paragraph-rsid="001416a6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Times New Roman" fo:font-size="10.5pt" fo:font-weight="bold" text:paragraph-rsid="00151e16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Times New Roman" fo:font-size="10.5pt" style:font-size-asian="10.5pt" style:font-size-complex="10.5pt"/>
    </style:style>
    <style:style style:name="P19" style:family="paragraph" style:parent-style-name="Standard"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20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23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43634" fo:font-size="10.5pt" style:font-size-asian="10.5pt" style:font-size-complex="10.5pt"/>
    </style:style>
    <style:style style:name="P25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43634" fo:font-size="10.5pt" fo:font-weight="bold" text:paragraph-rsid="000c5250" style:font-size-asian="10.5pt" style:font-weight-asian="bold" style:font-size-complex="10.5pt" style:font-weight-complex="bold"/>
    </style:style>
    <style:style style:name="P28" style:family="paragraph" style:parent-style-name="Standard">
      <style:text-properties fo:color="#943634" fo:font-size="10.5pt" fo:font-weight="bold" text:paragraph-rsid="000d5bd6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943634" fo:font-size="10.5pt" fo:font-weight="bold" text:paragraph-rsid="000fab96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.5pt" style:font-size-asian="10.5pt" style:font-size-complex="10.5pt"/>
    </style:style>
    <style:style style:name="P34" style:family="paragraph" style:parent-style-name="Standard">
      <style:text-properties fo:font-size="10.5pt" text:paragraph-rsid="00151e16" style:font-size-asian="10.5pt" style:font-size-complex="10.5pt"/>
    </style:style>
    <style:style style:name="P3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text-properties fo:font-size="10.5pt" fo:font-weight="bold" text:paragraph-rsid="001622f6" style:font-size-asian="10.5pt" style:font-weight-asian="bold" style:font-size-complex="10.5pt" style:font-weight-complex="bold"/>
    </style:style>
    <style:style style:name="P37" style:family="paragraph" style:parent-style-name="Standard">
      <style:text-properties fo:font-size="10.5pt" fo:font-weight="bold" text:paragraph-rsid="00165d85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9284c" fo:font-size="10.5pt" style:font-size-asian="10.5pt" style:font-size-complex="10.5pt"/>
    </style:style>
    <style:style style:name="P39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43" style:family="paragraph" style:parent-style-name="Standard"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color="#000080" fo:font-size="10.5pt" style:font-size-asian="10.5pt" style:font-size-complex="10.5pt"/>
    </style:style>
    <style:style style:name="P45" style:family="paragraph" style:parent-style-name="Standard">
      <style:text-properties fo:font-weight="normal" style:font-weight-asian="normal" style:font-weight-complex="normal"/>
    </style:style>
    <style:style style:name="P46" style:family="paragraph" style:parent-style-name="Standard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47" style:family="paragraph" style:parent-style-name="Standard">
      <style:text-properties text:paragraph-rsid="001622f6"/>
    </style:style>
    <style:style style:name="P48" style:family="paragraph" style:parent-style-name="Standard">
      <style:text-properties fo:color="#800000" fo:font-size="10.5pt" fo:font-weight="bold" text:paragraph-rsid="001622f6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style:writing-mode="lr-tb"/>
      <style:text-properties style:font-name="Times New Roman" fo:font-size="11pt" fo:font-weight="bold" text:paragraph-rsid="00165d85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name-complex="Thorndale AMT1" style:font-size-complex="10.5pt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c4423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d5bd6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c5250" style:font-size-asian="10.5pt" style:font-weight-asian="bold" style:font-size-complex="10.5pt" style:font-weight-complex="bold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eb3bc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0931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0c5250" text:paragraph-rsid="000c5250" style:font-size-asian="10.5pt" style:font-weight-asian="bold" style:font-size-complex="10.5pt" style:font-weight-complex="bold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rsid="000d5bd6" text:paragraph-rsid="000d5bd6" style:font-size-asian="10.5pt" style:font-weight-asian="bold" style:font-size-complex="10.5pt" style:font-weight-complex="bold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72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151e16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eb3bc" text:paragraph-rsid="000eb3bc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22f6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82" style:family="paragraph" style:parent-style-name="Standard">
      <style:paragraph-properties fo:margin-left="0.85cm" fo:margin-right="0cm" fo:text-indent="0cm" style:auto-text-indent="false"/>
      <style:text-properties fo:font-size="10.5pt" text:paragraph-rsid="00165d85" style:font-size-asian="10.5pt" style:font-size-complex="10.5pt"/>
    </style:style>
    <style:style style:name="P83" style:family="paragraph" style:parent-style-name="Standard">
      <style:paragraph-properties fo:margin-left="0.85cm" fo:margin-right="0cm" fo:text-indent="0cm" style:auto-text-indent="false"/>
      <style:text-properties fo:font-size="10.5pt" text:paragraph-rsid="00173d1b" style:font-size-asian="10.5pt" style:font-size-complex="10.5pt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8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9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9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104f68" style:font-size-asian="10.5pt" style:font-size-complex="10.5pt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0348e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04f68" style:font-size-asian="10.5pt" style:font-weight-asian="bold" style:font-size-complex="10.5pt" style:font-weight-complex="bold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18653" style:font-size-asian="10.5pt" style:font-weight-asian="bold" style:font-size-complex="10.5pt" style:font-weight-complex="bold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416a6" style:font-size-asian="10.5pt" style:font-weight-asian="bold" style:font-size-complex="10.5pt" style:font-weight-complex="bold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rsid="0010348e" text:paragraph-rsid="0010348e" style:font-size-asian="10.5pt" style:font-weight-asian="normal" style:font-size-complex="10.5pt" style:font-weight-complex="normal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bold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normal" text:paragraph-rsid="000c4423" style:font-size-asian="10.5pt" style:font-weight-asian="normal" style:font-size-complex="10.5pt" style:font-weight-complex="normal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color="#ff0000" fo:font-size="10.5pt" fo:font-weight="normal" text:rsid="000c5250" text:paragraph-rsid="000c5250" style:font-size-asian="10.5pt" style:font-weight-asian="normal" style:font-size-complex="10.5pt" style:font-weight-complex="normal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text:paragraph-rsid="000f0931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text:paragraph-rsid="00104f68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text:paragraph-rsid="00118653"/>
    </style:style>
    <style:style style:name="P116" style:family="paragraph" style:parent-style-name="Standard">
      <style:paragraph-properties fo:margin-left="0cm" fo:margin-right="0cm" fo:text-indent="0cm" style:auto-text-indent="false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99284c" fo:font-size="10.5pt" style:font-size-asian="10.5pt" style:font-size-complex="10.5pt"/>
    </style:style>
    <style:style style:name="P119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1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1622f6" style:font-size-asian="10.5pt" style:font-weight-asian="normal" style:font-size-complex="10.5pt" style:font-weight-complex="normal"/>
    </style:style>
    <style:style style:name="P128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12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13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13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132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133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134" style:family="paragraph" style:parent-style-name="Standard" style:list-style-name="L1">
      <style:text-properties fo:color="#000000"/>
    </style:style>
    <style:style style:name="P135" style:family="paragraph" style:parent-style-name="Standard" style:list-style-name="L2">
      <style:text-properties fo:color="#000000"/>
    </style:style>
    <style:style style:name="P136" style:family="paragraph" style:parent-style-name="Standard" style:list-style-name="L2">
      <style:text-properties fo:color="#000000" fo:font-weight="bold" style:font-weight-asian="bold" style:font-weight-complex="bold"/>
    </style:style>
    <style:style style:name="P137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138" style:family="paragraph" style:parent-style-name="Standard" style:list-style-name="L2">
      <style:text-properties fo:color="#000000" fo:font-weight="normal" text:rsid="000eb3bc" text:paragraph-rsid="000eb3bc" style:font-weight-asian="normal" style:font-weight-complex="normal"/>
    </style:style>
    <style:style style:name="P139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1622f6" text:paragraph-rsid="001622f6" style:font-size-asian="10.5pt" style:font-weight-asian="bold" style:font-size-complex="10.5pt" style:font-weight-complex="bold"/>
    </style:style>
    <style:style style:name="P140" style:family="paragraph" style:parent-style-name="Standard">
      <style:paragraph-properties fo:margin-left="0.85cm" fo:margin-right="0cm" fo:text-indent="0cm" style:auto-text-indent="false"/>
      <style:text-properties text:paragraph-rsid="00118653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color="#ff0000" fo:font-size="10.5pt" fo:font-weight="normal" text:paragraph-rsid="00104f68" style:font-size-asian="10.5pt" style:font-weight-asian="normal" style:font-size-complex="10.5pt" style:font-weight-complex="normal"/>
    </style:style>
    <style:style style:name="P142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rsid="001622f6" text:paragraph-rsid="001622f6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text:rsid="00151e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text:rsid="000c5250" style:font-weight-asian="normal" style:font-weight-complex="normal"/>
    </style:style>
    <style:style style:name="T5" style:family="text">
      <style:text-properties fo:font-weight="normal" text:rsid="000f0931" style:font-weight-asian="normal" style:font-weight-complex="normal"/>
    </style:style>
    <style:style style:name="T6" style:family="text">
      <style:text-properties fo:font-weight="normal" text:rsid="000fab96" style:font-weight-asian="normal" style:font-weight-complex="normal"/>
    </style:style>
    <style:style style:name="T7" style:family="text">
      <style:text-properties fo:font-weight="normal" text:rsid="0010348e" style:font-weight-asian="normal" style:font-weight-complex="normal"/>
    </style:style>
    <style:style style:name="T8" style:family="text">
      <style:text-properties fo:font-weight="normal" text:rsid="00104f68" style:font-weight-asian="normal" style:font-weight-complex="normal"/>
    </style:style>
    <style:style style:name="T9" style:family="text">
      <style:text-properties fo:font-weight="normal" text:rsid="00118653" style:font-weight-asian="normal" style:font-weight-complex="normal"/>
    </style:style>
    <style:style style:name="T10" style:family="text">
      <style:text-properties fo:font-weight="normal" text:rsid="00165d85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font-name="Thorndale AMT1"/>
    </style:style>
    <style:style style:name="T14" style:family="text">
      <style:text-properties fo:color="#000000" style:font-name="Thorndale AMT1" fo:language="en" fo:country="US"/>
    </style:style>
    <style:style style:name="T15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16" style:family="text">
      <style:text-properties fo:color="#000000" style:font-name="Thorndale AMT1" fo:language="en" fo:country="US" fo:font-weight="normal" text:rsid="000f0931" style:font-weight-asian="normal" style:font-weight-complex="normal"/>
    </style:style>
    <style:style style:name="T17" style:family="text">
      <style:text-properties fo:color="#000000" style:font-name="Thorndale AMT1" fo:language="en" fo:country="US" fo:font-weight="normal" text:rsid="0010348e" style:font-weight-asian="normal" style:font-weight-complex="normal"/>
    </style:style>
    <style:style style:name="T18" style:family="text">
      <style:text-properties fo:color="#000000" style:font-name="Thorndale AMT1" fo:language="en" fo:country="US" fo:font-weight="normal" text:rsid="00118653" style:font-weight-asian="normal" style:font-weight-complex="normal"/>
    </style:style>
    <style:style style:name="T19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0" style:family="text">
      <style:text-properties fo:color="#000000" style:font-name="Thorndale AMT1" fo:language="en" fo:country="US" fo:font-weight="bold" style:font-weight-asian="bold" style:font-weight-complex="bold"/>
    </style:style>
    <style:style style:name="T21" style:family="text">
      <style:text-properties fo:color="#000000" style:font-name="Thorndale AMT1" fo:language="en" fo:country="US" text:rsid="000c5250"/>
    </style:style>
    <style:style style:name="T22" style:family="text">
      <style:text-properties fo:color="#000000" style:font-name="Thorndale AMT1" fo:language="en" fo:country="US" text:rsid="000d5bd6"/>
    </style:style>
    <style:style style:name="T23" style:family="text">
      <style:text-properties fo:color="#000000" style:font-name="Thorndale AMT1" fo:language="en" fo:country="US" text:rsid="0010348e"/>
    </style:style>
    <style:style style:name="T24" style:family="text">
      <style:text-properties fo:color="#000000" style:font-name="Thorndale AMT1" fo:language="en" fo:country="US" text:rsid="00104f68"/>
    </style:style>
    <style:style style:name="T25" style:family="text">
      <style:text-properties fo:color="#000000" style:font-name="Thorndale AMT1" fo:language="en" fo:country="US" text:rsid="00118653"/>
    </style:style>
    <style:style style:name="T26" style:family="text">
      <style:text-properties fo:color="#000000" style:font-name="Thorndale AMT1" fo:language="en" fo:country="US" text:rsid="0013674a"/>
    </style:style>
    <style:style style:name="T27" style:family="text">
      <style:text-properties fo:color="#000000" style:font-name="Thorndale AMT1" fo:language="en" fo:country="US" text:rsid="001416a6"/>
    </style:style>
    <style:style style:name="T28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29" style:family="text">
      <style:text-properties fo:color="#000000" style:font-name="Thorndale AMT1" fo:font-size="10.5pt" fo:language="en" fo:country="US" style:font-size-asian="10.5pt" style:font-size-complex="10.5pt"/>
    </style:style>
    <style:style style:name="T30" style:family="text">
      <style:text-properties fo:color="#000000" style:font-name="Thorndale AMT1" fo:font-size="10.5pt" fo:language="en" fo:country="US" text:rsid="00104f68" style:font-size-asian="10.5pt" style:font-size-complex="10.5pt"/>
    </style:style>
    <style:style style:name="T31" style:family="text">
      <style:text-properties fo:color="#000000" style:font-name="Thorndale AMT1" fo:font-size="10.5pt" fo:language="en" fo:country="US" text:rsid="00118653" style:font-size-asian="10.5pt" style:font-size-complex="10.5pt"/>
    </style:style>
    <style:style style:name="T32" style:family="text">
      <style:text-properties fo:color="#000000" style:font-name="Thorndale AMT1" fo:font-size="10.5pt" fo:language="en" fo:country="US" text:rsid="001416a6" style:font-size-asian="10.5pt" style:font-size-complex="10.5pt"/>
    </style:style>
    <style:style style:name="T33" style:family="text">
      <style:text-properties fo:color="#000000" style:font-name="Thorndale AMT1" fo:font-size="10.5pt" fo:language="en" fo:country="US" text:rsid="00151e16" style:font-size-asian="10.5pt" style:font-size-complex="10.5pt"/>
    </style:style>
    <style:style style:name="T34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35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36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37" style:family="text">
      <style:text-properties fo:color="#000000" style:font-name="Thorndale AMT1" fo:font-size="10.5pt" fo:language="en" fo:country="US" fo:font-weight="normal" text:rsid="00118653" style:font-size-asian="10.5pt" style:font-weight-asian="normal" style:font-size-complex="10.5pt" style:font-weight-complex="normal"/>
    </style:style>
    <style:style style:name="T38" style:family="text">
      <style:text-properties fo:color="#000000" style:font-name="Thorndale AMT1" fo:font-size="10.5pt" fo:language="en" fo:country="US" fo:font-weight="normal" text:rsid="0013fda7" style:font-size-asian="10.5pt" style:font-weight-asian="normal" style:font-size-complex="10.5pt" style:font-weight-complex="normal"/>
    </style:style>
    <style:style style:name="T39" style:family="text">
      <style:text-properties fo:color="#000000" style:font-name="Thorndale AMT1" fo:font-size="10.5pt" fo:language="en" fo:country="US" fo:font-weight="normal" text:rsid="001416a6" style:font-size-asian="10.5pt" style:font-weight-asian="normal" style:font-size-complex="10.5pt" style:font-weight-complex="normal"/>
    </style:style>
    <style:style style:name="T40" style:family="text">
      <style:text-properties fo:color="#000000" style:font-name="Thorndale AMT1" fo:font-size="10.5pt" fo:language="en" fo:country="US" fo:font-weight="normal" text:rsid="001937aa" style:font-size-asian="10.5pt" style:font-weight-asian="normal" style:font-size-complex="10.5pt" style:font-weight-complex="normal"/>
    </style:style>
    <style:style style:name="T41" style:family="text">
      <style:text-properties fo:color="#000000" style:font-name="Thorndale AMT1" fo:font-size="10.5pt" fo:language="en" fo:country="US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2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43" style:family="text">
      <style:text-properties fo:color="#000000" style:font-name="Thorndale AMT1" fo:font-size="10.5pt" style:font-size-asian="10.5pt" style:font-size-complex="10.5pt"/>
    </style:style>
    <style:style style:name="T44" style:family="text">
      <style:text-properties fo:color="#000000" style:font-name="Thorndale AMT1" fo:font-size="10.5pt" fo:font-weight="normal" style:font-size-asian="10.5pt" style:font-weight-asian="normal" style:font-size-complex="10.5pt" style:font-weight-complex="normal"/>
    </style:style>
    <style:style style:name="T45" style:family="text">
      <style:text-properties fo:color="#000000" style:font-name="Thorndale AMT1" text:rsid="000d5bd6"/>
    </style:style>
    <style:style style:name="T46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47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48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000000" fo:font-size="10.5pt" style:font-size-asian="10.5pt" style:font-size-complex="10.5pt"/>
    </style:style>
    <style:style style:name="T5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51" style:family="text">
      <style:text-properties fo:color="#000000" fo:font-weight="normal" style:font-weight-asian="normal" style:font-weight-complex="normal"/>
    </style:style>
    <style:style style:name="T52" style:family="text">
      <style:text-properties style:font-name="Thorndale AMT1"/>
    </style:style>
    <style:style style:name="T53" style:family="text">
      <style:text-properties style:font-name="Thorndale AMT1" style:font-name-complex="Thorndale AMT1"/>
    </style:style>
    <style:style style:name="T54" style:family="text">
      <style:text-properties style:font-name="Thorndale AMT1" fo:font-weight="normal" style:font-weight-asian="normal" style:font-weight-complex="normal"/>
    </style:style>
    <style:style style:name="T55" style:family="text">
      <style:text-properties style:font-name="Thorndale AMT1" fo:font-weight="normal" text:rsid="000f0931" style:font-weight-asian="normal" style:font-weight-complex="normal"/>
    </style:style>
    <style:style style:name="T56" style:family="text">
      <style:text-properties style:font-name="Thorndale AMT1" fo:font-weight="normal" style:font-weight-asian="normal" style:font-name-complex="Thorndale AMT1" style:font-weight-complex="normal"/>
    </style:style>
    <style:style style:name="T57" style:family="text">
      <style:text-properties style:font-name="Thorndale AMT1" fo:font-weight="normal" style:font-name-asian="Times New Roman" style:font-weight-asian="normal" style:font-name-complex="Thorndale AMT1" style:font-weight-complex="normal"/>
    </style:style>
    <style:style style:name="T58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59" style:family="text">
      <style:text-properties style:font-name="Thorndale AMT1" text:rsid="000f0931"/>
    </style:style>
    <style:style style:name="T60" style:family="text">
      <style:text-properties style:font-name="Thorndale AMT1" text:rsid="000fab96"/>
    </style:style>
    <style:style style:name="T61" style:family="text">
      <style:text-properties fo:color="#943634"/>
    </style:style>
    <style:style style:name="T62" style:family="text">
      <style:text-properties fo:color="#943634" fo:font-weight="normal" style:font-weight-asian="normal" style:font-weight-complex="normal"/>
    </style:style>
    <style:style style:name="T63" style:family="text">
      <style:text-properties fo:color="#943634" fo:font-weight="normal" text:rsid="000c5250" style:font-weight-asian="normal" style:font-weight-complex="normal"/>
    </style:style>
    <style:style style:name="T64" style:family="text">
      <style:text-properties fo:color="#943634" fo:font-weight="normal" text:rsid="00165d85" style:font-weight-asian="normal" style:font-weight-complex="normal"/>
    </style:style>
    <style:style style:name="T65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66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67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68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69" style:family="text">
      <style:text-properties fo:color="#943634" style:font-name="Thorndale AMT1" fo:font-size="10.5pt" style:font-size-asian="10.5pt" style:font-size-complex="10.5pt"/>
    </style:style>
    <style:style style:name="T70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71" style:family="text">
      <style:text-properties fo:color="#943634" style:font-name="Thorndale AMT1" style:font-name-complex="Thorndale AMT1"/>
    </style:style>
    <style:style style:name="T72" style:family="text">
      <style:text-properties fo:color="#943634" style:font-name="Thorndale AMT1" fo:font-weight="bold" style:font-name-asian="DejaVu Sans" style:font-weight-asian="bold" style:font-weight-complex="bold"/>
    </style:style>
    <style:style style:name="T73" style:family="text">
      <style:text-properties fo:color="#943634" style:font-name="Thorndale AMT1" fo:font-weight="bold" style:font-weight-asian="bold" style:font-weight-complex="bold"/>
    </style:style>
    <style:style style:name="T74" style:family="text">
      <style:text-properties fo:color="#943634" style:font-name="Thorndale AMT1" fo:font-weight="normal" style:font-weight-asian="normal" style:font-weight-complex="normal"/>
    </style:style>
    <style:style style:name="T75" style:family="text">
      <style:text-properties fo:color="#943634" style:font-name="Thorndale AMT1" text:rsid="000f0931"/>
    </style:style>
    <style:style style:name="T76" style:family="text">
      <style:text-properties fo:color="#943634" style:font-name="Thorndale AMT1" text:rsid="000fab96"/>
    </style:style>
    <style:style style:name="T77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78" style:family="text">
      <style:text-properties fo:color="#943634" fo:font-size="10.5pt" style:font-size-asian="10.5pt" style:font-size-complex="10.5pt"/>
    </style:style>
    <style:style style:name="T79" style:family="text">
      <style:text-properties fo:color="#943634" fo:font-size="10.5pt" style:font-size-asian="10.5pt" style:font-size-complex="10.5pt" style:font-weight-complex="bold"/>
    </style:style>
    <style:style style:name="T80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81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82" style:family="text">
      <style:text-properties fo:color="#943634" fo:font-weight="bold" style:font-weight-asian="bold" style:font-weight-complex="bold"/>
    </style:style>
    <style:style style:name="T83" style:family="text">
      <style:text-properties fo:color="#943634" style:font-name="Arial" style:font-name-asian="DejaVu Sans"/>
    </style:style>
    <style:style style:name="T84" style:family="text">
      <style:text-properties fo:color="#943634" style:font-name="Arial" fo:font-weight="bold" style:font-name-asian="DejaVu Sans" style:font-weight-asian="bold" style:font-weight-complex="bold"/>
    </style:style>
    <style:style style:name="T85" style:family="text">
      <style:text-properties fo:color="#943634" fo:language="en" fo:country="US" fo:font-weight="normal" style:font-weight-asian="normal" style:font-weight-complex="normal"/>
    </style:style>
    <style:style style:name="T86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87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88" style:family="text">
      <style:text-properties fo:color="#943634" style:font-name="Times New Roman" style:font-name-complex="Times New Roman"/>
    </style:style>
    <style:style style:name="T89" style:family="text">
      <style:text-properties fo:color="#943634" style:font-name="Times New Roman" fo:font-size="10.5pt" fo:font-weight="normal" style:font-size-asian="10.5pt" style:font-weight-asian="normal" style:font-size-complex="10.5pt" style:font-weight-complex="normal"/>
    </style:style>
    <style:style style:name="T90" style:family="text">
      <style:text-properties fo:color="#943634" style:font-name="Times New Roman" fo:font-size="10.5pt" fo:font-weight="normal" text:rsid="000f0931" style:font-size-asian="10.5pt" style:font-weight-asian="normal" style:font-size-complex="10.5pt" style:font-weight-complex="normal"/>
    </style:style>
    <style:style style:name="T91" style:family="text">
      <style:text-properties fo:color="#943634" style:font-name="Times New Roman" fo:font-size="10.5pt" fo:language="en" fo:country="US" fo:font-weight="bold" style:font-size-asian="10.5pt" style:font-weight-asian="bold" style:font-size-complex="10.5pt" style:font-weight-complex="normal"/>
    </style:style>
    <style:style style:name="T92" style:family="text">
      <style:text-properties fo:color="#943634" style:font-name="Times New Roman" fo:font-size="10.5pt" fo:language="en" fo:country="US" fo:font-weight="normal" text:rsid="000fab96" style:font-size-asian="10.5pt" style:font-weight-asian="normal" style:font-size-complex="10.5pt" style:font-weight-complex="normal"/>
    </style:style>
    <style:style style:name="T93" style:family="text">
      <style:text-properties fo:color="#99284c"/>
    </style:style>
    <style:style style:name="T94" style:family="text">
      <style:text-properties fo:color="#99284c" style:font-name="Thorndale AMT1"/>
    </style:style>
    <style:style style:name="T95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96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97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98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99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00" style:family="text">
      <style:text-properties fo:color="#99284c" fo:font-size="10.5pt" fo:font-weight="bold" style:font-size-asian="10.5pt" style:font-weight-asian="bold" style:font-size-complex="10.5pt"/>
    </style:style>
    <style:style style:name="T101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02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03" style:family="text">
      <style:text-properties fo:color="#99284c" fo:font-size="10.5pt" style:font-size-asian="10.5pt" style:font-size-complex="10.5pt"/>
    </style:style>
    <style:style style:name="T104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05" style:family="text">
      <style:text-properties fo:color="#99284c" fo:font-weight="normal" style:font-weight-asian="normal" style:font-weight-complex="normal"/>
    </style:style>
    <style:style style:name="T106" style:family="text">
      <style:text-properties fo:color="#99284c" fo:font-weight="bold" style:font-weight-asian="bold" style:font-weight-complex="bold"/>
    </style:style>
    <style:style style:name="T107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08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09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10" style:family="text">
      <style:text-properties style:font-name="Times New Roman"/>
    </style:style>
    <style:style style:name="T111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12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13" style:family="text">
      <style:text-properties style:font-name="Times New Roman" fo:font-size="10.5pt" style:font-size-asian="10.5pt" style:font-size-complex="10.5pt"/>
    </style:style>
    <style:style style:name="T114" style:family="text">
      <style:text-properties style:font-name="Times New Roman" fo:font-size="10.5pt" text:rsid="00118653" style:font-size-asian="10.5pt" style:font-size-complex="10.5pt"/>
    </style:style>
    <style:style style:name="T115" style:family="text">
      <style:text-properties style:font-name="Times New Roman" fo:font-size="10.5pt" text:rsid="001416a6" style:font-size-asian="10.5pt" style:font-size-complex="10.5pt"/>
    </style:style>
    <style:style style:name="T116" style:family="text">
      <style:text-properties style:font-name="Times New Roman" fo:font-size="10.5pt" fo:font-weight="normal" text:rsid="00118653" style:font-size-asian="10.5pt" style:font-weight-asian="normal" style:font-size-complex="10.5pt" style:font-weight-complex="normal"/>
    </style:style>
    <style:style style:name="T117" style:family="text">
      <style:text-properties style:font-name="Times New Roman" fo:font-size="10.5pt" fo:font-weight="normal" text:rsid="001416a6" style:font-size-asian="10.5pt" style:font-weight-asian="normal" style:font-size-complex="10.5pt" style:font-weight-complex="normal"/>
    </style:style>
    <style:style style:name="T118" style:family="text">
      <style:text-properties style:font-name="Times New Roman" fo:font-weight="bold" style:font-weight-asian="bold" style:font-weight-complex="bold"/>
    </style:style>
    <style:style style:name="T119" style:family="text">
      <style:text-properties style:font-name="Times New Roman" style:font-name-asian="Times New Roman" style:font-name-complex="Times New Roman"/>
    </style:style>
    <style:style style:name="T120" style:family="text">
      <style:text-properties style:font-name="Times New Roman" text:rsid="000f0931"/>
    </style:style>
    <style:style style:name="T121" style:family="text">
      <style:text-properties fo:color="#ff0000"/>
    </style:style>
    <style:style style:name="T122" style:family="text">
      <style:text-properties fo:color="#ff0000" fo:font-weight="normal" style:font-weight-asian="normal" style:font-weight-complex="normal"/>
    </style:style>
    <style:style style:name="T123" style:family="text">
      <style:text-properties fo:color="#ff0000" style:font-name="Thorndale AMT1" fo:language="en" fo:country="US" fo:font-weight="bold" text:rsid="000fab96" style:font-weight-asian="bold" style:font-weight-complex="bold"/>
    </style:style>
    <style:style style:name="T124" style:family="text">
      <style:text-properties fo:color="#ff0000" style:font-name="Thorndale AMT1" fo:language="en" fo:country="US" fo:font-weight="bold" text:rsid="0010348e" style:font-weight-asian="bold" style:font-weight-complex="bold"/>
    </style:style>
    <style:style style:name="T125" style:family="text">
      <style:text-properties fo:color="#ff0000" style:font-name="Thorndale AMT1" fo:language="en" fo:country="US" fo:font-weight="normal" text:rsid="0010348e" style:font-weight-asian="normal" style:font-weight-complex="normal"/>
    </style:style>
    <style:style style:name="T126" style:family="text">
      <style:text-properties fo:color="#ff0000" style:font-name="Thorndale AMT1" fo:language="en" fo:country="US" fo:font-weight="normal" text:rsid="00104f68" style:font-weight-asian="normal" style:font-weight-complex="normal"/>
    </style:style>
    <style:style style:name="T127" style:family="text">
      <style:text-properties fo:color="#ff0000" style:font-name="Thorndale AMT1" fo:language="en" fo:country="US" fo:font-weight="normal" text:rsid="00118653" style:font-weight-asian="normal" style:font-weight-complex="normal"/>
    </style:style>
    <style:style style:name="T128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129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130" style:family="text">
      <style:text-properties fo:color="#ff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31" style:family="text">
      <style:text-properties fo:color="#ff0000" style:font-name="Thorndale AMT1" fo:font-size="10.5pt" fo:language="en" fo:country="US" style:font-size-asian="10.5pt" style:font-size-complex="10.5pt"/>
    </style:style>
    <style:style style:name="T132" style:family="text">
      <style:text-properties fo:color="#ff0000" style:font-name="Thorndale AMT1" fo:font-size="10.5pt" fo:language="en" fo:country="US" text:rsid="00104f68" style:font-size-asian="10.5pt" style:font-size-complex="10.5pt"/>
    </style:style>
    <style:style style:name="T133" style:family="text">
      <style:text-properties fo:color="#ff0000" fo:font-weight="bold" style:font-weight-asian="bold" style:font-name-complex="Thorndale AMT1" style:font-weight-complex="bold"/>
    </style:style>
    <style:style style:name="T134" style:family="text">
      <style:text-properties fo:color="#ff0000" fo:font-weight="bold" style:font-weight-asian="bold" style:font-weight-complex="bold"/>
    </style:style>
    <style:style style:name="T135" style:family="text">
      <style:text-properties fo:color="#ff0000" fo:language="en" fo:country="US"/>
    </style:style>
    <style:style style:name="T136" style:family="text">
      <style:text-properties fo:color="#ff0000" style:font-name="Times New Roman" style:font-name-complex="Times New Roman"/>
    </style:style>
    <style:style style:name="T137" style:family="text">
      <style:text-properties fo:language="en" fo:country="US"/>
    </style:style>
    <style:style style:name="T138" style:family="text">
      <style:text-properties fo:language="en" fo:country="US" fo:font-weight="normal" style:font-weight-asian="normal" style:font-weight-complex="normal"/>
    </style:style>
    <style:style style:name="T139" style:family="text">
      <style:text-properties fo:language="en" fo:country="US" text:rsid="00165d85"/>
    </style:style>
    <style:style style:name="T140" style:family="text">
      <style:text-properties fo:font-size="10.5pt" fo:font-weight="bold" style:font-size-asian="10.5pt" style:font-weight-asian="bold" style:font-size-complex="10.5pt" style:font-weight-complex="bold"/>
    </style:style>
    <style:style style:name="T141" style:family="text">
      <style:text-properties fo:font-size="10.5pt" style:font-size-asian="10.5pt" style:font-size-complex="10.5pt"/>
    </style:style>
    <style:style style:name="T142" style:family="text">
      <style:text-properties fo:font-size="10.5pt" text:rsid="00151e16" style:font-size-asian="10.5pt" style:font-size-complex="10.5pt"/>
    </style:style>
    <style:style style:name="T143" style:family="text">
      <style:text-properties fo:font-size="10.5pt" text:rsid="001622f6" style:font-size-asian="10.5pt" style:font-size-complex="10.5pt"/>
    </style:style>
    <style:style style:name="T144" style:family="text">
      <style:text-properties fo:font-size="10.5pt" fo:language="en" fo:country="US" style:font-size-asian="10.5pt" style:font-size-complex="10.5pt"/>
    </style:style>
    <style:style style:name="T145" style:family="text">
      <style:text-properties fo:font-size="10.5pt" fo:language="en" fo:country="US" text:rsid="001622f6" style:font-size-asian="10.5pt" style:font-size-complex="10.5pt"/>
    </style:style>
    <style:style style:name="T146" style:family="text">
      <style:text-properties fo:font-size="10.5pt" fo:font-weight="normal" text:rsid="000f0931" style:font-size-asian="10.5pt" style:font-weight-asian="normal" style:font-size-complex="10.5pt" style:font-weight-complex="normal"/>
    </style:style>
    <style:style style:name="T147" style:family="text">
      <style:text-properties fo:font-size="10.5pt" fo:font-weight="normal" text:rsid="00104f68" style:font-size-asian="10.5pt" style:font-weight-asian="normal" style:font-size-complex="10.5pt" style:font-weight-complex="normal"/>
    </style:style>
    <style:style style:name="T148" style:family="text">
      <style:text-properties fo:color="#800000"/>
    </style:style>
    <style:style style:name="T149" style:family="text">
      <style:text-properties fo:color="#800000" fo:font-size="10.5pt" style:font-size-asian="10.5pt" style:font-size-complex="10.5pt"/>
    </style:style>
    <style:style style:name="T150" style:family="text">
      <style:text-properties fo:color="#800000" fo:font-size="10.5pt" text:rsid="001622f6" style:font-size-asian="10.5pt" style:font-size-complex="10.5pt"/>
    </style:style>
    <style:style style:name="T151" style:family="text">
      <style:text-properties fo:color="#800000" fo:font-size="10.5pt" fo:language="en" fo:country="US" style:font-size-asian="10.5pt" style:font-size-complex="10.5pt"/>
    </style:style>
    <style:style style:name="T152" style:family="text">
      <style:text-properties fo:color="#800000" fo:font-size="10.5pt" fo:font-weight="normal" style:font-size-asian="10.5pt" style:font-weight-asian="normal" style:font-size-complex="10.5pt" style:font-weight-complex="normal"/>
    </style:style>
    <style:style style:name="T153" style:family="text">
      <style:text-properties fo:color="#800000" fo:font-size="10.5pt" fo:font-weight="normal" text:rsid="001622f6" style:font-size-asian="10.5pt" style:font-weight-asian="normal" style:font-size-complex="10.5pt" style:font-weight-complex="normal"/>
    </style:style>
    <style:style style:name="T154" style:family="text">
      <style:text-properties fo:color="#800000" fo:language="en" fo:country="US"/>
    </style:style>
    <style:style style:name="T155" style:family="text">
      <style:text-properties style:font-name-complex="Thorndale AMT1"/>
    </style:style>
    <style:style style:name="T156" style:family="text">
      <style:text-properties text:rsid="000c4423"/>
    </style:style>
    <style:style style:name="T157" style:family="text">
      <style:text-properties text:rsid="000c5250"/>
    </style:style>
    <style:style style:name="T158" style:family="text">
      <style:text-properties text:rsid="000d5bd6"/>
    </style:style>
    <style:style style:name="T159" style:family="text">
      <style:text-properties text:rsid="000eb3bc"/>
    </style:style>
    <style:style style:name="T160" style:family="text">
      <style:text-properties text:rsid="000f0931"/>
    </style:style>
    <style:style style:name="T161" style:family="text">
      <style:text-properties text:rsid="000fab96"/>
    </style:style>
    <style:style style:name="T162" style:family="text">
      <style:text-properties text:rsid="0010348e"/>
    </style:style>
    <style:style style:name="T163" style:family="text">
      <style:text-properties text:rsid="00104f68"/>
    </style:style>
    <style:style style:name="T164" style:family="text">
      <style:text-properties text:rsid="00118653"/>
    </style:style>
    <style:style style:name="T165" style:family="text">
      <style:text-properties text:rsid="0013fda7"/>
    </style:style>
    <style:style style:name="T166" style:family="text">
      <style:text-properties text:rsid="001416a6"/>
    </style:style>
    <style:style style:name="T167" style:family="text">
      <style:text-properties text:rsid="00151e16"/>
    </style:style>
    <style:style style:name="T168" style:family="text">
      <style:text-properties text:rsid="001622f6"/>
    </style:style>
    <style:style style:name="T169" style:family="text">
      <style:text-properties text:rsid="00165d85"/>
    </style:style>
    <style:style style:name="T170" style:family="text">
      <style:text-properties text:rsid="001865c8"/>
    </style:style>
    <style:style style:name="T171" style:family="text">
      <style:text-properties text:rsid="001937a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Esquema de traducción orientado al traductor predictivo – recursivo</text:p>
      <text:p text:style-name="P2"/>
      <text:p text:style-name="P3"/>
      <text:p text:style-name="P1">9.1. Variables globales</text:p>
      <text:p text:style-name="P2"/>
      <text:list xml:id="list1476953276" text:style-name="L1">
        <text:list-item>
          <text:p text:style-name="P134">ts: Almacena la tabla de símbolos.</text:p>
        </text:list-item>
        <text:list-item>
          <text:p text:style-name="P134">numVars: Almacena la siguiente dirección de memoria libre.</text:p>
        </text:list-item>
        <text:list-item>
          <text:p text:style-name="P134">cod</text:p>
        </text:list-item>
        <text:list-item>
          <text:p text:style-name="P134">n</text:p>
        </text:list-item>
        <text:list-item>
          <text:p text:style-name="P134">etq</text:p>
        </text:list-item>
        <text:list-item>
          <text:p text:style-name="P134">dir</text:p>
        </text:list-item>
        <text:list-item>
          <text:p text:style-name="P134">pend</text:p>
        </text:list-item>
        <text:list-item>
          <text:p text:style-name="P134">params</text:p>
        </text:list-item>
      </text:list>
      <text:p text:style-name="P1"/>
      <text:p text:style-name="P45"/>
      <text:p text:style-name="P1"/>
      <text:p text:style-name="P1">9.2. Nuevas operaciones y transformación de ecuaciones semánticas</text:p>
      <text:p text:style-name="P2"/>
      <text:p text:style-name="P6">Las siguientes operaciones devuelven un booleano indicando si el Token actual corresponde a lo esperado. En función de ese resultado se puede decidir entre varias reglas de la gramática, o se pueden detectar errores en el código.</text:p>
      <text:p text:style-name="P6"/>
      <text:list xml:id="list779664857" text:style-name="L2">
        <text:list-item>
          <text:p text:style-name="P135"><text:span text:style-name="T1">in()</text:span>: sirve para comprobar que lo siguiente es un token “in”</text:p>
        </text:list-item>
        <text:list-item>
          <text:p text:style-name="P135"><text:span text:style-name="T1">out()</text:span>: sirve para comprobar que lo siguiente es un token “out”</text:p>
        </text:list-item>
        <text:list-item>
          <text:p text:style-name="P136">Identificador(out: lex)<text:span text:style-name="T3">: reconoce el token del identificador léxico y devuelve su lexema</text:span></text:p>
        </text:list-item>
        <text:list-item>
          <text:p text:style-name="P136">dosPuntosIgual(): <text:span text:style-name="T3">reconoce :=. Afecta a InsAsignación.</text:span></text:p>
        </text:list-item>
        <text:list-item>
          <text:p text:style-name="P136">ampersand()<text:span text:style-name="T3">: reconoce &amp;. Afecta a Programa.</text:span></text:p>
        </text:list-item>
        <text:list-item>
          <text:p text:style-name="P136">puntoYComa()<text:span text:style-name="T3">: reconoce ; Afecta a Declaraciones e Instrucciones</text:span></text:p>
        </text:list-item>
        <text:list-item>
          <text:p text:style-name="P137"><text:span text:style-name="T1">barraVertical()</text:span>: reconoce |. Afecta a Instrucciones</text:p>
        </text:list-item>
        <text:list-item>
          <text:p text:style-name="P137"><text:span text:style-name="T1">AbrePar(), CierraPar()</text:span>: reconocen los paréntesis. Afectan a Instrucciones.</text:p>
        </text:list-item>
        <text:list-item>
          <text:p text:style-name="P138">abreCorchete(), cierraCorchete()</text:p>
        </text:list-item>
        <text:list-item>
          <text:p text:style-name="P138">punto()</text:p>
        </text:list-item>
        <text:list-item>
          <text:p text:style-name="P138">coma()</text:p>
        </text:list-item>
        <text:list-item>
          <text:p text:style-name="P138">flecha()</text:p>
        </text:list-item>
        <text:list-item>
          <text:p text:style-name="P138">var()</text:p>
        </text:list-item>
        <text:list-item>
          <text:p text:style-name="P138">new()</text:p>
        </text:list-item>
        <text:list-item>
          <text:p text:style-name="P138">dispose()</text:p>
        </text:list-item>
        <text:list-item>
          <text:p text:style-name="P138">reg(), freg()</text:p>
        </text:list-item>
        <text:list-item>
          <text:p text:style-name="P138">if(), then(), else()</text:p>
        </text:list-item>
      </text:list>
      <text:p text:style-name="P4"/>
      <text:p text:style-name="P4"/>
      <text:p text:style-name="P1">9.3. Esquema <text:s/>de traducción</text:p>
      <text:p text:style-name="P1"/>
      <text:p text:style-name="P19">Programa(out: error1) → </text:p>
      <text:p text:style-name="P53">{</text:p>
      <text:p text:style-name="P54"><text:tab/>etq = longInicio+1</text:p>
      <text:p text:style-name="P54"><text:tab/>dir = 0</text:p>
      <text:p text:style-name="P54"><text:tab/>n = 0</text:p>
      <text:p text:style-name="P54"><text:tab/>ts = creaTS()<text:span text:style-name="T61"><text:tab/></text:span></text:p>
      <text:p text:style-name="P54"><text:span text:style-name="T61"><text:tab/></text:span><text:span text:style-name="T61">cod = {}</text:span></text:p>
      <text:p text:style-name="P53">}</text:p>
      <text:p text:style-name="P53"><text:soft-page-break/>Declaraciones(out: error2) </text:p>
      <text:p text:style-name="P53">ampersand()</text:p>
      <text:p text:style-name="P53">{</text:p>
      <text:p text:style-name="P54"><text:tab/>cod += inicio(n,dir)</text:p>
      <text:p text:style-name="P54"><text:tab/>cod += ir-a(etq)</text:p>
      <text:p text:style-name="P53">}</text:p>
      <text:p text:style-name="P53">Instrucciones(out: error3)</text:p>
      <text:p text:style-name="P53">{</text:p>
      <text:p text:style-name="P53"><text:tab/><text:span text:style-name="T3">cod += stop</text:span></text:p>
      <text:p text:style-name="P53"><text:span text:style-name="T3"><text:tab/></text:span><text:span text:style-name="T3">error1= error2 v error 3</text:span></text:p>
      <text:p text:style-name="P53">}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T68">Declaraciones</text:span><text:span text:style-name="T68">(out: error</text:span><text:span text:style-name="T68">1</text:span><text:span text:style-name="T68">)</text:span><text:span text:style-name="T68"> → </text:span><text:span text:style-name="T68">Declaracion</text:span><text:bookmark-start text:name="__DdeLink__24681_2085866184"/><text:span text:style-name="T68">(out: error</text:span><text:span text:style-name="T68">2</text:span><text:span text:style-name="T68">, tam</text:span><text:span text:style-name="T68">2</text:span><text:span text:style-name="T68">, </text:span><text:span text:style-name="T68">id</text:span><text:span text:style-name="T68">2</text:span><text:span text:style-name="T68">, props</text:span><text:span text:style-name="T68">2</text:span><text:span text:style-name="T68">)</text:span><text:bookmark-end text:name="__DdeLink__24681_2085866184"/></text:p>
      <text:p text:style-name="P55">{</text:p>
      <text:p text:style-name="Standard"><text:span text:style-name="Fuente_20_de_20_párrafo_20_predeter."><text:span text:style-name="T28"><text:tab/><text:tab/></text:span></text:span><text:span text:style-name="Fuente_20_de_20_párrafo_20_predeter."><text:span text:style-name="T28">dir += </text:span></text:span><text:span text:style-name="Fuente_20_de_20_párrafo_20_predeter."><text:span text:style-name="T28">tam2</text:span></text:span></text:p>
      <text:p text:style-name="P57"><text:span text:style-name="T155"><text:tab/></text:span>errorh3<text:span text:style-name="T155"> = </text:span>error2<text:span text:style-name="T155"> <text:s/>v <text:s/>(existeID(</text:span>ts<text:span text:style-name="T155">,</text:span>id2<text:span text:style-name="T155">) <text:s/>٨ <text:tab/>ts[id</text:span>2<text:span text:style-name="T155">].nivel = n)</text:span></text:p>
      <text:p text:style-name="P58"><text:span text:style-name="T155"><text:tab/></text:span><text:span text:style-name="T155">ts = </text:span><text:span text:style-name="T155">inserta(</text:span><text:span text:style-name="T155">ts</text:span><text:span text:style-name="T155">,</text:span><text:span text:style-name="T155">id2, </text:span><text:span text:style-name="T155">props</text:span><text:span text:style-name="T155">2</text:span><text:span text:style-name="T155"> ++</text:span><text:span text:style-name="T133"> Declaracion.propsops</text:span><text:span text:style-name="T155">)</text:span></text:p>
      <text:p text:style-name="P20"><text:tab/><text:tab/>pend - = ( si (props2.clase = tipo) {id2} sino {}</text:p>
      <text:p text:style-name="P59">}</text:p>
      <text:p text:style-name="P59">DeclaracionesRec<text:bookmark-start text:name="__DdeLink__24679_2085866184"/>(In: errorh3; out error3)<text:bookmark-end text:name="__DdeLink__24679_2085866184"/></text:p>
      <text:p text:style-name="P59">{</text:p>
      <text:p text:style-name="P58"><text:span text:style-name="T155"><text:tab/></text:span><text:span text:style-name="T155">error1 = error3</text:span></text:p>
      <text:p text:style-name="P59">}<text:bookmark-start text:name="__DdeLink__10602_375864274"/><text:tab/></text:p>
      <text:p text:style-name="P20"><text:bookmark-end text:name="__DdeLink__10602_375864274"/></text:p>
      <text:p text:style-name="P22"/>
      <text:p text:style-name="P22">DeclaracionesRec<text:bookmark-start text:name="__DdeLink__24683_2085866184"/>(In: errorh1; out error1)<text:bookmark-end text:name="__DdeLink__24683_2085866184"/> → </text:p>
      <text:p text:style-name="P22"><text:tab/>puntoYcoma()</text:p>
      <text:p text:style-name="P22"><text:tab/> Declaracion<text:bookmark-start text:name="__DdeLink__24688_2085866184"/>(out: error2, tam2, id2, props2)<text:bookmark-end text:name="__DdeLink__24688_2085866184"/></text:p>
      <text:p text:style-name="P59">{</text:p>
      <text:p text:style-name="P52"><text:span text:style-name="Fuente_20_de_20_párrafo_20_predeter."><text:span text:style-name="T28"><text:tab/>dir += </text:span></text:span><text:span text:style-name="Fuente_20_de_20_párrafo_20_predeter."><text:span text:style-name="T28">tam2</text:span></text:span></text:p>
      <text:p text:style-name="P59"><text:span text:style-name="T3"><text:tab/>errorh</text:span><text:span text:style-name="T3">3</text:span><text:span text:style-name="T3"> = </text:span><text:span text:style-name="T3">errorh1</text:span><text:span text:style-name="T3"> v error</text:span><text:span text:style-name="T3">2</text:span><text:span text:style-name="T3"> v<text:tab/>(existeID(</text:span><text:span text:style-name="T3">ts</text:span><text:span text:style-name="T3">,id</text:span><text:span text:style-name="T3">2</text:span><text:span text:style-name="T3">) <text:s/>٨ </text:span><text:span text:style-name="Fuente_20_de_20_párrafo_20_predeter."><text:span text:style-name="T138">ts</text:span></text:span><text:span text:style-name="Fuente_20_de_20_párrafo_20_predeter."><text:span text:style-name="T138">[id</text:span></text:span><text:span text:style-name="Fuente_20_de_20_párrafo_20_predeter."><text:span text:style-name="T138">2</text:span></text:span><text:span text:style-name="Fuente_20_de_20_párrafo_20_predeter."><text:span text:style-name="T138">].nivel = </text:span></text:span><text:span text:style-name="Fuente_20_de_20_párrafo_20_predeter."><text:span text:style-name="T138">n</text:span></text:span><text:span text:style-name="Fuente_20_de_20_párrafo_20_predeter."><text:span text:style-name="T138">)</text:span></text:span></text:p>
      <text:p text:style-name="P52"><text:span text:style-name="Fuente_20_de_20_párrafo_20_predeter."><text:span text:style-name="T28"><text:tab/></text:span></text:span><text:span text:style-name="Fuente_20_de_20_párrafo_20_predeter."><text:span text:style-name="T28">ts</text:span></text:span><text:span text:style-name="Fuente_20_de_20_párrafo_20_predeter."><text:span text:style-name="T28"> = inserta(</text:span></text:span><text:span text:style-name="Fuente_20_de_20_párrafo_20_predeter."><text:span text:style-name="T28">ts</text:span></text:span><text:span text:style-name="Fuente_20_de_20_párrafo_20_predeter."><text:span text:style-name="T28">, </text:span></text:span><text:span text:style-name="Fuente_20_de_20_párrafo_20_predeter."><text:span text:style-name="T28">id2</text:span></text:span><text:span text:style-name="Fuente_20_de_20_párrafo_20_predeter."><text:span text:style-name="T28">, </text:span></text:span><text:span text:style-name="Fuente_20_de_20_párrafo_20_predeter."><text:span text:style-name="T28">props2</text:span></text:span><text:span text:style-name="Fuente_20_de_20_párrafo_20_predeter."><text:span text:style-name="T129"> ++ Declaracion.propsop</text:span></text:span><text:span text:style-name="Fuente_20_de_20_párrafo_20_predeter."><text:span text:style-name="T28">)<text:tab/></text:span></text:span></text:p>
      <text:p text:style-name="P52"><text:span text:style-name="Fuente_20_de_20_párrafo_20_predeter."><text:span text:style-name="T70"><text:tab/></text:span></text:span><text:span text:style-name="Fuente_20_de_20_párrafo_20_predeter."><text:span text:style-name="T70">pend - = ( si (props</text:span></text:span><text:span text:style-name="Fuente_20_de_20_párrafo_20_predeter."><text:span text:style-name="T70">2</text:span></text:span><text:span text:style-name="Fuente_20_de_20_párrafo_20_predeter."><text:span text:style-name="T70">.clase = tipo) {</text:span></text:span><text:span text:style-name="Fuente_20_de_20_párrafo_20_predeter."><text:span text:style-name="T70">id2</text:span></text:span><text:span text:style-name="Fuente_20_de_20_párrafo_20_predeter."><text:span text:style-name="T70">} sino {}</text:span></text:span><text:span text:style-name="T65"><text:tab/><text:tab/></text:span></text:p>
      <text:p text:style-name="P59">}</text:p>
      <text:p text:style-name="P60">DeclaracionesRec<text:bookmark-start text:name="__DdeLink__24686_2085866184"/><text:span text:style-name="T53">(In: errorh</text:span><text:span text:style-name="T53">3</text:span><text:span text:style-name="T53">; out error</text:span><text:span text:style-name="T53">3</text:span><text:span text:style-name="T53">)</text:span><text:bookmark-end text:name="__DdeLink__24686_2085866184"/></text:p>
      <text:p text:style-name="P60">{</text:p>
      <text:p text:style-name="P57"><text:tab/>error1 = error3</text:p>
      <text:p text:style-name="P60">}</text:p>
      <text:p text:style-name="P23"><text:tab/></text:p>
      <text:p text:style-name="P21"><text:tab/></text:p>
      <text:p text:style-name="Standard"><text:span text:style-name="Fuente_20_de_20_párrafo_20_predeter."><text:span text:style-name="T96">DeclaracionesRec</text:span></text:span><text:span text:style-name="Fuente_20_de_20_párrafo_20_predeter."><text:span text:style-name="T68">(In: errorh</text:span></text:span><text:span text:style-name="Fuente_20_de_20_párrafo_20_predeter."><text:span text:style-name="T68">1</text:span></text:span><text:span text:style-name="Fuente_20_de_20_párrafo_20_predeter."><text:span text:style-name="T68">; out error</text:span></text:span><text:span text:style-name="Fuente_20_de_20_párrafo_20_predeter."><text:span text:style-name="T68">1</text:span></text:span><text:span text:style-name="Fuente_20_de_20_párrafo_20_predeter."><text:span text:style-name="T68">)</text:span></text:span><text:span text:style-name="Fuente_20_de_20_párrafo_20_predeter."><text:span text:style-name="T96"> → </text:span></text:span><text:bookmark-start text:name="__DdeLink__7005_1948327631"/><text:span text:style-name="Fuente_20_de_20_párrafo_20_predeter."><text:span text:style-name="T67">λ</text:span></text:span><text:bookmark-end text:name="__DdeLink__7005_1948327631"/></text:p>
      <text:p text:style-name="P52"><text:span text:style-name="Fuente_20_de_20_párrafo_20_predeter."><text:span text:style-name="T67">{</text:span></text:span></text:p>
      <text:p text:style-name="P77"><text:span text:style-name="Fuente_20_de_20_párrafo_20_predeter."><text:span text:style-name="T15"><text:tab/></text:span></text:span><text:span text:style-name="Fuente_20_de_20_párrafo_20_predeter."><text:span text:style-name="T15">error1 = errorh1</text:span></text:span></text:p>
      <text:p text:style-name="P84"><text:span text:style-name="Fuente_20_de_20_párrafo_20_predeter."><text:span text:style-name="T69">}</text:span></text:span></text:p>
      <text:p text:style-name="P1"><text:span text:style-name="Fuente_20_de_20_párrafo_20_predeter."><text:span text:style-name="T66"/></text:span></text:p>
      <text:p text:style-name="P118"/>
      <text:p text:style-name="P39">Declaracion<text:bookmark-start text:name="__DdeLink__24690_2085866184"/><text:span text:style-name="T71">(out: error</text:span><text:span text:style-name="T71">1</text:span><text:span text:style-name="T71">, tam</text:span><text:span text:style-name="T71">1</text:span><text:span text:style-name="T71">, </text:span><text:span text:style-name="T71">id</text:span><text:span text:style-name="T71">1</text:span><text:span text:style-name="T71">, props</text:span><text:span text:style-name="T71">1</text:span><text:span text:style-name="T71">)</text:span><text:bookmark-end text:name="__DdeLink__24690_2085866184"/> → DeclaracionTipo(out: error2, id2)</text:p>
      <text:p text:style-name="P39">{</text:p>
      <text:p text:style-name="P40"><text:tab/>tam <text:s text:c="8"/>= 0</text:p>
      <text:p text:style-name="P40"><text:tab/>error1 = error2</text:p>
      <text:p text:style-name="P40"><text:tab/>id1 = id2</text:p>
      <text:p text:style-name="P40"><text:tab/>props1 = &lt;&gt;</text:p>
      <text:p text:style-name="P39">}</text:p>
      <text:p text:style-name="P40"/>
      <text:p text:style-name="P39">Declaracion<text:bookmark-start text:name="__DdeLink__24693_2085866184"/><text:span text:style-name="T71">(out: error</text:span><text:span text:style-name="T71">1</text:span><text:span text:style-name="T71">, tam</text:span><text:span text:style-name="T71">1</text:span><text:span text:style-name="T71">, </text:span><text:span text:style-name="T71">id</text:span><text:span text:style-name="T71">1</text:span><text:span text:style-name="T71">, props</text:span><text:span text:style-name="T71">1</text:span><text:span text:style-name="T71">)</text:span><text:bookmark-end text:name="__DdeLink__24693_2085866184"/> → DeclaracionVariable<text:bookmark-start text:name="__DdeLink__29684_2085866184"/><text:bookmark-start text:name="__DdeLink__29681_2085866184"/>(out: error2, id2, props2)<text:bookmark-end text:name="__DdeLink__29684_2085866184"/><text:bookmark-end text:name="__DdeLink__29681_2085866184"/></text:p>
      <text:p text:style-name="P85">{</text:p>
      <text:p text:style-name="P85"><text:soft-page-break/><text:tab/><text:span text:style-name="T3">id1 = id2</text:span></text:p>
      <text:p text:style-name="P88"><text:tab/>props1 = props2 ++ &lt;dir:dir&gt;</text:p>
      <text:p text:style-name="P85"><text:span text:style-name="T3"><text:tab/></text:span><text:span text:style-name="Fuente_20_de_20_párrafo_20_predeter."><text:span text:style-name="T62">error1 = error2</text:span></text:span></text:p>
      <text:p text:style-name="P52"><text:span text:style-name="Fuente_20_de_20_párrafo_20_predeter."><text:span text:style-name="T80"><text:tab/>tam1 = </text:span></text:span><text:span text:style-name="Fuente_20_de_20_párrafo_20_predeter."><text:span text:style-name="T80">props2.tipo.tam</text:span></text:span></text:p>
      <text:p text:style-name="P85">}<text:span text:style-name="T61"><text:tab/></text:span></text:p>
      <text:p text:style-name="P39"/>
      <text:p text:style-name="P39"/>
      <text:p text:style-name="Standard"><text:span text:style-name="Fuente_20_de_20_párrafo_20_predeter."><text:span text:style-name="T101">Declaracion</text:span></text:span><text:span text:style-name="Fuente_20_de_20_párrafo_20_predeter."><text:span text:style-name="T68">(out: error</text:span></text:span><text:span text:style-name="Fuente_20_de_20_párrafo_20_predeter."><text:span text:style-name="T68">1</text:span></text:span><text:span text:style-name="Fuente_20_de_20_párrafo_20_predeter."><text:span text:style-name="T68">, tam</text:span></text:span><text:span text:style-name="Fuente_20_de_20_párrafo_20_predeter."><text:span text:style-name="T68">1</text:span></text:span><text:span text:style-name="Fuente_20_de_20_párrafo_20_predeter."><text:span text:style-name="T68">, </text:span></text:span><text:span text:style-name="Fuente_20_de_20_párrafo_20_predeter."><text:span text:style-name="T68">id</text:span></text:span><text:span text:style-name="Fuente_20_de_20_párrafo_20_predeter."><text:span text:style-name="T68">1</text:span></text:span><text:span text:style-name="Fuente_20_de_20_párrafo_20_predeter."><text:span text:style-name="T68">, props</text:span></text:span><text:span text:style-name="Fuente_20_de_20_párrafo_20_predeter."><text:span text:style-name="T68">1</text:span></text:span><text:span text:style-name="Fuente_20_de_20_párrafo_20_predeter."><text:span text:style-name="T68">)</text:span></text:span><text:span text:style-name="Fuente_20_de_20_párrafo_20_predeter."><text:span text:style-name="T101"> →</text:span></text:span><text:span text:style-name="Fuente_20_de_20_párrafo_20_predeter."><text:span text:style-name="T68"> </text:span></text:span><text:span text:style-name="Fuente_20_de_20_párrafo_20_predeter."><text:span text:style-name="T101">DeclaracionProcedimiento</text:span></text:span><text:span text:style-name="Fuente_20_de_20_párrafo_20_predeter."><text:span text:style-name="T101">(out: error2,id2,props2)</text:span></text:span></text:p>
      <text:p text:style-name="P52"><text:span text:style-name="Fuente_20_de_20_párrafo_20_predeter."><text:span text:style-name="T101">{</text:span></text:span></text:p>
      <text:p text:style-name="P70"><text:span text:style-name="Fuente_20_de_20_párrafo_20_predeter."><text:span text:style-name="T106"><text:tab/></text:span></text:span><text:span text:style-name="Fuente_20_de_20_párrafo_20_predeter."><text:span text:style-name="T105">error1 = error2</text:span></text:span></text:p>
      <text:p text:style-name="P70"><text:span text:style-name="Fuente_20_de_20_párrafo_20_predeter."><text:span text:style-name="T105"><text:tab/>tam1 = 0</text:span></text:span></text:p>
      <text:p text:style-name="P70"><text:span text:style-name="Fuente_20_de_20_párrafo_20_predeter."><text:span text:style-name="T105"><text:tab/>id1= id2</text:span></text:span></text:p>
      <text:p text:style-name="P52"><text:span text:style-name="Fuente_20_de_20_párrafo_20_predeter."><text:span text:style-name="T102"><text:tab/>props1 = props2</text:span></text:span></text:p>
      <text:p text:style-name="P52"><text:span text:style-name="Fuente_20_de_20_párrafo_20_predeter."><text:span text:style-name="T101">}</text:span></text:span></text:p>
      <text:p text:style-name="Standard"><text:span text:style-name="Fuente_20_de_20_párrafo_20_predeter."><text:span text:style-name="T102"/></text:span></text:p>
      <text:p text:style-name="Standard"><text:span text:style-name="Fuente_20_de_20_párrafo_20_predeter."><text:span text:style-name="T102"/></text:span></text:p>
      <text:p text:style-name="P38"/>
      <text:p text:style-name="P39">DeclaracionTipo<text:bookmark-start text:name="__DdeLink__29687_2085866184"/>(out: error1, id1, props1)<text:bookmark-end text:name="__DdeLink__29687_2085866184"/> → </text:p>
      <text:p text:style-name="P39"><text:tab/>tipo() </text:p>
      <text:p text:style-name="P39"><text:tab/>id(out: lex) </text:p>
      <text:p text:style-name="P39"><text:tab/>igual() </text:p>
      <text:p text:style-name="P39"><text:tab/>Tipo(out: error2, tipo2;)</text:p>
      <text:p text:style-name="P85">{</text:p>
      <text:p text:style-name="P38"><text:tab/><text:tab/>id1=lex</text:p>
      <text:p text:style-name="P38"><text:tab/><text:tab/>props1=&lt;clase:tipo, tipo: tipo2, <text:span text:style-name="Fuente_20_de_20_párrafo_20_predeter."><text:span text:style-name="T61">nivel: </text:span></text:span><text:span text:style-name="Fuente_20_de_20_párrafo_20_predeter."><text:span text:style-name="T61">n</text:span></text:span>&gt;</text:p>
      <text:p text:style-name="P24"><text:tab/><text:tab/>error1 = error2 v existeID(ts, lex) v ¬existeRef(ts,tipo2)</text:p>
      <text:p text:style-name="P85">}</text:p>
      <text:p text:style-name="P85"/>
      <text:p text:style-name="P117"/>
      <text:p text:style-name="P39">DeclaraciónVariable<text:bookmark-start text:name="__DdeLink__34488_2085866184"/>(out: error1, id1, props1)<text:bookmark-end text:name="__DdeLink__34488_2085866184"/> → </text:p>
      <text:p text:style-name="P39"><text:tab/>id(out:lex)</text:p>
      <text:p text:style-name="P39"><text:tab/>dosPuntos()</text:p>
      <text:p text:style-name="P39"><text:tab/>Tipo(out: error2,tipo2)</text:p>
      <text:p text:style-name="P85">{</text:p>
      <text:p text:style-name="P86"><text:tab/>id1 = lex</text:p>
      <text:p text:style-name="P52"><text:span text:style-name="Fuente_20_de_20_párrafo_20_predeter."><text:span text:style-name="T103"><text:tab/></text:span></text:span><text:span text:style-name="Fuente_20_de_20_párrafo_20_predeter."><text:span text:style-name="T103">props1=</text:span></text:span><text:span text:style-name="Fuente_20_de_20_párrafo_20_predeter."><text:span text:style-name="T103"> &lt;clase:var, tipo:</text:span></text:span><text:span text:style-name="Fuente_20_de_20_párrafo_20_predeter."><text:span text:style-name="T103">tipo2</text:span></text:span><text:span text:style-name="Fuente_20_de_20_párrafo_20_predeter."><text:span text:style-name="T103">, </text:span></text:span><text:span text:style-name="Fuente_20_de_20_párrafo_20_predeter."><text:span text:style-name="T78">nivel: </text:span></text:span><text:span text:style-name="Fuente_20_de_20_párrafo_20_predeter."><text:span text:style-name="T78">n</text:span></text:span><text:span text:style-name="Fuente_20_de_20_párrafo_20_predeter."><text:span text:style-name="T103">&gt;</text:span></text:span></text:p>
      <text:p text:style-name="P70"><text:tab/>error1 = error2 v existeID(ts, lex) v ¬existeRef(ts,tipo2)</text:p>
      <text:p text:style-name="P85">}</text:p>
      <text:p text:style-name="P38"/>
      <text:p text:style-name="P38"/>
      <text:p text:style-name="Standard"><text:span text:style-name="Fuente_20_de_20_párrafo_20_predeter."><text:span text:style-name="T101">DeclaracionProcedimiento</text:span></text:span><text:span text:style-name="Fuente_20_de_20_párrafo_20_predeter."><text:span text:style-name="T101">(out: error</text:span></text:span><text:span text:style-name="Fuente_20_de_20_párrafo_20_predeter."><text:span text:style-name="T101">1</text:span></text:span><text:span text:style-name="Fuente_20_de_20_párrafo_20_predeter."><text:span text:style-name="T101">, id</text:span></text:span><text:span text:style-name="Fuente_20_de_20_párrafo_20_predeter."><text:span text:style-name="T101">1</text:span></text:span><text:span text:style-name="Fuente_20_de_20_párrafo_20_predeter."><text:span text:style-name="T101">, props</text:span></text:span><text:span text:style-name="Fuente_20_de_20_párrafo_20_predeter."><text:span text:style-name="T101">1</text:span></text:span><text:span text:style-name="Fuente_20_de_20_párrafo_20_predeter."><text:span text:style-name="T101">)</text:span></text:span><text:span text:style-name="Fuente_20_de_20_párrafo_20_predeter."><text:span text:style-name="T101"> → </text:span></text:span></text:p>
      <text:p text:style-name="Standard"><text:span text:style-name="Fuente_20_de_20_párrafo_20_predeter."><text:span text:style-name="T101"><text:tab/>procedure</text:span></text:span><text:span text:style-name="Fuente_20_de_20_párrafo_20_predeter."><text:span text:style-name="T101">()</text:span></text:span></text:p>
      <text:p text:style-name="Standard"><text:span text:style-name="Fuente_20_de_20_párrafo_20_predeter."><text:span text:style-name="T101"><text:tab/></text:span></text:span><text:span text:style-name="Fuente_20_de_20_párrafo_20_predeter."><text:span text:style-name="T101">id</text:span></text:span><text:span text:style-name="Fuente_20_de_20_párrafo_20_predeter."><text:span text:style-name="T101">(out:lex)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1"><text:tab/></text:span></text:span><text:bookmark-start text:name="DDE_LINK"/><text:span text:style-name="Fuente_20_de_20_párrafo_20_predeter."><text:span text:style-name="T102">ts_aux = ts;</text:span></text:span></text:p>
      <text:p text:style-name="P86"><text:span text:style-name="Fuente_20_de_20_párrafo_20_predeter."><text:span text:style-name="T3"><text:tab/></text:span></text:span><text:span text:style-name="Fuente_20_de_20_párrafo_20_predeter."><text:span text:style-name="T3">ts</text:span></text:span><text:span text:style-name="Fuente_20_de_20_párrafo_20_predeter."><text:span text:style-name="T3"> = creaTS(</text:span></text:span><text:span text:style-name="Fuente_20_de_20_párrafo_20_predeter."><text:span text:style-name="T3">ts_aux</text:span></text:span><text:span text:style-name="Fuente_20_de_20_párrafo_20_predeter."><text:span text:style-name="T3">)</text:span></text:span></text:p>
      <text:p text:style-name="P128"><text:span text:style-name="Fuente_20_de_20_párrafo_20_predeter."><text:span text:style-name="T3">n += 1;</text:span></text:span><text:bookmark-end text:name="DDE_LINK"/></text:p>
      <text:p text:style-name="P52"><text:span text:style-name="Fuente_20_de_20_párrafo_20_predeter."><text:span text:style-name="T101">}</text:span></text:span></text:p>
      <text:p text:style-name="P52"><text:span text:style-name="Fuente_20_de_20_párrafo_20_predeter."><text:span text:style-name="T101">FParametros</text:span></text:span><text:bookmark-start text:name="__DdeLink__34497_2085866184"/><text:bookmark-start text:name="__DdeLink__34496_2085866184"/><text:span text:style-name="Fuente_20_de_20_párrafo_20_predeter."><text:span text:style-name="T101">(out:error2)</text:span></text:span><text:bookmark-end text:name="__DdeLink__34497_2085866184"/><text:bookmark-end text:name="__DdeLink__34496_2085866184"/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1"><text:tab/></text:span></text:span><text:bookmark-start text:name="DDE_LINK1"/><text:span text:style-name="Fuente_20_de_20_párrafo_20_predeter."><text:span text:style-name="T102">ts</text:span></text:span><text:span text:style-name="Fuente_20_de_20_párrafo_20_predeter."><text:span text:style-name="T102"> = inserta(ts, lex, &lt;clase:proc, tipo: &lt;t:proc, param</text:span></text:span><text:span text:style-name="Fuente_20_de_20_párrafo_20_predeter."><text:span text:style-name="T102">etro</text:span></text:span><text:span text:style-name="Fuente_20_de_20_párrafo_20_predeter."><text:span text:style-name="T102">s: </text:span></text:span><text:span text:style-name="Fuente_20_de_20_párrafo_20_predeter."><text:span text:style-name="T102">params</text:span></text:span><text:span text:style-name="Fuente_20_de_20_párrafo_20_predeter."><text:span text:style-name="T102">&gt;, </text:span></text:span><text:bookmark-start text:name="__DdeLink__22085_1730890738"/><text:span text:style-name="Fuente_20_de_20_párrafo_20_predeter."><text:span text:style-name="T107"><text:s/>nivel: </text:span></text:span><text:span text:style-name="Fuente_20_de_20_párrafo_20_predeter."><text:span text:style-name="T107">n</text:span></text:span><text:span text:style-name="Fuente_20_de_20_párrafo_20_predeter."><text:span text:style-name="T107">&gt;</text:span></text:span><text:bookmark-end text:name="__DdeLink__22085_1730890738"/><text:span text:style-name="Fuente_20_de_20_párrafo_20_predeter."><text:span text:style-name="T102">)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params = {}</text:span></text:span><text:bookmark-end text:name="DDE_LINK1"/></text:p>
      <text:p text:style-name="P52"><text:span text:style-name="Fuente_20_de_20_párrafo_20_predeter."><text:span text:style-name="T101">}</text:span></text:span></text:p>
      <text:p text:style-name="P52"><text:span text:style-name="Fuente_20_de_20_párrafo_20_predeter."><text:span text:style-name="T101">Bloque</text:span></text:span><text:bookmark-start text:name="__DdeLink__34491_2085866184"/><text:span text:style-name="Fuente_20_de_20_párrafo_20_predeter."><text:span text:style-name="T101">(out: error3, </text:span></text:span><text:span text:style-name="Fuente_20_de_20_párrafo_20_predeter."><text:span text:style-name="T101">inicio3)</text:span></text:span><text:bookmark-end text:name="__DdeLink__34491_2085866184"/></text:p>
      <text:p text:style-name="P52"><text:span text:style-name="Fuente_20_de_20_párrafo_20_predeter."><text:span text:style-name="T101">{</text:span></text:span></text:p>
      <text:p text:style-name="P70"><text:span text:style-name="Fuente_20_de_20_párrafo_20_predeter."><text:span text:style-name="T106"><text:tab/></text:span></text:span><text:bookmark-start text:name="DDE_LINK2"/><text:span text:style-name="Fuente_20_de_20_párrafo_20_predeter."><text:span text:style-name="T105">error</text:span></text:span><text:span text:style-name="Fuente_20_de_20_párrafo_20_predeter."><text:span text:style-name="T105">1</text:span></text:span><text:span text:style-name="Fuente_20_de_20_párrafo_20_predeter."><text:span text:style-name="T105"> = error</text:span></text:span><text:span text:style-name="Fuente_20_de_20_párrafo_20_predeter."><text:span text:style-name="T105">2</text:span></text:span><text:span text:style-name="Fuente_20_de_20_párrafo_20_predeter."><text:span text:style-name="T105"> v </text:span></text:span><text:span text:style-name="Fuente_20_de_20_párrafo_20_predeter."><text:span text:style-name="T105">error3</text:span></text:span><text:span text:style-name="Fuente_20_de_20_párrafo_20_predeter."><text:span text:style-name="T105"> v (existeID(FParametros.ts, id.lex) <text:s/></text:span></text:span><text:span text:style-name="Fuente_20_de_20_párrafo_20_predeter."><text:span text:style-name="T108">٨ </text:span></text:span><text:span text:style-name="Fuente_20_de_20_párrafo_20_predeter."><text:span text:style-name="T108">ts</text:span></text:span><text:span text:style-name="Fuente_20_de_20_párrafo_20_predeter."><text:span text:style-name="T108">[lex].nivel = </text:span></text:span><text:span text:style-name="Fuente_20_de_20_párrafo_20_predeter."><text:span text:style-name="T108">n</text:span></text:span><text:span text:style-name="Fuente_20_de_20_párrafo_20_predeter."><text:span text:style-name="T108">)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id1 = lex</text:span></text:span></text:p>
      <text:p text:style-name="P86"><text:tab/>props1 = <text:bookmark-start text:name="__DdeLink__22087_1730890738"/><text:bookmark-start text:name="__DdeLink__22083_1730890738"/>&lt;clase:proc, tipo: &lt;t:proc, parametros: params&gt;, <text:span text:style-name="Fuente_20_de_20_párrafo_20_predeter."><text:span text:style-name="T111">nivel: </text:span></text:span><text:span text:style-name="Fuente_20_de_20_párrafo_20_predeter."><text:span text:style-name="T111">n</text:span></text:span><text:bookmark-end text:name="__DdeLink__22087_1730890738"/><text:bookmark-end text:name="__DdeLink__22083_1730890738"/><text:span text:style-name="Fuente_20_de_20_párrafo_20_predeter."><text:span text:style-name="T111">,</text:span></text:span><text:span text:style-name="Fuente_20_de_20_párrafo_20_predeter."><text:span text:style-name="T111"> </text:span></text:span><text:span text:style-name="Fuente_20_de_20_párrafo_20_predeter."><text:span text:style-name="T111">inicio: </text:span></text:span><text:span text:style-name="Fuente_20_de_20_párrafo_20_predeter."><text:span text:style-name="T111">inicio3</text:span></text:span><text:span text:style-name="Fuente_20_de_20_párrafo_20_predeter."><text:span text:style-name="T111">&gt;</text:span></text:span></text:p>
      <text:p text:style-name="P86"><text:span text:style-name="Fuente_20_de_20_párrafo_20_predeter."><text:span text:style-name="T111"><text:tab/></text:span></text:span><text:span text:style-name="Fuente_20_de_20_párrafo_20_predeter."><text:span text:style-name="T111">n - = 1;</text:span></text:span></text:p>
      <text:p text:style-name="P86"><text:span text:style-name="Fuente_20_de_20_párrafo_20_predeter."><text:span text:style-name="T111"><text:tab/>ts = ts_aux</text:span></text:span><text:bookmark-end text:name="DDE_LINK2"/></text:p>
      <text:p text:style-name="P52"><text:soft-page-break/><text:span text:style-name="Fuente_20_de_20_párrafo_20_predeter."><text:span text:style-name="T101">}</text:span></text:span></text:p>
      <text:p text:style-name="P38"/>
      <text:p text:style-name="P38"/>
      <text:p text:style-name="Standard"><text:span text:style-name="Fuente_20_de_20_párrafo_20_predeter."><text:span text:style-name="T101">Bloque</text:span></text:span><text:bookmark-start text:name="__DdeLink__34494_2085866184"/><text:span text:style-name="Fuente_20_de_20_párrafo_20_predeter."><text:span text:style-name="T101">(out: error</text:span></text:span><text:span text:style-name="Fuente_20_de_20_párrafo_20_predeter."><text:span text:style-name="T101">1</text:span></text:span><text:span text:style-name="Fuente_20_de_20_párrafo_20_predeter."><text:span text:style-name="T101">, </text:span></text:span><text:span text:style-name="Fuente_20_de_20_párrafo_20_predeter."><text:span text:style-name="T101">inicio1)</text:span></text:span><text:bookmark-end text:name="__DdeLink__34494_2085866184"/><text:span text:style-name="Fuente_20_de_20_párrafo_20_predeter."><text:span text:style-name="T101"> → </text:span></text:span></text:p>
      <text:p text:style-name="Standard"><text:span text:style-name="Fuente_20_de_20_párrafo_20_predeter."><text:span text:style-name="T101"><text:tab/>Declaraciones</text:span></text:span><text:span text:style-name="Fuente_20_de_20_párrafo_20_predeter."><text:span text:style-name="T101">(out: error2)</text:span></text:span></text:p>
      <text:p text:style-name="Standard"><text:span text:style-name="Fuente_20_de_20_párrafo_20_predeter."><text:span text:style-name="T101"><text:tab/>ampe</text:span></text:span><text:span text:style-name="Fuente_20_de_20_párrafo_20_predeter."><text:span text:style-name="T101">rsand()</text:span></text:span><text:span text:style-name="Fuente_20_de_20_párrafo_20_predeter."><text:span text:style-name="T101"> 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1"><text:tab/></text:span></text:span><text:bookmark-start text:name="DDE_LINK3"/><text:span text:style-name="Fuente_20_de_20_párrafo_20_predeter."><text:span text:style-name="T102">inicio = etq</text:span></text:span></text:p>
      <text:p text:style-name="P52"><text:span text:style-name="Fuente_20_de_20_párrafo_20_predeter."><text:span text:style-name="T101"><text:tab/></text:span></text:span><text:span text:style-name="Fuente_20_de_20_párrafo_20_predeter."><text:span text:style-name="T102">etq + = longPrologo</text:span></text:span></text:p>
      <text:p text:style-name="P52"><text:span text:style-name="Fuente_20_de_20_párrafo_20_predeter."><text:span text:style-name="T102"><text:tab/>cod += prologo(n, dir)</text:span></text:span><text:bookmark-end text:name="DDE_LINK3"/></text:p>
      <text:p text:style-name="P52"><text:span text:style-name="Fuente_20_de_20_párrafo_20_predeter."><text:span text:style-name="T101">}</text:span></text:span></text:p>
      <text:p text:style-name="P52"><text:span text:style-name="Fuente_20_de_20_párrafo_20_predeter."><text:span text:style-name="T101">Instrucciones</text:span></text:span><text:span text:style-name="Fuente_20_de_20_párrafo_20_predeter."><text:span text:style-name="T101">(out: error3)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1"><text:tab/></text:span></text:span><text:bookmark-start text:name="DDE_LINK5"/><text:span text:style-name="Fuente_20_de_20_párrafo_20_predeter."><text:span text:style-name="T102">error1 = error2 v error3</text:span></text:span></text:p>
      <text:p text:style-name="P52"><text:span text:style-name="Fuente_20_de_20_párrafo_20_predeter."><text:span text:style-name="T103"><text:tab/></text:span></text:span><text:span text:style-name="Fuente_20_de_20_párrafo_20_predeter."><text:span text:style-name="T103">etq +=</text:span></text:span><text:span text:style-name="Fuente_20_de_20_párrafo_20_predeter."><text:span text:style-name="T103"> longEpilogo + 1</text:span></text:span></text:p>
      <text:p text:style-name="P52"><text:span text:style-name="Fuente_20_de_20_párrafo_20_predeter."><text:span text:style-name="T103"><text:tab/></text:span></text:span><text:span text:style-name="Fuente_20_de_20_párrafo_20_predeter."><text:span text:style-name="T103">cod += epilogo(n)</text:span></text:span></text:p>
      <text:p text:style-name="P52"><text:span text:style-name="Fuente_20_de_20_párrafo_20_predeter."><text:span text:style-name="T103"><text:tab/>cod +=</text:span></text:span><text:span text:style-name="Fuente_20_de_20_párrafo_20_predeter."><text:span text:style-name="T102"> ir-ind</text:span></text:span><text:bookmark-end text:name="DDE_LINK5"/></text:p>
      <text:p text:style-name="P52"><text:span text:style-name="Fuente_20_de_20_párrafo_20_predeter."><text:span text:style-name="T101">}</text:span></text:span></text:p>
      <text:p text:style-name="Standard"><text:span text:style-name="Fuente_20_de_20_párrafo_20_predeter."><text:span text:style-name="T103"/></text:span></text:p>
      <text:p text:style-name="Standard"><text:span text:style-name="Fuente_20_de_20_párrafo_20_predeter."><text:span text:style-name="T103"/></text:span></text:p>
      <text:p text:style-name="Standard"><text:span text:style-name="Fuente_20_de_20_párrafo_20_predeter."><text:span text:style-name="T101">Bloque</text:span></text:span><text:span text:style-name="Fuente_20_de_20_párrafo_20_predeter."><text:span text:style-name="T101">(out: error</text:span></text:span><text:span text:style-name="Fuente_20_de_20_párrafo_20_predeter."><text:span text:style-name="T101">1</text:span></text:span><text:span text:style-name="Fuente_20_de_20_párrafo_20_predeter."><text:span text:style-name="T101">, </text:span></text:span><text:span text:style-name="Fuente_20_de_20_párrafo_20_predeter."><text:span text:style-name="T101">inicio1)</text:span></text:span><text:span text:style-name="Fuente_20_de_20_párrafo_20_predeter."><text:span text:style-name="T101"> → </text:span></text:span></text:p>
      <text:p text:style-name="P52"><text:span text:style-name="Fuente_20_de_20_párrafo_20_predeter."><text:span text:style-name="T101">{</text:span></text:span></text:p>
      <text:p text:style-name="P81"><text:span text:style-name="Fuente_20_de_20_párrafo_20_predeter."><text:span text:style-name="T105"><text:tab/></text:span></text:span><text:bookmark-start text:name="DDE_LINK4"/><text:span text:style-name="Fuente_20_de_20_párrafo_20_predeter."><text:span text:style-name="T105">inicio1 = etq</text:span></text:span></text:p>
      <text:p text:style-name="P81"><text:span text:style-name="Fuente_20_de_20_párrafo_20_predeter."><text:span text:style-name="T105"><text:tab/></text:span></text:span><text:span text:style-name="Fuente_20_de_20_párrafo_20_predeter."><text:span text:style-name="T105">etq += longPrologo</text:span></text:span></text:p>
      <text:p text:style-name="P81"><text:span text:style-name="Fuente_20_de_20_párrafo_20_predeter."><text:span text:style-name="T105"><text:tab/>cod += prologo(n,dir)</text:span></text:span><text:bookmark-end text:name="DDE_LINK4"/></text:p>
      <text:p text:style-name="P52"><text:span text:style-name="Fuente_20_de_20_párrafo_20_predeter."><text:span text:style-name="T101">}</text:span></text:span></text:p>
      <text:p text:style-name="P52"><text:span text:style-name="Fuente_20_de_20_párrafo_20_predeter."><text:span text:style-name="T101">Instrucciones</text:span></text:span><text:span text:style-name="Fuente_20_de_20_párrafo_20_predeter."><text:span text:style-name="T101">(out: error2)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error1 = error2</text:span></text:span></text:p>
      <text:p text:style-name="P81"><text:tab/>cod += epilogo(n)</text:p>
      <text:p text:style-name="P81"><text:tab/>cod += ir-ind</text:p>
      <text:p text:style-name="P123"><text:tab/><text:tab/>etq += longEpilogo + 1</text:p>
      <text:p text:style-name="P52"><text:span text:style-name="Fuente_20_de_20_párrafo_20_predeter."><text:span text:style-name="T101">}</text:span></text:span></text:p>
      <text:p text:style-name="Standard"><text:span text:style-name="Fuente_20_de_20_párrafo_20_predeter."><text:span text:style-name="T101"/></text:span></text:p>
      <text:p text:style-name="Standard"><text:span text:style-name="Fuente_20_de_20_párrafo_20_predeter."><text:span text:style-name="T101"/></text:span></text:p>
      <text:p text:style-name="Standard"><text:span text:style-name="Fuente_20_de_20_párrafo_20_predeter."><text:span text:style-name="T101"/></text:span></text:p>
      <text:p text:style-name="Standard"><text:span text:style-name="Fuente_20_de_20_párrafo_20_predeter."><text:span text:style-name="T101">FParametros</text:span></text:span><text:bookmark-start text:name="__DdeLink__43044_2085866184"/><text:span text:style-name="Fuente_20_de_20_párrafo_20_predeter."><text:span text:style-name="T101">(out:error</text:span></text:span><text:span text:style-name="Fuente_20_de_20_párrafo_20_predeter."><text:span text:style-name="T101">1</text:span></text:span><text:span text:style-name="Fuente_20_de_20_párrafo_20_predeter."><text:span text:style-name="T101">)</text:span></text:span><text:bookmark-end text:name="__DdeLink__43044_2085866184"/><text:span text:style-name="Fuente_20_de_20_párrafo_20_predeter."><text:span text:style-name="T101"> → </text:span></text:span></text:p>
      <text:p text:style-name="Standard"><text:span text:style-name="Fuente_20_de_20_párrafo_20_predeter."><text:span text:style-name="T101"><text:tab/></text:span></text:span><text:span text:style-name="Fuente_20_de_20_párrafo_20_predeter."><text:span text:style-name="T101">abrePar()</text:span></text:span></text:p>
      <text:p text:style-name="P52"><text:span text:style-name="Fuente_20_de_20_párrafo_20_predeter."><text:span text:style-name="T101">LFParametros</text:span></text:span><text:span text:style-name="Fuente_20_de_20_párrafo_20_predeter."><text:span text:style-name="T101">(out: error2)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2"><text:tab/>error1 = error2</text:span></text:span></text:p>
      <text:p text:style-name="P52"><text:span text:style-name="Fuente_20_de_20_párrafo_20_predeter."><text:span text:style-name="T101">}</text:span></text:span></text:p>
      <text:p text:style-name="P52"><text:span text:style-name="Fuente_20_de_20_párrafo_20_predeter."><text:span text:style-name="T101">cierraPar()</text:span></text:span></text:p>
      <text:p text:style-name="Standard"><text:span text:style-name="Fuente_20_de_20_párrafo_20_predeter."><text:span text:style-name="T101"/></text:span></text:p>
      <text:p text:style-name="Standard"><text:span text:style-name="Fuente_20_de_20_párrafo_20_predeter."><text:span text:style-name="T101">FParametros</text:span></text:span><text:span text:style-name="Fuente_20_de_20_párrafo_20_predeter."><text:span text:style-name="T101">(out:error</text:span></text:span><text:span text:style-name="Fuente_20_de_20_párrafo_20_predeter."><text:span text:style-name="T101">1</text:span></text:span><text:span text:style-name="Fuente_20_de_20_párrafo_20_predeter."><text:span text:style-name="T101">)</text:span></text:span><text:span text:style-name="Fuente_20_de_20_párrafo_20_predeter."><text:span text:style-name="T101"> → </text:span></text:span><text:span text:style-name="Fuente_20_de_20_párrafo_20_predeter."><text:span text:style-name="T109">λ</text:span></text:span></text:p>
      <text:p text:style-name="P52"><text:span text:style-name="Fuente_20_de_20_párrafo_20_predeter."><text:span text:style-name="T109">{</text:span></text:span></text:p>
      <text:p text:style-name="P52"><text:span text:style-name="Fuente_20_de_20_párrafo_20_predeter."><text:span text:style-name="T97"><text:tab/></text:span></text:span><text:bookmark-start text:name="DDE_LINK6"/><text:span text:style-name="Fuente_20_de_20_párrafo_20_predeter."><text:span text:style-name="T128">dir = 0</text:span></text:span></text:p>
      <text:p text:style-name="P52"><text:span text:style-name="Fuente_20_de_20_párrafo_20_predeter."><text:span text:style-name="T96"><text:tab/></text:span></text:span><text:span text:style-name="Fuente_20_de_20_párrafo_20_predeter."><text:span text:style-name="T97">error</text:span></text:span><text:span text:style-name="Fuente_20_de_20_párrafo_20_predeter."><text:span text:style-name="T97">1</text:span></text:span><text:span text:style-name="Fuente_20_de_20_párrafo_20_predeter."><text:span text:style-name="T97"> = false</text:span></text:span><text:bookmark-end text:name="DDE_LINK6"/></text:p>
      <text:p text:style-name="P52"><text:span text:style-name="Fuente_20_de_20_párrafo_20_predeter."><text:span text:style-name="T109">}</text:span></text:span></text:p>
      <text:p text:style-name="Standard"><text:span text:style-name="Fuente_20_de_20_párrafo_20_predeter."><text:span text:style-name="T109"/></text:span></text:p>
      <text:p text:style-name="Standard"><text:span text:style-name="Fuente_20_de_20_párrafo_20_predeter."><text:span text:style-name="T96">LFParametros</text:span></text:span><text:span text:style-name="Fuente_20_de_20_párrafo_20_predeter."><text:span text:style-name="T96">(out:error</text:span></text:span><text:span text:style-name="Fuente_20_de_20_párrafo_20_predeter."><text:span text:style-name="T96">1</text:span></text:span><text:span text:style-name="Fuente_20_de_20_párrafo_20_predeter."><text:span text:style-name="T96">)</text:span></text:span><text:span text:style-name="Fuente_20_de_20_párrafo_20_predeter."><text:span text:style-name="T96"> → </text:span></text:span></text:p>
      <text:p text:style-name="P52"><text:span text:style-name="Fuente_20_de_20_párrafo_20_predeter."><text:span text:style-name="T96">FParametro</text:span></text:span><text:bookmark-start text:name="__DdeLink__43052_2085866184"/><text:span text:style-name="Fuente_20_de_20_párrafo_20_predeter."><text:span text:style-name="T96">(out: error2, id2, props2, tam2)</text:span></text:span><text:bookmark-end text:name="__DdeLink__43052_2085866184"/></text:p>
      <text:p text:style-name="P52"><text:span text:style-name="Fuente_20_de_20_párrafo_20_predeter."><text:span text:style-name="T96">{</text:span></text:span></text:p>
      <text:p text:style-name="P52"><text:span text:style-name="Fuente_20_de_20_párrafo_20_predeter."><text:span text:style-name="T97"><text:tab/></text:span></text:span><text:bookmark-start text:name="DDE_LINK7"/><text:span text:style-name="Fuente_20_de_20_párrafo_20_predeter."><text:span text:style-name="T97">errorh3 = error2 </text:span></text:span><text:span text:style-name="Fuente_20_de_20_párrafo_20_predeter."><text:span text:style-name="T97">v </text:span></text:span><text:span text:style-name="Fuente_20_de_20_párrafo_20_predeter."><text:span text:style-name="T107">existeID(ts,id2) <text:s/>٨ ts[id2].nivel = n)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ts</text:span></text:span><text:span text:style-name="Fuente_20_de_20_párrafo_20_predeter."><text:span text:style-name="T97"> = inserta(</text:span></text:span><text:span text:style-name="Fuente_20_de_20_párrafo_20_predeter."><text:span text:style-name="T97">ts</text:span></text:span><text:span text:style-name="Fuente_20_de_20_párrafo_20_predeter."><text:span text:style-name="T97">, </text:span></text:span><text:span text:style-name="Fuente_20_de_20_párrafo_20_predeter."><text:span text:style-name="T97">id2,</text:span></text:span><text:span text:style-name="Fuente_20_de_20_párrafo_20_predeter."><text:span text:style-name="T97"> FParametro.props ++ &lt;dir:0&gt;)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dir</text:span></text:span><text:span text:style-name="Fuente_20_de_20_párrafo_20_predeter."><text:span text:style-name="T97"> = </text:span></text:span><text:span text:style-name="Fuente_20_de_20_párrafo_20_predeter."><text:span text:style-name="T97">tam2</text:span></text:span><text:bookmark-end text:name="DDE_LINK7"/></text:p>
      <text:p text:style-name="P52"><text:span text:style-name="Fuente_20_de_20_párrafo_20_predeter."><text:span text:style-name="T96">}</text:span></text:span></text:p>
      <text:p text:style-name="P52"><text:span text:style-name="Fuente_20_de_20_párrafo_20_predeter."><text:span text:style-name="T96">LFParametrosRec</text:span></text:span><text:bookmark-start text:name="__DdeLink__43049_2085866184"/><text:span text:style-name="Fuente_20_de_20_párrafo_20_predeter."><text:span text:style-name="T96">(in:errorh3; </text:span></text:span><text:span text:style-name="Fuente_20_de_20_párrafo_20_predeter."><text:span text:style-name="T96">out: error3</text:span></text:span><text:span text:style-name="Fuente_20_de_20_párrafo_20_predeter."><text:span text:style-name="T96">)</text:span></text:span><text:bookmark-end text:name="__DdeLink__43049_2085866184"/></text:p>
      <text:p text:style-name="P52"><text:span text:style-name="Fuente_20_de_20_párrafo_20_predeter."><text:span text:style-name="T96">{</text:span></text:span></text:p>
      <text:p text:style-name="P52"><text:span text:style-name="Fuente_20_de_20_párrafo_20_predeter."><text:span text:style-name="T107"><text:tab/>LFParametros.error =</text:span></text:span><text:span text:style-name="Fuente_20_de_20_párrafo_20_predeter."><text:span text:style-name="T107"> error3</text:span></text:span></text:p>
      <text:p text:style-name="P52"><text:soft-page-break/><text:span text:style-name="Fuente_20_de_20_párrafo_20_predeter."><text:span text:style-name="T96">}</text:span></text:span></text:p>
      <text:p text:style-name="Standard"><text:span text:style-name="Fuente_20_de_20_párrafo_20_predeter."><text:span text:style-name="T97"><text:tab/></text:span></text:span></text:p>
      <text:p text:style-name="Standard"><text:bookmark-start text:name="__DdeLink__7007_1948327631"/><text:span text:style-name="Fuente_20_de_20_párrafo_20_predeter."><text:span text:style-name="T96"/></text:span></text:p>
      <text:p text:style-name="Standard"><text:span text:style-name="Fuente_20_de_20_párrafo_20_predeter."><text:span text:style-name="T96"/></text:span></text:p>
      <text:p text:style-name="Standard"><text:span text:style-name="Fuente_20_de_20_párrafo_20_predeter."><text:span text:style-name="T96"/></text:span></text:p>
      <text:p text:style-name="Standard"><text:span text:style-name="Fuente_20_de_20_párrafo_20_predeter."><text:span text:style-name="T96">LFParametrosRec</text:span></text:span><text:bookmark-start text:name="__DdeLink__43057_2085866184"/><text:bookmark-start text:name="__DdeLink__43054_2085866184"/><text:span text:style-name="Fuente_20_de_20_párrafo_20_predeter."><text:span text:style-name="T96">(in:errorh</text:span></text:span><text:span text:style-name="Fuente_20_de_20_párrafo_20_predeter."><text:span text:style-name="T96">1</text:span></text:span><text:span text:style-name="Fuente_20_de_20_párrafo_20_predeter."><text:span text:style-name="T96">; </text:span></text:span><text:span text:style-name="Fuente_20_de_20_párrafo_20_predeter."><text:span text:style-name="T96">out: error1</text:span></text:span><text:span text:style-name="Fuente_20_de_20_párrafo_20_predeter."><text:span text:style-name="T96">)</text:span></text:span><text:bookmark-end text:name="__DdeLink__43057_2085866184"/><text:bookmark-end text:name="__DdeLink__43054_2085866184"/><text:span text:style-name="Fuente_20_de_20_párrafo_20_predeter."><text:span text:style-name="T96"> → </text:span></text:span></text:p>
      <text:p text:style-name="Standard"><text:span text:style-name="Fuente_20_de_20_párrafo_20_predeter."><text:span text:style-name="T96"><text:tab/></text:span></text:span><text:span text:style-name="Fuente_20_de_20_párrafo_20_predeter."><text:span text:style-name="T96">coma()</text:span></text:span></text:p>
      <text:p text:style-name="P52"><text:span text:style-name="Fuente_20_de_20_párrafo_20_predeter."><text:span text:style-name="T96">FParametro</text:span></text:span><text:bookmark-start text:name="__DdeLink__43059_2085866184"/><text:span text:style-name="Fuente_20_de_20_párrafo_20_predeter."><text:span text:style-name="T96">(out: error2, id2, props2, tam2)</text:span></text:span><text:bookmark-end text:name="__DdeLink__43059_2085866184"/></text:p>
      <text:p text:style-name="P52"><text:span text:style-name="Fuente_20_de_20_párrafo_20_predeter."><text:span text:style-name="T96">{</text:span></text:span></text:p>
      <text:p text:style-name="P52"><text:span text:style-name="Fuente_20_de_20_párrafo_20_predeter."><text:span text:style-name="T97"><text:tab/></text:span></text:span><text:bookmark-start text:name="DDE_LINK8"/><text:span text:style-name="Fuente_20_de_20_párrafo_20_predeter."><text:span text:style-name="T97">dir += tam2</text:span></text:span></text:p>
      <text:p text:style-name="P52"><text:span text:style-name="Fuente_20_de_20_párrafo_20_predeter."><text:span text:style-name="T97"><text:tab/>errorh</text:span></text:span><text:span text:style-name="Fuente_20_de_20_párrafo_20_predeter."><text:span text:style-name="T97">3</text:span></text:span><text:span text:style-name="Fuente_20_de_20_párrafo_20_predeter."><text:span text:style-name="T97"> = errorh</text:span></text:span><text:span text:style-name="Fuente_20_de_20_párrafo_20_predeter."><text:span text:style-name="T97">1</text:span></text:span><text:span text:style-name="Fuente_20_de_20_párrafo_20_predeter."><text:span text:style-name="T97"> v error</text:span></text:span><text:span text:style-name="Fuente_20_de_20_párrafo_20_predeter."><text:span text:style-name="T97">2</text:span></text:span><text:span text:style-name="Fuente_20_de_20_párrafo_20_predeter."><text:span text:style-name="T97"> v </text:span></text:span><text:span text:style-name="Fuente_20_de_20_párrafo_20_predeter."><text:span text:style-name="T97">(</text:span></text:span><text:span text:style-name="Fuente_20_de_20_párrafo_20_predeter."><text:span text:style-name="T97">existeID(ts,id</text:span></text:span><text:span text:style-name="Fuente_20_de_20_párrafo_20_predeter."><text:span text:style-name="T97">2</text:span></text:span><text:span text:style-name="Fuente_20_de_20_párrafo_20_predeter."><text:span text:style-name="T97">) <text:s/></text:span></text:span><text:span text:style-name="Fuente_20_de_20_párrafo_20_predeter."><text:span text:style-name="T107">٨ </text:span></text:span><text:span text:style-name="Fuente_20_de_20_párrafo_20_predeter."><text:span text:style-name="T107">ts</text:span></text:span><text:span text:style-name="Fuente_20_de_20_párrafo_20_predeter."><text:span text:style-name="T107">[</text:span></text:span><text:span text:style-name="Fuente_20_de_20_párrafo_20_predeter."><text:span text:style-name="T107">i</text:span></text:span><text:span text:style-name="Fuente_20_de_20_párrafo_20_predeter."><text:span text:style-name="T107">d</text:span></text:span><text:span text:style-name="Fuente_20_de_20_párrafo_20_predeter."><text:span text:style-name="T107">2</text:span></text:span><text:span text:style-name="Fuente_20_de_20_párrafo_20_predeter."><text:span text:style-name="T107">].nivel = n)</text:span></text:span></text:p>
      <text:p text:style-name="P52"><text:span text:style-name="Fuente_20_de_20_párrafo_20_predeter."><text:span text:style-name="T98"><text:tab/>ts = inserta(</text:span></text:span><text:span text:style-name="Fuente_20_de_20_párrafo_20_predeter."><text:span text:style-name="T98">ts</text:span></text:span><text:span text:style-name="Fuente_20_de_20_párrafo_20_predeter."><text:span text:style-name="T98">, </text:span></text:span><text:span text:style-name="Fuente_20_de_20_párrafo_20_predeter."><text:span text:style-name="T98">id2</text:span></text:span><text:span text:style-name="Fuente_20_de_20_párrafo_20_predeter."><text:span text:style-name="T98">, </text:span></text:span><text:span text:style-name="Fuente_20_de_20_párrafo_20_predeter."><text:span text:style-name="T98">props2</text:span></text:span><text:span text:style-name="Fuente_20_de_20_párrafo_20_predeter."><text:span text:style-name="T98">)</text:span></text:span><text:bookmark-end text:name="DDE_LINK8"/></text:p>
      <text:p text:style-name="P52"><text:span text:style-name="Fuente_20_de_20_párrafo_20_predeter."><text:span text:style-name="T96">}</text:span></text:span></text:p>
      <text:p text:style-name="P52"><text:span text:style-name="Fuente_20_de_20_párrafo_20_predeter."><text:span text:style-name="T96">LFParametrosRec</text:span></text:span><text:span text:style-name="Fuente_20_de_20_párrafo_20_predeter."><text:span text:style-name="T96">(in:errorh</text:span></text:span><text:span text:style-name="Fuente_20_de_20_párrafo_20_predeter."><text:span text:style-name="T96">3</text:span></text:span><text:span text:style-name="Fuente_20_de_20_párrafo_20_predeter."><text:span text:style-name="T96">; </text:span></text:span><text:span text:style-name="Fuente_20_de_20_párrafo_20_predeter."><text:span text:style-name="T96">out: error</text:span></text:span><text:span text:style-name="Fuente_20_de_20_párrafo_20_predeter."><text:span text:style-name="T96">3</text:span></text:span><text:span text:style-name="Fuente_20_de_20_párrafo_20_predeter."><text:span text:style-name="T96">)</text:span></text:span></text:p>
      <text:p text:style-name="P52"><text:span text:style-name="Fuente_20_de_20_párrafo_20_predeter."><text:span text:style-name="T96">{</text:span></text:span></text:p>
      <text:p text:style-name="P52"><text:span text:style-name="Fuente_20_de_20_párrafo_20_predeter."><text:span text:style-name="T97"><text:tab/></text:span></text:span><text:bookmark-start text:name="DDE_LINK9"/><text:span text:style-name="Fuente_20_de_20_párrafo_20_predeter."><text:span text:style-name="T97">error1 = error3</text:span></text:span><text:bookmark-end text:name="DDE_LINK9"/></text:p>
      <text:p text:style-name="P52"><text:span text:style-name="Fuente_20_de_20_párrafo_20_predeter."><text:span text:style-name="T96">}</text:span></text:span></text:p>
      <text:p text:style-name="Standard"><text:span text:style-name="Fuente_20_de_20_párrafo_20_predeter."><text:span text:style-name="T97"/></text:span></text:p>
      <text:p text:style-name="Standard"><text:span text:style-name="Fuente_20_de_20_párrafo_20_predeter."><text:span text:style-name="T96">LFParametrosRec</text:span></text:span><text:span text:style-name="Fuente_20_de_20_párrafo_20_predeter."><text:span text:style-name="T96">(in:errorh</text:span></text:span><text:span text:style-name="Fuente_20_de_20_párrafo_20_predeter."><text:span text:style-name="T96">1</text:span></text:span><text:span text:style-name="Fuente_20_de_20_párrafo_20_predeter."><text:span text:style-name="T96">; </text:span></text:span><text:span text:style-name="Fuente_20_de_20_párrafo_20_predeter."><text:span text:style-name="T96">out: error1</text:span></text:span><text:span text:style-name="Fuente_20_de_20_párrafo_20_predeter."><text:span text:style-name="T96">)</text:span></text:span><text:span text:style-name="Fuente_20_de_20_párrafo_20_predeter."><text:span text:style-name="T96"> → </text:span></text:span><text:bookmark-start text:name="__DdeLink__7009_1948327631"/><text:span text:style-name="Fuente_20_de_20_párrafo_20_predeter."><text:span text:style-name="T67">λ</text:span></text:span><text:bookmark-end text:name="__DdeLink__7009_1948327631"/></text:p>
      <text:p text:style-name="P52"><text:span text:style-name="Fuente_20_de_20_párrafo_20_predeter."><text:span text:style-name="T67">{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error1 = errorh1</text:span></text:span><text:bookmark-end text:name="__DdeLink__7007_1948327631"/></text:p>
      <text:p text:style-name="P52"><text:span text:style-name="Fuente_20_de_20_párrafo_20_predeter."><text:span text:style-name="T109">}</text:span></text:span></text:p>
      <text:p text:style-name="Standard"><text:span text:style-name="Fuente_20_de_20_párrafo_20_predeter."><text:span text:style-name="T109"/></text:span></text:p>
      <text:p text:style-name="Standard"><text:span text:style-name="Fuente_20_de_20_párrafo_20_predeter."><text:span text:style-name="T103"/></text:span></text:p>
      <text:p text:style-name="Standard"><text:span text:style-name="Fuente_20_de_20_párrafo_20_predeter."><text:span text:style-name="T101">FParametro</text:span></text:span><text:bookmark-start text:name="__DdeLink__43065_2085866184"/><text:span text:style-name="Fuente_20_de_20_párrafo_20_predeter."><text:span text:style-name="T96">(out: error</text:span></text:span><text:span text:style-name="Fuente_20_de_20_párrafo_20_predeter."><text:span text:style-name="T96">1</text:span></text:span><text:span text:style-name="Fuente_20_de_20_párrafo_20_predeter."><text:span text:style-name="T96">, id</text:span></text:span><text:span text:style-name="Fuente_20_de_20_párrafo_20_predeter."><text:span text:style-name="T96">1</text:span></text:span><text:span text:style-name="Fuente_20_de_20_párrafo_20_predeter."><text:span text:style-name="T96">, props</text:span></text:span><text:span text:style-name="Fuente_20_de_20_párrafo_20_predeter."><text:span text:style-name="T96">1</text:span></text:span><text:span text:style-name="Fuente_20_de_20_párrafo_20_predeter."><text:span text:style-name="T96">, tam</text:span></text:span><text:span text:style-name="Fuente_20_de_20_párrafo_20_predeter."><text:span text:style-name="T96">1</text:span></text:span><text:span text:style-name="Fuente_20_de_20_párrafo_20_predeter."><text:span text:style-name="T96">)</text:span></text:span><text:bookmark-end text:name="__DdeLink__43065_2085866184"/><text:span text:style-name="Fuente_20_de_20_párrafo_20_predeter."><text:span text:style-name="T101"> → </text:span></text:span></text:p>
      <text:p text:style-name="Standard"><text:span text:style-name="Fuente_20_de_20_párrafo_20_predeter."><text:span text:style-name="T101"><text:tab/>var</text:span></text:span><text:span text:style-name="Fuente_20_de_20_párrafo_20_predeter."><text:span text:style-name="T101">()</text:span></text:span></text:p>
      <text:p text:style-name="Standard"><text:span text:style-name="Fuente_20_de_20_párrafo_20_predeter."><text:span text:style-name="T101"><text:tab/></text:span></text:span><text:span text:style-name="Fuente_20_de_20_párrafo_20_predeter."><text:span text:style-name="T101">Tipo</text:span></text:span><text:bookmark-start text:name="__DdeLink__43061_2085866184"/><text:span text:style-name="Fuente_20_de_20_párrafo_20_predeter."><text:span text:style-name="T101">(out: </text:span></text:span><text:span text:style-name="Fuente_20_de_20_párrafo_20_predeter."><text:span text:style-name="T101">error2,</text:span></text:span><text:span text:style-name="Fuente_20_de_20_párrafo_20_predeter."><text:span text:style-name="T101"> tipo</text:span></text:span><text:span text:style-name="Fuente_20_de_20_párrafo_20_predeter."><text:span text:style-name="T101">2</text:span></text:span><text:span text:style-name="Fuente_20_de_20_párrafo_20_predeter."><text:span text:style-name="T101">)</text:span></text:span><text:bookmark-end text:name="__DdeLink__43061_2085866184"/></text:p>
      <text:p text:style-name="Standard"><text:span text:style-name="Fuente_20_de_20_párrafo_20_predeter."><text:span text:style-name="T101"><text:tab/></text:span></text:span><text:span text:style-name="Fuente_20_de_20_párrafo_20_predeter."><text:span text:style-name="T101">id</text:span></text:span><text:span text:style-name="Fuente_20_de_20_párrafo_20_predeter."><text:span text:style-name="T101">(</text:span></text:span><text:bookmark-start text:name="__DdeLink__43063_2085866184"/><text:span text:style-name="Fuente_20_de_20_párrafo_20_predeter."><text:span text:style-name="T101">out: lex)</text:span></text:span><text:bookmark-end text:name="__DdeLink__43063_2085866184"/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3"><text:tab/></text:span></text:span><text:bookmark-start text:name="DDE_LINK10"/><text:span text:style-name="Fuente_20_de_20_párrafo_20_predeter."><text:span text:style-name="T103">tam1</text:span></text:span><text:span text:style-name="Fuente_20_de_20_párrafo_20_predeter."><text:span text:style-name="T103"> <text:s text:c="5"/>= 1</text:span></text:span></text:p>
      <text:p text:style-name="P52"><text:span text:style-name="Fuente_20_de_20_párrafo_20_predeter."><text:span text:style-name="T103"><text:tab/></text:span></text:span><text:span text:style-name="Fuente_20_de_20_párrafo_20_predeter."><text:span text:style-name="T103">param</text:span></text:span><text:span text:style-name="Fuente_20_de_20_párrafo_20_predeter."><text:span text:style-name="T103">s</text:span></text:span><text:span text:style-name="Fuente_20_de_20_párrafo_20_predeter."><text:span text:style-name="T103"> <text:s text:c="3"/></text:span></text:span><text:span text:style-name="Fuente_20_de_20_párrafo_20_predeter."><text:span text:style-name="T103">+</text:span></text:span><text:span text:style-name="Fuente_20_de_20_párrafo_20_predeter."><text:span text:style-name="T103">= &lt;modo: variable, tipo: tipo</text:span></text:span><text:span text:style-name="Fuente_20_de_20_párrafo_20_predeter."><text:span text:style-name="T103">2</text:span></text:span><text:span text:style-name="Fuente_20_de_20_párrafo_20_predeter."><text:span text:style-name="T103">, dir: </text:span></text:span><text:span text:style-name="Fuente_20_de_20_párrafo_20_predeter."><text:span text:style-name="T103">dir</text:span></text:span><text:span text:style-name="Fuente_20_de_20_párrafo_20_predeter."><text:span text:style-name="T103">&gt;</text:span></text:span></text:p>
      <text:p text:style-name="P52"><text:span text:style-name="Fuente_20_de_20_párrafo_20_predeter."><text:span text:style-name="T100"><text:tab/></text:span></text:span><text:span text:style-name="Fuente_20_de_20_párrafo_20_predeter."><text:span text:style-name="T102">id = </text:span></text:span><text:span text:style-name="Fuente_20_de_20_párrafo_20_predeter."><text:span text:style-name="T102">lex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props1 </text:span></text:span><text:span text:style-name="Fuente_20_de_20_párrafo_20_predeter."><text:span text:style-name="T102">= &lt;clase: pvar, tipo: </text:span></text:span><text:span text:style-name="Fuente_20_de_20_párrafo_20_predeter."><text:span text:style-name="T102">tipo2</text:span></text:span><text:span text:style-name="Fuente_20_de_20_párrafo_20_predeter."><text:span text:style-name="T102">, nivel: </text:span></text:span><text:span text:style-name="Fuente_20_de_20_párrafo_20_predeter."><text:span text:style-name="T102">n</text:span></text:span><text:span text:style-name="Fuente_20_de_20_párrafo_20_predeter."><text:span text:style-name="T102">&gt;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error1 </text:span></text:span><text:span text:style-name="Fuente_20_de_20_párrafo_20_predeter."><text:span text:style-name="T102">= </text:span></text:span><text:span text:style-name="Fuente_20_de_20_párrafo_20_predeter."><text:span text:style-name="T102">error2</text:span></text:span><text:bookmark-end text:name="DDE_LINK10"/></text:p>
      <text:p text:style-name="P52"><text:span text:style-name="Fuente_20_de_20_párrafo_20_predeter."><text:span text:style-name="T101">}</text:span></text:span></text:p>
      <text:p text:style-name="Standard"><text:span text:style-name="Fuente_20_de_20_párrafo_20_predeter."><text:span text:style-name="T103"/></text:span></text:p>
      <text:p text:style-name="Standard"><text:span text:style-name="Fuente_20_de_20_párrafo_20_predeter."><text:span text:style-name="T101">FParametro</text:span></text:span><text:span text:style-name="Fuente_20_de_20_párrafo_20_predeter."><text:span text:style-name="T96">(out: error</text:span></text:span><text:span text:style-name="Fuente_20_de_20_párrafo_20_predeter."><text:span text:style-name="T96">1</text:span></text:span><text:span text:style-name="Fuente_20_de_20_párrafo_20_predeter."><text:span text:style-name="T96">, id</text:span></text:span><text:span text:style-name="Fuente_20_de_20_párrafo_20_predeter."><text:span text:style-name="T96">1</text:span></text:span><text:span text:style-name="Fuente_20_de_20_párrafo_20_predeter."><text:span text:style-name="T96">, props</text:span></text:span><text:span text:style-name="Fuente_20_de_20_párrafo_20_predeter."><text:span text:style-name="T96">1</text:span></text:span><text:span text:style-name="Fuente_20_de_20_párrafo_20_predeter."><text:span text:style-name="T96">, tam</text:span></text:span><text:span text:style-name="Fuente_20_de_20_párrafo_20_predeter."><text:span text:style-name="T96">1</text:span></text:span><text:span text:style-name="Fuente_20_de_20_párrafo_20_predeter."><text:span text:style-name="T96">)</text:span></text:span><text:span text:style-name="Fuente_20_de_20_párrafo_20_predeter."><text:span text:style-name="T101"> →</text:span></text:span></text:p>
      <text:p text:style-name="Standard"><text:span text:style-name="Fuente_20_de_20_párrafo_20_predeter."><text:span text:style-name="T101"><text:tab/>Tipo</text:span></text:span><text:span text:style-name="Fuente_20_de_20_párrafo_20_predeter."><text:span text:style-name="T101">(out: </text:span></text:span><text:span text:style-name="Fuente_20_de_20_párrafo_20_predeter."><text:span text:style-name="T101">error2,</text:span></text:span><text:span text:style-name="Fuente_20_de_20_párrafo_20_predeter."><text:span text:style-name="T101"> tipo</text:span></text:span><text:span text:style-name="Fuente_20_de_20_párrafo_20_predeter."><text:span text:style-name="T101">2</text:span></text:span><text:span text:style-name="Fuente_20_de_20_párrafo_20_predeter."><text:span text:style-name="T101">)</text:span></text:span></text:p>
      <text:p text:style-name="Standard"><text:span text:style-name="Fuente_20_de_20_párrafo_20_predeter."><text:span text:style-name="T101"><text:tab/></text:span></text:span><text:span text:style-name="Fuente_20_de_20_párrafo_20_predeter."><text:span text:style-name="T101">id</text:span></text:span><text:span text:style-name="Fuente_20_de_20_párrafo_20_predeter."><text:span text:style-name="T101">(</text:span></text:span><text:span text:style-name="Fuente_20_de_20_párrafo_20_predeter."><text:span text:style-name="T101">out: lex)</text:span></text:span></text:p>
      <text:p text:style-name="P52"><text:span text:style-name="Fuente_20_de_20_párrafo_20_predeter."><text:span text:style-name="T101">{</text:span></text:span></text:p>
      <text:p text:style-name="P52"><text:span text:style-name="Fuente_20_de_20_párrafo_20_predeter."><text:span text:style-name="T102"><text:tab/></text:span></text:span><text:bookmark-start text:name="DDE_LINK11"/><text:span text:style-name="Fuente_20_de_20_párrafo_20_predeter."><text:span text:style-name="T102">tam1 = tipo2.tam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param</text:span></text:span><text:span text:style-name="Fuente_20_de_20_párrafo_20_predeter."><text:span text:style-name="T102">s</text:span></text:span><text:span text:style-name="Fuente_20_de_20_párrafo_20_predeter."><text:span text:style-name="T102"> <text:s text:c="3"/></text:span></text:span><text:span text:style-name="Fuente_20_de_20_párrafo_20_predeter."><text:span text:style-name="T102">+</text:span></text:span><text:span text:style-name="Fuente_20_de_20_párrafo_20_predeter."><text:span text:style-name="T102">= &lt;modo: valor, tipo: </text:span></text:span><text:span text:style-name="Fuente_20_de_20_párrafo_20_predeter."><text:span text:style-name="T102">tipo2</text:span></text:span><text:span text:style-name="Fuente_20_de_20_párrafo_20_predeter."><text:span text:style-name="T102">, dir: </text:span></text:span><text:span text:style-name="Fuente_20_de_20_párrafo_20_predeter."><text:span text:style-name="T102">dir</text:span></text:span><text:span text:style-name="Fuente_20_de_20_párrafo_20_predeter."><text:span text:style-name="T102">&gt;</text:span></text:span></text:p>
      <text:p text:style-name="P86"><text:tab/><text:span text:style-name="Fuente_20_de_20_párrafo_20_predeter."><text:span text:style-name="T3">id1 = lex</text:span></text:span></text:p>
      <text:p text:style-name="P52"><text:span text:style-name="Fuente_20_de_20_párrafo_20_predeter."><text:span text:style-name="T102"><text:tab/></text:span></text:span><text:span text:style-name="Fuente_20_de_20_párrafo_20_predeter."><text:span text:style-name="T102">props1 </text:span></text:span><text:span text:style-name="Fuente_20_de_20_párrafo_20_predeter."><text:span text:style-name="T102">= &lt;clase: var, tipo: </text:span></text:span><text:span text:style-name="Fuente_20_de_20_párrafo_20_predeter."><text:span text:style-name="T102">tipo2</text:span></text:span><text:span text:style-name="Fuente_20_de_20_párrafo_20_predeter."><text:span text:style-name="T102">, nivel: </text:span></text:span><text:span text:style-name="Fuente_20_de_20_párrafo_20_predeter."><text:span text:style-name="T102">n</text:span></text:span><text:span text:style-name="Fuente_20_de_20_párrafo_20_predeter."><text:span text:style-name="T102">&gt;</text:span></text:span></text:p>
      <text:p text:style-name="P70"><text:span text:style-name="Fuente_20_de_20_párrafo_20_predeter."><text:span text:style-name="T3"><text:tab/></text:span></text:span><text:span text:style-name="Fuente_20_de_20_párrafo_20_predeter."><text:span text:style-name="T3">error1 = error2</text:span></text:span><text:bookmark-end text:name="DDE_LINK11"/></text:p>
      <text:p text:style-name="P52"><text:span text:style-name="Fuente_20_de_20_párrafo_20_predeter."><text:span text:style-name="T101">}</text:span></text:span></text:p>
      <text:p text:style-name="P129"/>
      <text:p text:style-name="P39">Tipo<text:bookmark-start text:name="__DdeLink__43068_2085866184"/>(out: error1, tipo1)<text:bookmark-end text:name="__DdeLink__43068_2085866184"/> → </text:p>
      <text:p text:style-name="P39"><text:tab/>id(out: lex)</text:p>
      <text:p text:style-name="P85">{</text:p>
      <text:p text:style-name="P86"><text:s text:c="4"/><text:bookmark-start text:name="DDE_LINK12"/>tipo1 =</text:p>
      <text:p text:style-name="P86"><text:s text:c="8"/>&lt;</text:p>
      <text:p text:style-name="P86"><text:s text:c="12"/>t:ref,</text:p>
      <text:p text:style-name="P86"><text:s text:c="12"/>id:lex,</text:p>
      <text:p text:style-name="P86"><text:s text:c="12"/>tam:ts[lex].tipo.tam</text:p>
      <text:p text:style-name="P87"><text:s text:c="8"/>&gt;</text:p>
      <text:p text:style-name="P71"><text:tab/>error1 = <text:s/>si existeID(ts,lex)</text:p>
      <text:p text:style-name="P71"><text:tab/><text:tab/><text:tab/>ts[lex].clase != tipo</text:p>
      <text:p text:style-name="P71"><text:tab/><text:tab/> <text:s text:c="7"/>sino </text:p>
      <text:p text:style-name="P132"><text:span text:style-name="Fuente_20_de_20_párrafo_20_predeter."><text:span text:style-name="T79">false</text:span></text:span><text:span text:style-name="Fuente_20_de_20_párrafo_20_predeter."><text:span text:style-name="T77"><text:tab/><text:tab/></text:span></text:span></text:p>
      <text:p text:style-name="P71"><text:soft-page-break/><text:tab/>pend += <text:s/>si (¬existeID(ts,lex))</text:p>
      <text:p text:style-name="P71"><text:tab/><text:tab/><text:tab/>{lex}</text:p>
      <text:p text:style-name="P71"><text:tab/><text:tab/> <text:s text:c="7"/>sino </text:p>
      <text:p text:style-name="P133"><text:span text:style-name="Fuente_20_de_20_párrafo_20_predeter."><text:span text:style-name="T83">ⵁ</text:span></text:span><text:bookmark-end text:name="DDE_LINK12"/></text:p>
      <text:p text:style-name="P91"><text:span text:style-name="Fuente_20_de_20_párrafo_20_predeter."><text:span text:style-name="T84">}</text:span></text:span><text:span text:style-name="Fuente_20_de_20_párrafo_20_predeter."><text:span text:style-name="T82"><text:tab/></text:span></text:span></text:p>
      <text:p text:style-name="P91"><text:span text:style-name="Fuente_20_de_20_párrafo_20_predeter."><text:span text:style-name="T82"/></text:span></text:p>
      <text:p text:style-name="P121">Tipo<text:span text:style-name="T93">(out: error1, tipo1)</text:span> → Boolean</text:p>
      <text:p text:style-name="P92">{</text:p>
      <text:p text:style-name="P93"><text:tab/><text:bookmark-start text:name="DDE_LINK13"/>tipo1 = &lt;t:boolean,tam:1&gt;</text:p>
      <text:p text:style-name="P93"><text:span text:style-name="Fuente_20_de_20_párrafo_20_predeter."><text:span text:style-name="T12"><text:tab/></text:span></text:span><text:span text:style-name="Fuente_20_de_20_párrafo_20_predeter."><text:span text:style-name="T51">error1 </text:span></text:span><text:span text:style-name="Fuente_20_de_20_párrafo_20_predeter."><text:span text:style-name="T11">= false</text:span></text:span><text:bookmark-end text:name="DDE_LINK13"/></text:p>
      <text:p text:style-name="P92">}</text:p>
      <text:p text:style-name="P92"/>
      <text:p text:style-name="P121"/>
      <text:p text:style-name="P121">Tipo<text:span text:style-name="T93">(out: error1, tipo1)</text:span> → Character</text:p>
      <text:p text:style-name="P94">{</text:p>
      <text:p text:style-name="P95"><text:tab/><text:bookmark-start text:name="DDE_LINK14"/>tipo1 = &lt;t:character,tam:1&gt;</text:p>
      <text:p text:style-name="P52"><text:span text:style-name="Fuente_20_de_20_párrafo_20_predeter."><text:span text:style-name="T42"><text:tab/></text:span></text:span><text:span text:style-name="Fuente_20_de_20_párrafo_20_predeter."><text:span text:style-name="T44">error1</text:span></text:span><text:span text:style-name="Fuente_20_de_20_párrafo_20_predeter."><text:span text:style-name="T43"> = false</text:span></text:span><text:bookmark-end text:name="DDE_LINK14"/></text:p>
      <text:p text:style-name="P93"><text:span text:style-name="Fuente_20_de_20_párrafo_20_predeter."><text:span text:style-name="T72">}</text:span></text:span></text:p>
      <text:p text:style-name="P121"/>
      <text:p text:style-name="P121">Tipo<text:span text:style-name="T93">(out: error1, tipo1)</text:span> → Float</text:p>
      <text:p text:style-name="P92">{</text:p>
      <text:p text:style-name="P93"><text:tab/><text:bookmark-start text:name="DDE_LINK15"/>tipo1 = &lt;t:float,tam:1&gt;</text:p>
      <text:p text:style-name="P52"><text:span text:style-name="Fuente_20_de_20_párrafo_20_predeter."><text:span text:style-name="T48"><text:tab/></text:span></text:span><text:span text:style-name="Fuente_20_de_20_párrafo_20_predeter."><text:span text:style-name="T50">error1</text:span></text:span><text:span text:style-name="Fuente_20_de_20_párrafo_20_predeter."><text:span text:style-name="T49"> = false</text:span></text:span><text:bookmark-end text:name="DDE_LINK15"/></text:p>
      <text:p text:style-name="P92">}</text:p>
      <text:p text:style-name="P121"/>
      <text:p text:style-name="P121">Tipo<text:span text:style-name="T93">(out: error1, tipo1)</text:span> → Natural</text:p>
      <text:p text:style-name="P92">{</text:p>
      <text:p text:style-name="P93"><text:tab/><text:bookmark-start text:name="DDE_LINK17"/>tipo1 = &lt;t:natural,tam:1&gt;</text:p>
      <text:p text:style-name="P52"><text:span text:style-name="Fuente_20_de_20_párrafo_20_predeter."><text:span text:style-name="T50"><text:tab/></text:span></text:span><text:span text:style-name="Fuente_20_de_20_párrafo_20_predeter."><text:span text:style-name="T50">error1</text:span></text:span><text:span text:style-name="Fuente_20_de_20_párrafo_20_predeter."><text:span text:style-name="T49"> = false</text:span></text:span><text:bookmark-end text:name="DDE_LINK17"/></text:p>
      <text:p text:style-name="P92">}</text:p>
      <text:p text:style-name="P92"/>
      <text:p text:style-name="P121">Tipo<text:span text:style-name="T93">(out: error1, tipo1)</text:span> → Integer</text:p>
      <text:p text:style-name="P92">{</text:p>
      <text:p text:style-name="P93"><text:tab/><text:bookmark-start text:name="DDE_LINK16"/>tipo1 = &lt;t:integer,tam:1&gt;</text:p>
      <text:p text:style-name="P52"><text:span text:style-name="Fuente_20_de_20_párrafo_20_predeter."><text:span text:style-name="T50"><text:tab/></text:span></text:span><text:span text:style-name="Fuente_20_de_20_párrafo_20_predeter."><text:span text:style-name="T50">e</text:span></text:span><text:span text:style-name="Fuente_20_de_20_párrafo_20_predeter."><text:span text:style-name="T50">rror1</text:span></text:span><text:span text:style-name="Fuente_20_de_20_párrafo_20_predeter."><text:span text:style-name="T49"> = false</text:span></text:span><text:bookmark-end text:name="DDE_LINK16"/></text:p>
      <text:p text:style-name="P93"><text:span text:style-name="Fuente_20_de_20_párrafo_20_predeter."><text:span text:style-name="T84">}</text:span></text:span></text:p>
      <text:p text:style-name="P38"/>
      <text:p text:style-name="P39">Tipo(out: error1, tipo1) → </text:p>
      <text:p text:style-name="P39"><text:tab/>array()</text:p>
      <text:p text:style-name="P39"><text:tab/>abreCorchete()</text:p>
      <text:p text:style-name="P39"><text:tab/>num(out:lex)</text:p>
      <text:p text:style-name="P39"><text:tab/>cierraCorchete()</text:p>
      <text:p text:style-name="P39"><text:tab/>of()</text:p>
      <text:p text:style-name="P39"><text:tab/>Tipo(out: error2, tipo2)</text:p>
      <text:p text:style-name="P85">{</text:p>
      <text:p text:style-name="P86"><text:s/><text:tab/><text:bookmark-start text:name="DDE_LINK18"/>tipo1 =</text:p>
      <text:p text:style-name="P86"><text:s text:c="8"/><text:tab/><text:tab/>&lt;</text:p>
      <text:p text:style-name="P86"><text:tab/> <text:s text:c="11"/>t:array,</text:p>
      <text:p text:style-name="P86"><text:tab/> <text:s text:c="11"/>nelems:valorDe(lex),</text:p>
      <text:p text:style-name="P86"><text:tab/> <text:s text:c="11"/>tbase:tipo2,</text:p>
      <text:p text:style-name="P86"><text:tab/> <text:s text:c="11"/>tam:valorDe(lex)*tipo2.tam</text:p>
      <text:p text:style-name="P86"><text:tab/> <text:s text:c="7"/>&gt;</text:p>
      <text:p text:style-name="P86"><text:span text:style-name="Fuente_20_de_20_párrafo_20_predeter."><text:span text:style-name="T61"><text:tab/></text:span></text:span><text:span text:style-name="Fuente_20_de_20_párrafo_20_predeter."><text:span text:style-name="T61">error1</text:span></text:span><text:span text:style-name="Fuente_20_de_20_párrafo_20_predeter."><text:span text:style-name="T61"> = </text:span></text:span><text:span text:style-name="Fuente_20_de_20_párrafo_20_predeter."><text:span text:style-name="T61">tipo2</text:span></text:span><text:span text:style-name="Fuente_20_de_20_párrafo_20_predeter."><text:span text:style-name="T61">.error v ¬existeRef (</text:span></text:span><text:span text:style-name="Fuente_20_de_20_párrafo_20_predeter."><text:span text:style-name="T61">ts</text:span></text:span><text:span text:style-name="Fuente_20_de_20_párrafo_20_predeter."><text:span text:style-name="T61"> ,</text:span></text:span><text:span text:style-name="Fuente_20_de_20_párrafo_20_predeter."><text:span text:style-name="T61">tipo2</text:span></text:span><text:bookmark-end text:name="DDE_LINK18"/></text:p>
      <text:p text:style-name="P85">}</text:p>
      <text:p text:style-name="P38"/>
      <text:p text:style-name="P39">Tipo(out: error1, tipo1) → ^Tipo(out: error2, tipo2)</text:p>
      <text:p text:style-name="P85">{</text:p>
      <text:p text:style-name="P86"><text:tab/><text:bookmark-start text:name="DDE_LINK19"/>tipo1 =</text:p>
      <text:p text:style-name="P86"><text:tab/> <text:s text:c="7"/>&lt;</text:p>
      <text:p text:style-name="P86"><text:tab/> <text:s text:c="11"/>t:puntero,</text:p>
      <text:p text:style-name="P86"><text:soft-page-break/><text:tab/> <text:s text:c="11"/>tbase:tipo2,</text:p>
      <text:p text:style-name="P86"><text:tab/> <text:s text:c="11"/>tam:1</text:p>
      <text:p text:style-name="P86"><text:tab/> <text:s text:c="7"/>&gt;</text:p>
      <text:p text:style-name="P86"><text:span text:style-name="Fuente_20_de_20_párrafo_20_predeter."><text:span text:style-name="T61"><text:tab/></text:span></text:span><text:span text:style-name="Fuente_20_de_20_párrafo_20_predeter."><text:span text:style-name="T61">error1 = error2</text:span></text:span><text:bookmark-end text:name="DDE_LINK19"/></text:p>
      <text:p text:style-name="P85">}</text:p>
      <text:p text:style-name="P85"/>
      <text:p text:style-name="P39"/>
      <text:p text:style-name="P39">Tipo(out: error1, tipo1) → </text:p>
      <text:p text:style-name="P39"><text:tab/>reg()</text:p>
      <text:p text:style-name="P85">Campos<text:bookmark-start text:name="__DdeLink__43071_2085866184"/>(out: error2, campos2, tam2)<text:bookmark-end text:name="__DdeLink__43071_2085866184"/></text:p>
      <text:p text:style-name="P85">freg()</text:p>
      <text:p text:style-name="P85">{</text:p>
      <text:p text:style-name="P86"><text:s/><text:tab/>Tipo.tipo =</text:p>
      <text:p text:style-name="P86"><text:tab/> <text:s text:c="7"/>&lt;</text:p>
      <text:p text:style-name="P86"><text:tab/> <text:s text:c="11"/>t:array,</text:p>
      <text:p text:style-name="P86"><text:tab/> <text:s text:c="11"/>campos: campos2,</text:p>
      <text:p text:style-name="P86"><text:tab/> <text:s text:c="11"/>tam: tam2</text:p>
      <text:p text:style-name="P86"><text:tab/> <text:s text:c="7"/>&gt;</text:p>
      <text:p text:style-name="Standard"><text:span text:style-name="Fuente_20_de_20_párrafo_20_predeter."><text:span text:style-name="T80"><text:tab/><text:tab/></text:span></text:span><text:span text:style-name="Fuente_20_de_20_párrafo_20_predeter."><text:span text:style-name="T80">error1 = error2</text:span></text:span></text:p>
      <text:p text:style-name="P96">}</text:p>
      <text:p text:style-name="P44"/>
      <text:p text:style-name="Standard"><text:span text:style-name="Fuente_20_de_20_párrafo_20_predeter."><text:span text:style-name="T95">Campos</text:span></text:span><text:span text:style-name="Fuente_20_de_20_párrafo_20_predeter."><text:span text:style-name="T96">(out: error</text:span></text:span><text:span text:style-name="Fuente_20_de_20_párrafo_20_predeter."><text:span text:style-name="T96">1</text:span></text:span><text:span text:style-name="Fuente_20_de_20_párrafo_20_predeter."><text:span text:style-name="T96">, campos</text:span></text:span><text:span text:style-name="Fuente_20_de_20_párrafo_20_predeter."><text:span text:style-name="T96">1</text:span></text:span><text:span text:style-name="Fuente_20_de_20_párrafo_20_predeter."><text:span text:style-name="T96">, </text:span></text:span><text:span text:style-name="Fuente_20_de_20_párrafo_20_predeter."><text:span text:style-name="T96">tam1</text:span></text:span><text:span text:style-name="Fuente_20_de_20_párrafo_20_predeter."><text:span text:style-name="T96">)</text:span></text:span><text:span text:style-name="Fuente_20_de_20_párrafo_20_predeter."><text:span text:style-name="T95"> → </text:span></text:span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desh2 = 0</text:span></text:span></text:p>
      <text:p text:style-name="P52"><text:span text:style-name="Fuente_20_de_20_párrafo_20_predeter."><text:span text:style-name="T95">}</text:span></text:span></text:p>
      <text:p text:style-name="P52"><text:span text:style-name="Fuente_20_de_20_párrafo_20_predeter."><text:span text:style-name="T95">Campo</text:span></text:span><text:bookmark-start text:name="__DdeLink__43076_2085866184"/><text:span text:style-name="Fuente_20_de_20_párrafo_20_predeter."><text:span text:style-name="T95">(in: desh2; out: error2, id2, campo2, tam2)</text:span></text:span><text:bookmark-end text:name="__DdeLink__43076_2085866184"/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camposh3</text:span></text:span><text:span text:style-name="Fuente_20_de_20_párrafo_20_predeter."><text:span text:style-name="T97"> = [campo</text:span></text:span><text:span text:style-name="Fuente_20_de_20_párrafo_20_predeter."><text:span text:style-name="T97">2</text:span></text:span><text:span text:style-name="Fuente_20_de_20_párrafo_20_predeter."><text:span text:style-name="T97">]</text:span></text:span></text:p>
      <text:p text:style-name="P64"><text:span text:style-name="T3"><text:tab/></text:span><text:span text:style-name="T3">errorh3</text:span><text:span text:style-name="T3"> = </text:span><text:span text:style-name="T3">error2</text:span></text:p>
      <text:p text:style-name="P64"><text:span text:style-name="Fuente_20_de_20_párrafo_20_predeter."><text:span text:style-name="T54"><text:tab/></text:span></text:span><text:span text:style-name="Fuente_20_de_20_párrafo_20_predeter."><text:span text:style-name="T54">desh3 = tam2</text:span></text:span></text:p>
      <text:p text:style-name="P52"><text:span text:style-name="Fuente_20_de_20_párrafo_20_predeter."><text:span text:style-name="T95">}</text:span></text:span></text:p>
      <text:p text:style-name="P52"><text:span text:style-name="Fuente_20_de_20_párrafo_20_predeter."><text:span text:style-name="T95">CamposRec</text:span></text:span><text:bookmark-start text:name="__DdeLink__43074_2085866184"/><text:span text:style-name="Fuente_20_de_20_párrafo_20_predeter."><text:span text:style-name="T95">(in: errorh3, camposh3, desh3; out: error3, campos3, tam3)</text:span></text:span><text:bookmark-end text:name="__DdeLink__43074_2085866184"/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error1 = error3</text:span></text:span></text:p>
      <text:p text:style-name="P52"><text:span text:style-name="Fuente_20_de_20_párrafo_20_predeter."><text:span text:style-name="T97"><text:tab/>campos1 = campos3</text:span></text:span></text:p>
      <text:p text:style-name="P52"><text:span text:style-name="Fuente_20_de_20_párrafo_20_predeter."><text:span text:style-name="T97"><text:tab/>tam1 = tam3</text:span></text:span></text:p>
      <text:p text:style-name="P52"><text:span text:style-name="Fuente_20_de_20_párrafo_20_predeter."><text:span text:style-name="T95">}</text:span></text:span></text:p>
      <text:p text:style-name="Standard"><text:span text:style-name="Fuente_20_de_20_párrafo_20_predeter."><text:span text:style-name="T95"><text:tab/></text:span></text:span></text:p>
      <text:p text:style-name="Standard"><text:span text:style-name="Fuente_20_de_20_párrafo_20_predeter."><text:span text:style-name="T95"/></text:span></text:p>
      <text:p text:style-name="Standard"><text:span text:style-name="Fuente_20_de_20_párrafo_20_predeter."><text:span text:style-name="T95"/></text:span></text:p>
      <text:p text:style-name="Standard"><text:span text:style-name="Fuente_20_de_20_párrafo_20_predeter."><text:span text:style-name="T95">CamposRec</text:span></text:span><text:bookmark-start text:name="__DdeLink__43078_2085866184"/><text:span text:style-name="Fuente_20_de_20_párrafo_20_predeter."><text:span text:style-name="T95">(in: errorh1, camposh1 desh1; out: error1, campos1, tam1)</text:span></text:span><text:bookmark-end text:name="__DdeLink__43078_2085866184"/><text:span text:style-name="Fuente_20_de_20_párrafo_20_predeter."><text:span text:style-name="T95"> →</text:span></text:span></text:p>
      <text:p text:style-name="Standard"><text:span text:style-name="Fuente_20_de_20_párrafo_20_predeter."><text:span text:style-name="T95"><text:tab/></text:span></text:span><text:span text:style-name="Fuente_20_de_20_párrafo_20_predeter."><text:span text:style-name="T95">puntoYComa()</text:span></text:span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47"><text:tab/></text:span></text:span><text:span text:style-name="Fuente_20_de_20_párrafo_20_predeter."><text:span text:style-name="T46">desh2 = desh1</text:span></text:span></text:p>
      <text:p text:style-name="P52"><text:span text:style-name="Fuente_20_de_20_párrafo_20_predeter."><text:span text:style-name="T95">}</text:span></text:span></text:p>
      <text:p text:style-name="P52"><text:span text:style-name="Fuente_20_de_20_párrafo_20_predeter."><text:span text:style-name="T95">Campo</text:span></text:span><text:bookmark-start text:name="__DdeLink__43080_2085866184"/><text:span text:style-name="Fuente_20_de_20_párrafo_20_predeter."><text:span text:style-name="T95">(in: desh2; out: error2, id2, campo2, tam2)</text:span></text:span><text:bookmark-end text:name="__DdeLink__43080_2085866184"/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95"><text:tab/></text:span></text:span><text:span text:style-name="Fuente_20_de_20_párrafo_20_predeter."><text:span text:style-name="T97">camposh3 = camposh1 ++ campo2</text:span></text:span></text:p>
      <text:p text:style-name="P52"><text:span text:style-name="Fuente_20_de_20_párrafo_20_predeter."><text:span text:style-name="T97"><text:tab/>errorh3 = errorh1 v error2 v existeCampo(camposh1, id2)</text:span></text:span></text:p>
      <text:p text:style-name="P52"><text:span text:style-name="Fuente_20_de_20_párrafo_20_predeter."><text:span text:style-name="T66"><text:tab/>desh3 = tam2 + desh1</text:span></text:span></text:p>
      <text:p text:style-name="P52"><text:span text:style-name="Fuente_20_de_20_párrafo_20_predeter."><text:span text:style-name="T95">}</text:span></text:span></text:p>
      <text:p text:style-name="P52"><text:span text:style-name="Fuente_20_de_20_párrafo_20_predeter."><text:span text:style-name="T95">CamposRec</text:span></text:span><text:span text:style-name="Fuente_20_de_20_párrafo_20_predeter."><text:span text:style-name="T95">(in: errorh3, camposh3, desh3; out: error3, campos3, tam3)</text:span></text:span></text:p>
      <text:p text:style-name="P52"><text:span text:style-name="Fuente_20_de_20_párrafo_20_predeter."><text:span text:style-name="T95">{</text:span></text:span></text:p>
      <text:p text:style-name="P52"><text:span text:style-name="Fuente_20_de_20_párrafo_20_predeter."><text:span text:style-name="T97"><text:tab/></text:span></text:span><text:span text:style-name="Fuente_20_de_20_párrafo_20_predeter."><text:span text:style-name="T97">error1 = error3</text:span></text:span></text:p>
      <text:p text:style-name="P52"><text:span text:style-name="Fuente_20_de_20_párrafo_20_predeter."><text:span text:style-name="T97"><text:tab/>campos1 = campos3</text:span></text:span></text:p>
      <text:p text:style-name="P52"><text:span text:style-name="Fuente_20_de_20_párrafo_20_predeter."><text:span text:style-name="T97"><text:tab/>tam1 = tam3</text:span></text:span></text:p>
      <text:p text:style-name="P52"><text:span text:style-name="Fuente_20_de_20_párrafo_20_predeter."><text:span text:style-name="T95">}</text:span></text:span></text:p>
      <text:p text:style-name="Standard"><text:span text:style-name="Fuente_20_de_20_párrafo_20_predeter."><text:span text:style-name="T95"><text:tab/></text:span></text:span></text:p>
      <text:p text:style-name="Standard"><text:span text:style-name="Fuente_20_de_20_párrafo_20_predeter."><text:span text:style-name="T97"/></text:span></text:p>
      <text:p text:style-name="Standard"><text:span text:style-name="Fuente_20_de_20_párrafo_20_predeter."><text:span text:style-name="T95">CamposRec</text:span></text:span><text:span text:style-name="Fuente_20_de_20_párrafo_20_predeter."><text:span text:style-name="T95">(in: errorh1, camposh1 desh1; out: error1, campos1, tam1)</text:span></text:span><text:span text:style-name="Fuente_20_de_20_párrafo_20_predeter."><text:span text:style-name="T95"> → </text:span></text:span><text:span text:style-name="Fuente_20_de_20_párrafo_20_predeter."><text:span text:style-name="T67">λ</text:span></text:span></text:p>
      <text:p text:style-name="P52"><text:soft-page-break/><text:span text:style-name="Fuente_20_de_20_párrafo_20_predeter."><text:span text:style-name="T67">{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6">error1= errorh1;</text:span></text:span></text:p>
      <text:p text:style-name="P52"><text:span text:style-name="Fuente_20_de_20_párrafo_20_predeter."><text:span text:style-name="T66"><text:tab/>campos1 = camposh1</text:span></text:span></text:p>
      <text:p text:style-name="P52"><text:span text:style-name="Fuente_20_de_20_párrafo_20_predeter."><text:span text:style-name="T66"><text:tab/>tam1 = desh1</text:span></text:span></text:p>
      <text:p text:style-name="P86"><text:span text:style-name="Fuente_20_de_20_párrafo_20_predeter."><text:span text:style-name="T73">}</text:span></text:span></text:p>
      <text:p text:style-name="P25"><text:span text:style-name="Fuente_20_de_20_párrafo_20_predeter."><text:span text:style-name="T74"/></text:span></text:p>
      <text:p text:style-name="P130"/>
      <text:p text:style-name="P122">Campo<text:span text:style-name="Fuente_20_de_20_párrafo_20_predeter."><text:span text:style-name="T94">(in: desh1; out: error1, id1, campo1, tam1)</text:span></text:span> → </text:p>
      <text:p text:style-name="P122"><text:tab/>id(out: lex)</text:p>
      <text:p text:style-name="P122"><text:tab/>dosPuntos() </text:p>
      <text:p text:style-name="P78">Tipo(out: error2, tipo2)</text:p>
      <text:p text:style-name="P78">{</text:p>
      <text:p text:style-name="P75"><text:s text:c="4"/>campo1 =</text:p>
      <text:p text:style-name="P75"><text:s text:c="8"/>&lt;</text:p>
      <text:p text:style-name="P75"><text:s text:c="12"/>id:lex,</text:p>
      <text:p text:style-name="P75"><text:s text:c="12"/>tipo:tipo2,</text:p>
      <text:p text:style-name="P75"><text:s text:c="12"/>desp:desh1</text:p>
      <text:p text:style-name="P75"><text:s text:c="8"/>&gt;</text:p>
      <text:p text:style-name="P75"><text:s text:c="4"/>tam1 <text:s text:c="2"/>= tipo2.tam</text:p>
      <text:p text:style-name="P131">error1 = error2 v ¬existeRef(ts,tipo2)</text:p>
      <text:p text:style-name="P78">}</text:p>
      <text:p text:style-name="P124"/>
      <text:p text:style-name="P124"/>
      <text:p text:style-name="P26">Instrucciones(out: error1) →</text:p>
      <text:p text:style-name="P64">Instrucción(out: error2)</text:p>
      <text:p text:style-name="P64">{</text:p>
      <text:p text:style-name="P61"><text:span text:style-name="Fuente_20_de_20_párrafo_20_predeter."><text:span text:style-name="T14"><text:tab/></text:span></text:span><text:span text:style-name="Fuente_20_de_20_párrafo_20_predeter."><text:span text:style-name="T14">errorh3 = error2</text:span></text:span></text:p>
      <text:p text:style-name="P64">}</text:p>
      <text:p text:style-name="P64">InstruccionesRec(in: errorh3; out: error3)</text:p>
      <text:p text:style-name="P64">{</text:p>
      <text:p text:style-name="P61"><text:tab/><text:span text:style-name="Fuente_20_de_20_párrafo_20_predeter."><text:span text:style-name="T14">error1 = error3</text:span></text:span></text:p>
      <text:p text:style-name="P64">}</text:p>
      <text:p text:style-name="P25"/>
      <text:p text:style-name="P25"><text:tab/></text:p>
      <text:p text:style-name="P26">InstruccionesRec(in: errorh1; out: error1) →</text:p>
      <text:p text:style-name="P26"><text:tab/>puntoYComa()</text:p>
      <text:p text:style-name="P64">Instrucción(out: error2)</text:p>
      <text:p text:style-name="P64">{</text:p>
      <text:p text:style-name="P61"><text:tab/>errorh3=error1<text:span text:style-name="Fuente_20_de_20_párrafo_20_predeter."><text:span text:style-name="T14"> v errorh1</text:span></text:span></text:p>
      <text:p text:style-name="P64">}</text:p>
      <text:p text:style-name="P64">InstruccionesRec(in: errorh3; out: error3)</text:p>
      <text:p text:style-name="P64">{</text:p>
      <text:p text:style-name="P61"><text:tab/><text:span text:style-name="Fuente_20_de_20_párrafo_20_predeter."><text:span text:style-name="T14">error1 = error3</text:span></text:span></text:p>
      <text:p text:style-name="P64">}</text:p>
      <text:p text:style-name="P26"><text:tab/></text:p>
      <text:p text:style-name="P25"/>
      <text:p text:style-name="P25"><text:tab/></text:p>
      <text:p text:style-name="P26">InstruccionesRec(in: error1h; out: error1) → <text:bookmark-start text:name="__DdeLink__20807_213522392"/>λ<text:bookmark-end text:name="__DdeLink__20807_213522392"/></text:p>
      <text:p text:style-name="P64">{</text:p>
      <text:p text:style-name="P64"><text:span text:style-name="Fuente_20_de_20_párrafo_20_predeter."><text:span text:style-name="T15"><text:tab/></text:span></text:span><text:span text:style-name="Fuente_20_de_20_párrafo_20_predeter."><text:span text:style-name="T15">error1 = error1h</text:span></text:span></text:p>
      <text:p text:style-name="P52"><text:span text:style-name="Fuente_20_de_20_párrafo_20_predeter."><text:span text:style-name="T34">}</text:span></text:span></text:p>
      <text:p text:style-name="Standard"><text:span text:style-name="Fuente_20_de_20_párrafo_20_predeter."><text:span text:style-name="T29"/></text:span></text:p>
      <text:p text:style-name="P33"><text:span text:style-name="Fuente_20_de_20_párrafo_20_predeter."><text:span text:style-name="T29"/></text:span></text:p>
      <text:p text:style-name="P33"/>
      <text:p text:style-name="Standard"><text:span text:style-name="Fuente_20_de_20_párrafo_20_predeter."><text:span text:style-name="T77">Instrucción</text:span></text:span><text:bookmark-start text:name="__DdeLink__52441_2085866184"/><text:span text:style-name="Fuente_20_de_20_párrafo_20_predeter."><text:span text:style-name="T77">(out: error1)</text:span></text:span><text:bookmark-end text:name="__DdeLink__52441_2085866184"/><text:span text:style-name="Fuente_20_de_20_párrafo_20_predeter."><text:span text:style-name="T77"> → </text:span></text:span></text:p>
      <text:p text:style-name="P52"><text:span text:style-name="Fuente_20_de_20_párrafo_20_predeter."><text:span text:style-name="T77">InsProcedimiento</text:span></text:span><text:bookmark-start text:name="__DdeLink__52443_2085866184"/><text:span text:style-name="Fuente_20_de_20_párrafo_20_predeter."><text:span text:style-name="T77">(out: error 2)</text:span></text:span><text:bookmark-end text:name="__DdeLink__52443_2085866184"/></text:p>
      <text:p text:style-name="P52"><text:span text:style-name="Fuente_20_de_20_párrafo_20_predeter."><text:span text:style-name="T77">{</text:span></text:span></text:p>
      <text:p text:style-name="P52"><text:span text:style-name="Fuente_20_de_20_párrafo_20_predeter."><text:span text:style-name="T80"><text:tab/></text:span></text:span><text:bookmark-start text:name="__DdeLink__52446_2085866184"/><text:span text:style-name="Fuente_20_de_20_párrafo_20_predeter."><text:span text:style-name="T80">error1 = error2</text:span></text:span><text:bookmark-end text:name="__DdeLink__52446_2085866184"/></text:p>
      <text:p text:style-name="P52"><text:span text:style-name="Fuente_20_de_20_párrafo_20_predeter."><text:span text:style-name="T77">}</text:span></text:span></text:p>
      <text:p text:style-name="P35"/>
      <text:p text:style-name="P35"><text:soft-page-break/>Instrucción<text:span text:style-name="Fuente_20_de_20_párrafo_20_predeter."><text:span text:style-name="T61">(out: error1)</text:span></text:span> → </text:p>
      <text:p text:style-name="P77">InsLectura<text:span text:style-name="Fuente_20_de_20_párrafo_20_predeter."><text:span text:style-name="T61">(out: error 2)</text:span></text:span></text:p>
      <text:p text:style-name="P77">{</text:p>
      <text:p text:style-name="P77"><text:span text:style-name="Fuente_20_de_20_párrafo_20_predeter."><text:span text:style-name="T3"><text:tab/></text:span></text:span><text:span text:style-name="Fuente_20_de_20_párrafo_20_predeter."><text:span text:style-name="T62">error1 = error2</text:span></text:span></text:p>
      <text:p text:style-name="P77">}</text:p>
      <text:p text:style-name="P35"/>
      <text:p text:style-name="P35">Instrucción<text:span text:style-name="Fuente_20_de_20_párrafo_20_predeter."><text:span text:style-name="T61">(out: error1)</text:span></text:span> → </text:p>
      <text:p text:style-name="P77">InsEscritura<text:span text:style-name="Fuente_20_de_20_párrafo_20_predeter."><text:span text:style-name="T61">(out: error 2)</text:span></text:span></text:p>
      <text:p text:style-name="P77">{</text:p>
      <text:p text:style-name="P77"><text:span text:style-name="Fuente_20_de_20_párrafo_20_predeter."><text:span text:style-name="T3"><text:tab/></text:span></text:span><text:span text:style-name="Fuente_20_de_20_párrafo_20_predeter."><text:span text:style-name="T62">error1 = error2</text:span></text:span></text:p>
      <text:p text:style-name="P77">{</text:p>
      <text:p text:style-name="P35"/>
      <text:p text:style-name="P35">Instrucción<text:span text:style-name="Fuente_20_de_20_párrafo_20_predeter."><text:span text:style-name="T61">(out: error1)</text:span></text:span> → </text:p>
      <text:p text:style-name="P77">InsAsignación<text:span text:style-name="Fuente_20_de_20_párrafo_20_predeter."><text:span text:style-name="T61">(out: error 2)</text:span></text:span></text:p>
      <text:p text:style-name="P77">{</text:p>
      <text:p text:style-name="P74"><text:tab/><text:span text:style-name="Fuente_20_de_20_párrafo_20_predeter."><text:span text:style-name="T61">error1 = error2</text:span></text:span></text:p>
      <text:p text:style-name="P77">}</text:p>
      <text:p text:style-name="P39"/>
      <text:p text:style-name="P39">Instrucción<text:span text:style-name="Fuente_20_de_20_párrafo_20_predeter."><text:span text:style-name="T61">(out: error1)</text:span></text:span> → </text:p>
      <text:p text:style-name="P85">InsCompuesta<text:span text:style-name="Fuente_20_de_20_párrafo_20_predeter."><text:span text:style-name="T61">(out: error 2)</text:span></text:span></text:p>
      <text:p text:style-name="P85">{</text:p>
      <text:p text:style-name="P85"><text:span text:style-name="Fuente_20_de_20_párrafo_20_predeter."><text:span text:style-name="T62"><text:tab/></text:span></text:span><text:span text:style-name="Fuente_20_de_20_párrafo_20_predeter."><text:span text:style-name="T62">error1 = error2</text:span></text:span></text:p>
      <text:p text:style-name="P85">}</text:p>
      <text:p text:style-name="P85"/>
      <text:p text:style-name="P39">Instrucción<text:span text:style-name="Fuente_20_de_20_párrafo_20_predeter."><text:span text:style-name="T61">(out: error1)</text:span></text:span> → </text:p>
      <text:p text:style-name="P85">InsIf<text:span text:style-name="Fuente_20_de_20_párrafo_20_predeter."><text:span text:style-name="T61">(out: error 2)</text:span></text:span></text:p>
      <text:p text:style-name="P85">{</text:p>
      <text:p text:style-name="P85"><text:span text:style-name="Fuente_20_de_20_párrafo_20_predeter."><text:span text:style-name="T62"><text:tab/></text:span></text:span><text:span text:style-name="Fuente_20_de_20_párrafo_20_predeter."><text:span text:style-name="T62">error1 = error2</text:span></text:span></text:p>
      <text:p text:style-name="P85">}</text:p>
      <text:p text:style-name="P39"/>
      <text:p text:style-name="P39">Instrucción<text:span text:style-name="Fuente_20_de_20_párrafo_20_predeter."><text:span text:style-name="T61">(out: error1)</text:span></text:span> →</text:p>
      <text:p text:style-name="P85">InsWhile<text:span text:style-name="Fuente_20_de_20_párrafo_20_predeter."><text:span text:style-name="T61">(out: error 2)</text:span></text:span></text:p>
      <text:p text:style-name="P85">{</text:p>
      <text:p text:style-name="P61"><text:tab/><text:span text:style-name="Fuente_20_de_20_párrafo_20_predeter.">error1 = error2</text:span></text:p>
      <text:p text:style-name="P85">}</text:p>
      <text:p text:style-name="P39"/>
      <text:p text:style-name="P39">Instrucción<text:span text:style-name="Fuente_20_de_20_párrafo_20_predeter."><text:span text:style-name="T61">(out: error1)</text:span></text:span> →</text:p>
      <text:p text:style-name="P85">InsFor<text:span text:style-name="Fuente_20_de_20_párrafo_20_predeter."><text:span text:style-name="T61">(out: error 2)</text:span></text:span></text:p>
      <text:p text:style-name="P85">{</text:p>
      <text:p text:style-name="P61"><text:tab/><text:span text:style-name="Fuente_20_de_20_párrafo_20_predeter.">error1 = error2</text:span></text:p>
      <text:p text:style-name="P85">}</text:p>
      <text:p text:style-name="P39">Instrucción<text:span text:style-name="Fuente_20_de_20_párrafo_20_predeter."><text:span text:style-name="T61">(out: error1)</text:span></text:span> → </text:p>
      <text:p text:style-name="P85">InsNew<text:span text:style-name="Fuente_20_de_20_párrafo_20_predeter."><text:span text:style-name="T61">(out: error 2)</text:span></text:span></text:p>
      <text:p text:style-name="P85">{</text:p>
      <text:p text:style-name="P85"><text:span text:style-name="Fuente_20_de_20_párrafo_20_predeter."><text:span text:style-name="T62"><text:tab/></text:span></text:span><text:span text:style-name="Fuente_20_de_20_párrafo_20_predeter."><text:span text:style-name="T62">error1 = error2</text:span></text:span></text:p>
      <text:p text:style-name="P85">}</text:p>
      <text:p text:style-name="P39"/>
      <text:p text:style-name="P39">Instrucción<text:span text:style-name="Fuente_20_de_20_párrafo_20_predeter."><text:span text:style-name="T61">(out: error1)</text:span></text:span> →</text:p>
      <text:p text:style-name="P85">InsDis<text:span text:style-name="Fuente_20_de_20_párrafo_20_predeter."><text:span text:style-name="T61">(out: error 2)</text:span></text:span></text:p>
      <text:p text:style-name="P85">{</text:p>
      <text:p text:style-name="P85"><text:span text:style-name="Fuente_20_de_20_párrafo_20_predeter."><text:span text:style-name="T62"><text:tab/></text:span></text:span><text:span text:style-name="Fuente_20_de_20_párrafo_20_predeter."><text:span text:style-name="T62">error1 = error2</text:span></text:span></text:p>
      <text:p text:style-name="P85">}</text:p>
      <text:p text:style-name="P81"/>
      <text:p text:style-name="P33"/>
      <text:p text:style-name="Standard"><text:span text:style-name="Fuente_20_de_20_párrafo_20_predeter."><text:span text:style-name="T77">InsProcedimiento</text:span></text:span><text:span text:style-name="Fuente_20_de_20_párrafo_20_predeter."><text:span text:style-name="T77">(out: error1)</text:span></text:span><text:span text:style-name="Fuente_20_de_20_párrafo_20_predeter."><text:span text:style-name="T77"> → </text:span></text:span></text:p>
      <text:p text:style-name="Standard"><text:span text:style-name="Fuente_20_de_20_párrafo_20_predeter."><text:span text:style-name="T77"><text:tab/>id</text:span></text:span><text:span text:style-name="Fuente_20_de_20_párrafo_20_predeter."><text:span text:style-name="T77">(out: lex)</text:span></text:span></text:p>
      <text:p text:style-name="P52"><text:span text:style-name="Fuente_20_de_20_párrafo_20_predeter."><text:span text:style-name="T77">{</text:span></text:span></text:p>
      <text:p text:style-name="P52"><text:span text:style-name="Fuente_20_de_20_párrafo_20_predeter."><text:span text:style-name="T80"><text:tab/></text:span></text:span><text:span text:style-name="Fuente_20_de_20_párrafo_20_predeter."><text:span text:style-name="T80">params</text:span></text:span><text:span text:style-name="Fuente_20_de_20_párrafo_20_predeter."><text:span text:style-name="T80"> = </text:span></text:span><text:span text:style-name="Fuente_20_de_20_párrafo_20_predeter."><text:span text:style-name="T80">ts</text:span></text:span><text:span text:style-name="Fuente_20_de_20_párrafo_20_predeter."><text:span text:style-name="T80">[lex].tipo.parametros</text:span></text:span></text:p>
      <text:p text:style-name="P52"><text:span text:style-name="Fuente_20_de_20_párrafo_20_predeter."><text:span text:style-name="T80"><text:tab/></text:span></text:span><text:span text:style-name="Fuente_20_de_20_párrafo_20_predeter."><text:span text:style-name="T80">cod + = apilar-ret</text:span></text:span></text:p>
      <text:p text:style-name="P52"><text:span text:style-name="Fuente_20_de_20_párrafo_20_predeter."><text:span text:style-name="T80"><text:tab/>etq += longApilaRet</text:span></text:span></text:p>
      <text:p text:style-name="P52"><text:soft-page-break/><text:span text:style-name="Fuente_20_de_20_párrafo_20_predeter."><text:span text:style-name="T77">}</text:span></text:span></text:p>
      <text:p text:style-name="P52"><text:span text:style-name="Fuente_20_de_20_párrafo_20_predeter."><text:span text:style-name="T77">AParametros</text:span></text:span><text:span text:style-name="Fuente_20_de_20_párrafo_20_predeter."><text:span text:style-name="T77">(out: error2)</text:span></text:span></text:p>
      <text:p text:style-name="P52"><text:span text:style-name="Fuente_20_de_20_párrafo_20_predeter."><text:span text:style-name="T77">{</text:span></text:span></text:p>
      <text:p text:style-name="P52"><text:span text:style-name="Fuente_20_de_20_párrafo_20_predeter."><text:span text:style-name="T77"><text:tab/></text:span></text:span><text:span text:style-name="Fuente_20_de_20_párrafo_20_predeter."><text:span text:style-name="T80">error1 = error2 v</text:span></text:span><text:span text:style-name="Fuente_20_de_20_párrafo_20_predeter."><text:span text:style-name="T80"> ¬existeID(lex) v </text:span></text:span><text:span text:style-name="Fuente_20_de_20_párrafo_20_predeter."><text:span text:style-name="T80">ts</text:span></text:span><text:span text:style-name="Fuente_20_de_20_párrafo_20_predeter."><text:span text:style-name="T80">[lex].clase != proc</text:span></text:span></text:p>
      <text:p text:style-name="P52"><text:span text:style-name="Fuente_20_de_20_párrafo_20_predeter."><text:span text:style-name="T80"><text:tab/></text:span></text:span><text:span text:style-name="Fuente_20_de_20_párrafo_20_predeter."><text:span text:style-name="T80">cod += ir-a(ts[lex].inicio)</text:span></text:span></text:p>
      <text:p text:style-name="P52"><text:span text:style-name="Fuente_20_de_20_párrafo_20_predeter."><text:span text:style-name="T80"><text:tab/>etq += 1</text:span></text:span></text:p>
      <text:p text:style-name="P52"><text:span text:style-name="Fuente_20_de_20_párrafo_20_predeter."><text:span text:style-name="T77">}</text:span></text:span></text:p>
      <text:p text:style-name="Standard"><text:span text:style-name="Fuente_20_de_20_párrafo_20_predeter."><text:span text:style-name="T77"/></text:span></text:p>
      <text:p text:style-name="Standard"><text:span text:style-name="Fuente_20_de_20_párrafo_20_predeter."><text:span text:style-name="T77"/></text:span></text:p>
      <text:p text:style-name="Standard"><text:span text:style-name="Fuente_20_de_20_párrafo_20_predeter."><text:span text:style-name="T77">AParametros</text:span></text:span><text:span text:style-name="Fuente_20_de_20_párrafo_20_predeter."><text:span text:style-name="T77">(</text:span></text:span><text:bookmark-start text:name="__DdeLink__52449_2085866184"/><text:span text:style-name="Fuente_20_de_20_párrafo_20_predeter."><text:span text:style-name="T77">out: error1</text:span></text:span><text:bookmark-end text:name="__DdeLink__52449_2085866184"/><text:span text:style-name="Fuente_20_de_20_párrafo_20_predeter."><text:span text:style-name="T77">)</text:span></text:span><text:span text:style-name="Fuente_20_de_20_párrafo_20_predeter."><text:span text:style-name="T77"> → </text:span></text:span></text:p>
      <text:p text:style-name="P52"><text:span text:style-name="Fuente_20_de_20_párrafo_20_predeter."><text:span text:style-name="T77">abrePar()</text:span></text:span></text:p>
      <text:p text:style-name="P52"><text:span text:style-name="Fuente_20_de_20_párrafo_20_predeter."><text:span text:style-name="T77">{</text:span></text:span></text:p>
      <text:p text:style-name="P52"><text:span text:style-name="Fuente_20_de_20_párrafo_20_predeter."><text:span text:style-name="T80"><text:tab/></text:span></text:span><text:span text:style-name="Fuente_20_de_20_párrafo_20_predeter."><text:span text:style-name="T80">etq += longInicioPaso</text:span></text:span></text:p>
      <text:p text:style-name="P52"><text:span text:style-name="Fuente_20_de_20_párrafo_20_predeter."><text:span text:style-name="T80"><text:tab/>cod += inicio-paso</text:span></text:span></text:p>
      <text:p text:style-name="P52"><text:span text:style-name="Fuente_20_de_20_párrafo_20_predeter."><text:span text:style-name="T77">}</text:span></text:span></text:p>
      <text:p text:style-name="P52"><text:span text:style-name="Fuente_20_de_20_párrafo_20_predeter."><text:span text:style-name="T77">LAParametros</text:span></text:span><text:span text:style-name="Fuente_20_de_20_párrafo_20_predeter."><text:span text:style-name="T77">(</text:span></text:span><text:bookmark-start text:name="__DdeLink__52451_2085866184"/><text:span text:style-name="Fuente_20_de_20_párrafo_20_predeter."><text:span text:style-name="T77">out: error2</text:span></text:span><text:bookmark-end text:name="__DdeLink__52451_2085866184"/><text:span text:style-name="Fuente_20_de_20_párrafo_20_predeter."><text:span text:style-name="T77">)</text:span></text:span></text:p>
      <text:p text:style-name="P52"><text:span text:style-name="Fuente_20_de_20_párrafo_20_predeter."><text:span text:style-name="T77">cierraPar()</text:span></text:span></text:p>
      <text:p text:style-name="P52"><text:span text:style-name="Fuente_20_de_20_párrafo_20_predeter."><text:span text:style-name="T77">{</text:span></text:span></text:p>
      <text:p text:style-name="P52"><text:span text:style-name="Fuente_20_de_20_párrafo_20_predeter."><text:span text:style-name="T77"><text:tab/></text:span></text:span><text:span text:style-name="Fuente_20_de_20_párrafo_20_predeter."><text:span text:style-name="T80">error1 = error2</text:span></text:span></text:p>
      <text:p text:style-name="P52"><text:span text:style-name="Fuente_20_de_20_párrafo_20_predeter."><text:span text:style-name="T80"><text:tab/></text:span></text:span><text:span text:style-name="Fuente_20_de_20_párrafo_20_predeter."><text:span text:style-name="T80">cod += fin-paso</text:span></text:span></text:p>
      <text:p text:style-name="P52"><text:span text:style-name="Fuente_20_de_20_párrafo_20_predeter."><text:span text:style-name="T80"><text:tab/>etq += longFinPase</text:span></text:span></text:p>
      <text:p text:style-name="P52"><text:span text:style-name="Fuente_20_de_20_párrafo_20_predeter."><text:span text:style-name="T77">}</text:span></text:span></text:p>
      <text:p text:style-name="Standard"><text:span text:style-name="Fuente_20_de_20_párrafo_20_predeter."><text:span text:style-name="T81">AParametros</text:span></text:span><text:span text:style-name="Fuente_20_de_20_párrafo_20_predeter."><text:span text:style-name="T81">(</text:span></text:span><text:span text:style-name="Fuente_20_de_20_párrafo_20_predeter."><text:span text:style-name="T81">out: error1</text:span></text:span><text:span text:style-name="Fuente_20_de_20_párrafo_20_predeter."><text:span text:style-name="T81">)</text:span></text:span><text:span text:style-name="Fuente_20_de_20_párrafo_20_predeter."><text:span text:style-name="T77"> → </text:span></text:span><text:span text:style-name="Fuente_20_de_20_párrafo_20_predeter."><text:span text:style-name="T86">λ</text:span></text:span></text:p>
      <text:p text:style-name="P52"><text:span text:style-name="Fuente_20_de_20_párrafo_20_predeter."><text:span text:style-name="T86">{</text:span></text:span></text:p>
      <text:p text:style-name="P52"><text:span text:style-name="Fuente_20_de_20_párrafo_20_predeter."><text:span text:style-name="T66"><text:tab/></text:span></text:span><text:span text:style-name="Fuente_20_de_20_párrafo_20_predeter."><text:span text:style-name="T66">error1 = </text:span></text:span><text:span text:style-name="Fuente_20_de_20_párrafo_20_predeter."><text:span text:style-name="T66">|params|</text:span></text:span><text:span text:style-name="Fuente_20_de_20_párrafo_20_predeter."><text:span text:style-name="T66"> &gt; 0</text:span></text:span></text:p>
      <text:p text:style-name="P52"><text:span text:style-name="Fuente_20_de_20_párrafo_20_predeter."><text:span text:style-name="T86">}</text:span></text:span></text:p>
      <text:p text:style-name="P26"><text:span text:style-name="Fuente_20_de_20_párrafo_20_predeter."/></text:p>
      <text:p text:style-name="P26"><text:span text:style-name="Fuente_20_de_20_párrafo_20_predeter.">LAParametros</text:span><text:span text:style-name="Fuente_20_de_20_párrafo_20_predeter.">(</text:span><text:span text:style-name="Fuente_20_de_20_párrafo_20_predeter.">out: error</text:span><text:span text:style-name="Fuente_20_de_20_párrafo_20_predeter.">1</text:span><text:span text:style-name="Fuente_20_de_20_párrafo_20_predeter.">)</text:span><text:span text:style-name="Fuente_20_de_20_párrafo_20_predeter."> → </text:span></text:p>
      <text:p text:style-name="P64"><text:span text:style-name="Fuente_20_de_20_párrafo_20_predeter.">{</text:span></text:p>
      <text:p text:style-name="Standard"><text:span text:style-name="Fuente_20_de_20_párrafo_20_predeter."><text:span text:style-name="T29"><text:tab/><text:tab/></text:span></text:span><text:span text:style-name="Fuente_20_de_20_párrafo_20_predeter."><text:span text:style-name="T29">etq += 1</text:span></text:span></text:p>
      <text:p text:style-name="Standard"><text:span text:style-name="Fuente_20_de_20_párrafo_20_predeter."><text:span text:style-name="T29"><text:tab/><text:tab/></text:span></text:span><text:span text:style-name="Fuente_20_de_20_párrafo_20_predeter."><text:span text:style-name="T29">cod += copia</text:span></text:span></text:p>
      <text:p text:style-name="Standard"><text:span text:style-name="Fuente_20_de_20_párrafo_20_predeter."><text:span text:style-name="T29"><text:tab/><text:tab/>parh2 = </text:span></text:span><text:span text:style-name="Fuente_20_de_20_párrafo_20_predeter."><text:span text:style-name="T29">params</text:span></text:span><text:span text:style-name="Fuente_20_de_20_párrafo_20_predeter."><text:span text:style-name="T29">[</text:span></text:span><text:span text:style-name="Fuente_20_de_20_párrafo_20_predeter."><text:span text:style-name="T29">0].modo == var</text:span></text:span></text:p>
      <text:p text:style-name="P64"><text:span text:style-name="Fuente_20_de_20_párrafo_20_predeter.">}</text:span></text:p>
      <text:p text:style-name="P64"><text:span text:style-name="Fuente_20_de_20_párrafo_20_predeter.">Expresion</text:span><text:bookmark-start text:name="__DdeLink__52458_2085866184"/><text:span text:style-name="Fuente_20_de_20_párrafo_20_predeter.">(in: parh2; out: tipo2, modo2)</text:span><text:bookmark-end text:name="__DdeLink__52458_2085866184"/></text:p>
      <text:p text:style-name="P64"><text:span text:style-name="Fuente_20_de_20_párrafo_20_predeter.">{</text:span></text:p>
      <text:p text:style-name="P64"><text:span text:style-name="Fuente_20_de_20_párrafo_20_predeter."><text:tab/></text:span><text:span text:style-name="Fuente_20_de_20_párrafo_20_predeter."><text:span text:style-name="T3">nparam_h3 = 1</text:span></text:span></text:p>
      <text:p text:style-name="P64"><text:span text:style-name="Fuente_20_de_20_párrafo_20_predeter."><text:span text:style-name="T111"><text:tab/>errorh</text:span></text:span><text:span text:style-name="Fuente_20_de_20_párrafo_20_predeter."><text:span text:style-name="T111">3</text:span></text:span><text:span text:style-name="Fuente_20_de_20_párrafo_20_predeter."><text:span text:style-name="T111"> = </text:span></text:span><text:span text:style-name="Fuente_20_de_20_párrafo_20_predeter."><text:span text:style-name="T111">(tipo2 == &lt;t:</text:span></text:span><text:span text:style-name="Fuente_20_de_20_párrafo_20_predeter."><text:span text:style-name="T111">error</text:span></text:span><text:span text:style-name="Fuente_20_de_20_párrafo_20_predeter."><text:span text:style-name="T111">&gt;)</text:span></text:span><text:span text:style-name="Fuente_20_de_20_párrafo_20_predeter."><text:span text:style-name="T111"> v </text:span></text:span><text:span text:style-name="Fuente_20_de_20_párrafo_20_predeter."><text:span text:style-name="T111">(</text:span></text:span><text:span text:style-name="Fuente_20_de_20_párrafo_20_predeter."><text:span text:style-name="T111">|</text:span></text:span><text:span text:style-name="Fuente_20_de_20_párrafo_20_predeter."><text:span text:style-name="T111">params</text:span></text:span><text:span text:style-name="Fuente_20_de_20_párrafo_20_predeter."><text:span text:style-name="T111">|) &lt; 1 </text:span></text:span><text:span text:style-name="Fuente_20_de_20_párrafo_20_predeter."><text:span text:style-name="T119">v</text:span></text:span><text:span text:style-name="Fuente_20_de_20_párrafo_20_predeter."><text:span text:style-name="T111"> (</text:span></text:span><text:span text:style-name="Fuente_20_de_20_párrafo_20_predeter."><text:span text:style-name="T111">params</text:span></text:span><text:span text:style-name="Fuente_20_de_20_párrafo_20_predeter."><text:span text:style-name="T3">[0].modo = var </text:span></text:span><text:bookmark-start text:name="__DdeLink__14735_1844718597"/><text:span text:style-name="Fuente_20_de_20_párrafo_20_predeter."><text:span text:style-name="T111">٨</text:span></text:span><text:bookmark-end text:name="__DdeLink__14735_1844718597"/><text:span text:style-name="Fuente_20_de_20_párrafo_20_predeter."><text:span text:style-name="T111"> modo2 = val) </text:span></text:span><text:span text:style-name="Fuente_20_de_20_párrafo_20_predeter."><text:span text:style-name="T119">v</text:span></text:span></text:p>
      <text:p text:style-name="P64"><text:span text:style-name="Fuente_20_de_20_párrafo_20_predeter."><text:span text:style-name="T111"><text:tab/><text:tab/><text:tab/></text:span></text:span><text:span text:style-name="Fuente_20_de_20_párrafo_20_predeter."><text:span text:style-name="T111">NOT</text:span></text:span><text:span text:style-name="Fuente_20_de_20_párrafo_20_predeter."><text:span text:style-name="T111"> compatibles(</text:span></text:span><text:span text:style-name="Fuente_20_de_20_párrafo_20_predeter."><text:span text:style-name="T111">params</text:span></text:span><text:span text:style-name="Fuente_20_de_20_párrafo_20_predeter."><text:span text:style-name="T111">[0].tipo, tipo, </text:span></text:span><text:span text:style-name="Fuente_20_de_20_párrafo_20_predeter."><text:span text:style-name="T111">ts</text:span></text:span><text:span text:style-name="Fuente_20_de_20_párrafo_20_predeter."><text:span text:style-name="T111">)</text:span></text:span></text:p>
      <text:p text:style-name="Standard"><text:span text:style-name="Fuente_20_de_20_párrafo_20_predeter."><text:span text:style-name="T29"><text:tab/><text:tab/></text:span></text:span><text:span text:style-name="Fuente_20_de_20_párrafo_20_predeter."><text:span text:style-name="T29">cod += pasoParametro(modo2,</text:span></text:span><text:span text:style-name="Fuente_20_de_20_párrafo_20_predeter."><text:span text:style-name="T29">params</text:span></text:span><text:span text:style-name="Fuente_20_de_20_párrafo_20_predeter."><text:span text:style-name="T29">[0])</text:span></text:span></text:p>
      <text:p text:style-name="Standard"><text:span text:style-name="Fuente_20_de_20_párrafo_20_predeter."><text:span text:style-name="T29"><text:tab/><text:tab/>etq += longPaseoParametro</text:span></text:span></text:p>
      <text:p text:style-name="P64"><text:span text:style-name="Fuente_20_de_20_párrafo_20_predeter.">}</text:span></text:p>
      <text:p text:style-name="P64"><text:span text:style-name="Fuente_20_de_20_párrafo_20_predeter.">LAParametrosRec</text:span><text:bookmark-start text:name="__DdeLink__52461_2085866184"/><text:span text:style-name="Fuente_20_de_20_párrafo_20_predeter.">(nparamh3, errorh3; out: error3</text:span><text:span text:style-name="Fuente_20_de_20_párrafo_20_predeter.">)</text:span><text:bookmark-end text:name="__DdeLink__52461_2085866184"/></text:p>
      <text:p text:style-name="P64"><text:span text:style-name="Fuente_20_de_20_párrafo_20_predeter.">{</text:span></text:p>
      <text:p text:style-name="P64"><text:span text:style-name="Fuente_20_de_20_párrafo_20_predeter."><text:span text:style-name="T19"><text:tab/></text:span></text:span><text:span text:style-name="Fuente_20_de_20_párrafo_20_predeter."><text:span text:style-name="T19">error1 = error3</text:span></text:span></text:p>
      <text:p text:style-name="P64"><text:span text:style-name="Fuente_20_de_20_párrafo_20_predeter.">}</text:span></text:p>
      <text:p text:style-name="P26"><text:span text:style-name="Fuente_20_de_20_párrafo_20_predeter."><text:span text:style-name="T111"/></text:span></text:p>
      <text:p text:style-name="P26"><text:span text:style-name="Fuente_20_de_20_párrafo_20_predeter."><text:span text:style-name="T111"/></text:span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>LAParametrosRec</text:span><text:span text:style-name="Fuente_20_de_20_párrafo_20_predeter.">(in: nparamh</text:span><text:span text:style-name="Fuente_20_de_20_párrafo_20_predeter.">1</text:span><text:span text:style-name="Fuente_20_de_20_párrafo_20_predeter.">, errorh</text:span><text:span text:style-name="Fuente_20_de_20_párrafo_20_predeter.">1</text:span><text:span text:style-name="Fuente_20_de_20_párrafo_20_predeter.">; out: error</text:span><text:span text:style-name="Fuente_20_de_20_párrafo_20_predeter.">1)</text:span><text:span text:style-name="Fuente_20_de_20_párrafo_20_predeter."> →</text:span></text:p>
      <text:p text:style-name="P26"><text:span text:style-name="Fuente_20_de_20_párrafo_20_predeter."><text:tab/></text:span><text:span text:style-name="Fuente_20_de_20_párrafo_20_predeter.">coma()</text:span><text:span text:style-name="Fuente_20_de_20_párrafo_20_predeter."> </text:span></text:p>
      <text:p text:style-name="P64"><text:span text:style-name="Fuente_20_de_20_párrafo_20_predeter.">{</text:span></text:p>
      <text:p text:style-name="P64"><text:span text:style-name="Fuente_20_de_20_párrafo_20_predeter."><text:span text:style-name="T3"><text:tab/></text:span></text:span><text:span text:style-name="Fuente_20_de_20_párrafo_20_predeter."><text:span text:style-name="T3">etq += longDireccionParFormal + 1</text:span></text:span></text:p>
      <text:p text:style-name="P64"><text:span text:style-name="Fuente_20_de_20_párrafo_20_predeter."><text:span text:style-name="T3"><text:tab/>cod += copia</text:span></text:span></text:p>
      <text:p text:style-name="P64"><text:span text:style-name="Fuente_20_de_20_párrafo_20_predeter."><text:span text:style-name="T3"><text:tab/>cod += direccionParFormal(</text:span></text:span><text:span text:style-name="Fuente_20_de_20_párrafo_20_predeter."><text:span text:style-name="T3">fparamsh1[nparamh1])</text:span></text:span></text:p>
      <text:p text:style-name="P64"><text:span text:style-name="Fuente_20_de_20_párrafo_20_predeter."><text:span text:style-name="T3"><text:tab/>parh2 = </text:span></text:span><text:span text:style-name="Fuente_20_de_20_párrafo_20_predeter."><text:span text:style-name="T3">params</text:span></text:span><text:span text:style-name="Fuente_20_de_20_párrafo_20_predeter."><text:span text:style-name="T3">[nparamh1].modo == var</text:span></text:span></text:p>
      <text:p text:style-name="P64"><text:span text:style-name="Fuente_20_de_20_párrafo_20_predeter.">}</text:span></text:p>
      <text:p text:style-name="P64"><text:span text:style-name="Fuente_20_de_20_párrafo_20_predeter.">Expresion</text:span><text:bookmark-start text:name="__DdeLink__52471_2085866184"/><text:span text:style-name="Fuente_20_de_20_párrafo_20_predeter.">(in: parh2; out: tipo2, modo2)</text:span><text:bookmark-end text:name="__DdeLink__52471_2085866184"/></text:p>
      <text:p text:style-name="P64"><text:span text:style-name="Fuente_20_de_20_párrafo_20_predeter.">{</text:span></text:p>
      <text:p text:style-name="P64"><text:span text:style-name="Fuente_20_de_20_párrafo_20_predeter."><text:span text:style-name="T3"><text:tab/></text:span></text:span><text:span text:style-name="Fuente_20_de_20_párrafo_20_predeter."><text:span text:style-name="T56">nparamh3 = nparamh1 + 1</text:span></text:span></text:p>
      <text:p text:style-name="P126"><text:soft-page-break/><text:span text:style-name="Fuente_20_de_20_párrafo_20_predeter."><text:span text:style-name="T56"><text:tab/><text:tab/></text:span></text:span><text:span text:style-name="Fuente_20_de_20_párrafo_20_predeter."><text:span text:style-name="T56">errorh3 = errorh1 v tipo2==&lt;t:error&gt; v |params| &lt; nparamh1 + 1 v </text:span></text:span></text:p>
      <text:p text:style-name="P126"><text:span text:style-name="Fuente_20_de_20_párrafo_20_predeter."><text:span text:style-name="T56"><text:tab/><text:tab/><text:tab/><text:tab/>(params[nparamh1].modo ==var <text:s/></text:span></text:span><text:span text:style-name="Fuente_20_de_20_párrafo_20_predeter."><text:span text:style-name="T57">٨ modo2 == val) v </text:span></text:span></text:p>
      <text:p text:style-name="P126"><text:span text:style-name="Fuente_20_de_20_párrafo_20_predeter."><text:span text:style-name="T57"><text:tab/><text:tab/><text:tab/><text:tab/>NOT compatibles(params[nparamh1].tipo, tipo2, ts)</text:span></text:span></text:p>
      <text:p text:style-name="P126"><text:span text:style-name="Fuente_20_de_20_párrafo_20_predeter."><text:span text:style-name="T57"><text:tab/><text:tab/>etq += longPasoParametro</text:span></text:span></text:p>
      <text:p text:style-name="P116"><text:span text:style-name="Fuente_20_de_20_párrafo_20_predeter."><text:tab/><text:tab/></text:span><text:span text:style-name="Fuente_20_de_20_párrafo_20_predeter.">cod +=</text:span><text:span text:style-name="Fuente_20_de_20_párrafo_20_predeter."> </text:span><text:span text:style-name="Fuente_20_de_20_párrafo_20_predeter."><text:span text:style-name="T41">pasoParametro(modo</text:span></text:span><text:span text:style-name="Fuente_20_de_20_párrafo_20_predeter."><text:span text:style-name="T41">2</text:span></text:span><text:span text:style-name="Fuente_20_de_20_párrafo_20_predeter."><text:span text:style-name="T41">,</text:span></text:span><text:span text:style-name="Fuente_20_de_20_párrafo_20_predeter."><text:span text:style-name="T41">params</text:span></text:span><text:span text:style-name="Fuente_20_de_20_párrafo_20_predeter."><text:span text:style-name="T41">[nparam</text:span></text:span><text:span text:style-name="Fuente_20_de_20_párrafo_20_predeter."><text:span text:style-name="T41">sh1</text:span></text:span><text:span text:style-name="Fuente_20_de_20_párrafo_20_predeter."><text:span text:style-name="T41">])</text:span></text:span></text:p>
      <text:p text:style-name="P64"><text:span text:style-name="Fuente_20_de_20_párrafo_20_predeter.">}</text:span></text:p>
      <text:p text:style-name="P64"><text:span text:style-name="Fuente_20_de_20_párrafo_20_predeter.">LAParametrosRec</text:span><text:bookmark-start text:name="__DdeLink__52468_2085866184"/><text:span text:style-name="Fuente_20_de_20_párrafo_20_predeter.">(in: nparamh3, errorh3; out: error3</text:span><text:span text:style-name="Fuente_20_de_20_párrafo_20_predeter.">)</text:span><text:bookmark-end text:name="__DdeLink__52468_2085866184"/></text:p>
      <text:p text:style-name="P64"><text:span text:style-name="Fuente_20_de_20_párrafo_20_predeter.">{</text:span></text:p>
      <text:p text:style-name="P64"><text:span text:style-name="Fuente_20_de_20_párrafo_20_predeter."><text:span text:style-name="T19"><text:tab/></text:span></text:span><text:span text:style-name="Fuente_20_de_20_párrafo_20_predeter."><text:span text:style-name="T19">error1 = error3</text:span></text:span></text:p>
      <text:p text:style-name="P64"><text:span text:style-name="Fuente_20_de_20_párrafo_20_predeter.">}</text:span></text:p>
      <text:p text:style-name="P26"><text:span text:style-name="Fuente_20_de_20_párrafo_20_predeter."><text:tab/></text:span></text:p>
      <text:p text:style-name="P26"><text:span text:style-name="Fuente_20_de_20_párrafo_20_predeter."><text:span text:style-name="T3"><text:tab/> </text:span></text:span></text:p>
      <text:p text:style-name="P26"><text:span text:style-name="Fuente_20_de_20_párrafo_20_predeter."><text:tab/></text:span></text:p>
      <text:p text:style-name="P26"><text:span text:style-name="Fuente_20_de_20_párrafo_20_predeter."><text:span text:style-name="T111"/></text:span></text:p>
      <text:p text:style-name="P26"><text:span text:style-name="Fuente_20_de_20_párrafo_20_predeter.">LAParametrosRec</text:span><text:span text:style-name="Fuente_20_de_20_párrafo_20_predeter.">(nparamh3, errorh3; out: error3</text:span><text:span text:style-name="Fuente_20_de_20_párrafo_20_predeter.">)</text:span><text:span text:style-name="Fuente_20_de_20_párrafo_20_predeter."> → λ</text:span></text:p>
      <text:p text:style-name="P64"><text:span text:style-name="Fuente_20_de_20_párrafo_20_predeter.">{</text:span></text:p>
      <text:p text:style-name="P64"><text:span text:style-name="Fuente_20_de_20_párrafo_20_predeter."><text:span text:style-name="T15"><text:tab/></text:span></text:span><text:span text:style-name="Fuente_20_de_20_párrafo_20_predeter."><text:span text:style-name="T15">error3= errorh3</text:span></text:span></text:p>
      <text:p text:style-name="P52"><text:span text:style-name="Fuente_20_de_20_párrafo_20_predeter."><text:span text:style-name="T1">}</text:span></text:span></text:p>
      <text:p text:style-name="Standard"><text:span text:style-name="Fuente_20_de_20_párrafo_20_predeter."><text:span text:style-name="T35"/></text:span></text:p>
      <text:p text:style-name="P35">InsLectura(out: error1) → <text:s/></text:p>
      <text:p text:style-name="P35"><text:tab/>in()</text:p>
      <text:p text:style-name="P35"><text:tab/>abrePar()</text:p>
      <text:p text:style-name="P35"><text:tab/>id(out:lex)</text:p>
      <text:p text:style-name="P35"><text:tab/>cierraPar()</text:p>
      <text:p text:style-name="P77">{</text:p>
      <text:p text:style-name="P77"><text:tab/><text:span text:style-name="T3">error1 = NOT existeID(ts,lex)</text:span></text:p>
      <text:p text:style-name="P77"><text:span text:style-name="Fuente_20_de_20_párrafo_20_predeter."><text:span text:style-name="T138"><text:tab/>cod += in ts[lex].dir</text:span></text:span></text:p>
      <text:p text:style-name="P77"><text:span text:style-name="Fuente_20_de_20_párrafo_20_predeter."><text:span text:style-name="T138"><text:tab/>etq += 1</text:span></text:span></text:p>
      <text:p text:style-name="P77">}</text:p>
      <text:p text:style-name="P35"/>
      <text:p text:style-name="P35">InsEscritura(out: error1) → </text:p>
      <text:p text:style-name="P35"><text:tab/>out()</text:p>
      <text:p text:style-name="P35"><text:tab/>abrePar()</text:p>
      <text:p text:style-name="P77">{</text:p>
      <text:p text:style-name="P77"><text:tab/></text:p>
      <text:p text:style-name="P74"><text:tab/>parh2 = false</text:p>
      <text:p text:style-name="P74"/>
      <text:p text:style-name="P77">}</text:p>
      <text:p text:style-name="P77">Expresion<text:bookmark-start text:name="__DdeLink__52474_2085866184"/><text:span text:style-name="Fuente_20_de_20_párrafo_20_predeter."><text:span text:style-name="T61">(in: parh2; out: tipo2, modo2)</text:span></text:span><text:bookmark-end text:name="__DdeLink__52474_2085866184"/></text:p>
      <text:p text:style-name="P77">{</text:p>
      <text:p text:style-name="P74"><text:tab/>error1 = (tipo2 = &lt;t:error&gt;)</text:p>
      <text:p text:style-name="P74"><text:tab/>etq += 1</text:p>
      <text:p text:style-name="P74"><text:tab/>cod += out</text:p>
      <text:p text:style-name="P77">}</text:p>
      <text:p text:style-name="P79">cierraPar()</text:p>
      <text:p text:style-name="P35"/>
      <text:p text:style-name="P35"/>
      <text:p text:style-name="P39"/>
      <text:p text:style-name="P39"/>
      <text:p text:style-name="P39"/>
      <text:p text:style-name="P39"/>
      <text:p text:style-name="P39">InsAsignación(out: error1) → </text:p>
      <text:p text:style-name="P85">Mem(out: tipo2)</text:p>
      <text:p text:style-name="P85">dosPuntosIgual()</text:p>
      <text:p text:style-name="P85">{</text:p>
      <text:p text:style-name="P61"><text:tab/>parh3 = false</text:p>
      <text:p text:style-name="P85">}</text:p>
      <text:p text:style-name="P85">Expresión<text:span text:style-name="Fuente_20_de_20_párrafo_20_predeter."><text:span text:style-name="T61">(in: parh</text:span></text:span><text:span text:style-name="Fuente_20_de_20_párrafo_20_predeter."><text:span text:style-name="T61">3</text:span></text:span><text:span text:style-name="Fuente_20_de_20_párrafo_20_predeter."><text:span text:style-name="T61">; out: tipo</text:span></text:span><text:span text:style-name="Fuente_20_de_20_párrafo_20_predeter."><text:span text:style-name="T61">3</text:span></text:span><text:span text:style-name="Fuente_20_de_20_párrafo_20_predeter."><text:span text:style-name="T61">, modo</text:span></text:span><text:span text:style-name="Fuente_20_de_20_párrafo_20_predeter."><text:span text:style-name="T61">3</text:span></text:span><text:span text:style-name="Fuente_20_de_20_párrafo_20_predeter."><text:span text:style-name="T61">)</text:span></text:span></text:p>
      <text:p text:style-name="P85">{</text:p>
      <text:p text:style-name="P88"><text:soft-page-break/><text:tab/>etq += 1</text:p>
      <text:p text:style-name="P61"><text:tab/>error1 = ¬ esCompatible(tipo2, tipo3,ts)</text:p>
      <text:p text:style-name="P88"><text:tab/>si esCompatibleConTipoBasico(tipo2, ts)</text:p>
      <text:p text:style-name="P88"><text:tab/><text:tab/>cod += desapila-ind</text:p>
      <text:p text:style-name="P88"><text:tab/>si no</text:p>
      <text:p text:style-name="P88"><text:tab/><text:tab/>cod += mueve(tipo2.tam)</text:p>
      <text:p text:style-name="P85">}</text:p>
      <text:p text:style-name="P38"/>
      <text:p text:style-name="P38"/>
      <text:p text:style-name="P38"/>
      <text:p text:style-name="P38"/>
      <text:p text:style-name="P39">InsCompuesta(out: error1) → </text:p>
      <text:p text:style-name="P117"><text:tab/>abreCorchete()</text:p>
      <text:p text:style-name="P85">Instrucciones(out: error2)</text:p>
      <text:p text:style-name="P85">cierraCorchete()</text:p>
      <text:p text:style-name="P85">{</text:p>
      <text:p text:style-name="P61"><text:tab/><text:span text:style-name="T93">error1 = error2</text:span></text:p>
      <text:p text:style-name="P85">}</text:p>
      <text:p text:style-name="P38"/>
      <text:p text:style-name="P41">InsIf(out: error1) → </text:p>
      <text:p text:style-name="P41"><text:tab/>if ()</text:p>
      <text:p text:style-name="P89">{</text:p>
      <text:p text:style-name="P73"><text:tab/>parh2 = false</text:p>
      <text:p text:style-name="P89">}</text:p>
      <text:p text:style-name="P89">Expresion(in: parh2; out: tipo2, modo2) </text:p>
      <text:p text:style-name="P89">then ()</text:p>
      <text:p text:style-name="P89">{</text:p>
      <text:p text:style-name="P73"><text:tab/>etq += 1</text:p>
      <text:p text:style-name="P73"><text:tab/><text:span text:style-name="T134">PARCHE: no puedo hacer el ir-f!!</text:span></text:p>
      <text:p text:style-name="P109"><text:tab/>cod += noop</text:p>
      <text:p text:style-name="P73"><text:span text:style-name="T134"><text:tab/></text:span><text:span text:style-name="T121">aux = etq</text:span></text:p>
      <text:p text:style-name="P89">}</text:p>
      <text:p text:style-name="P89">Instrucción(out: error3)</text:p>
      <text:p text:style-name="P89">{</text:p>
      <text:p text:style-name="P88"><text:span text:style-name="T137"><text:tab/></text:span><text:span text:style-name="T135">insertar(cod, ir-f(etq</text:span><text:span text:style-name="T135">+1</text:span><text:span text:style-name="T135">), aux) //reemplaza el noop con el ir-f. en </text:span><text:span text:style-name="T135">la posicion del código</text:span><text:span text:style-name="T135"> aux</text:span></text:p>
      <text:p text:style-name="P117"><text:span text:style-name="T138"><text:tab/><text:tab/></text:span><text:span text:style-name="T138">etq += 1</text:span></text:p>
      <text:p text:style-name="P120"><text:tab/><text:tab/>aux=etq</text:p>
      <text:p text:style-name="P120"><text:tab/><text:tab/>cod + = noop</text:p>
      <text:p text:style-name="P89">}</text:p>
      <text:p text:style-name="P89">Pelse(out: error4)</text:p>
      <text:p text:style-name="P89">{</text:p>
      <text:p text:style-name="P89"><text:tab/><text:span text:style-name="T122">insertar(cod, ir-a(etq</text:span><text:span text:style-name="T122">),aux) //mismo problema</text:span></text:p>
      <text:p text:style-name="P110"><text:tab/>error1 = tipo2 != &lt;t:bool&gt; v error3 v error4</text:p>
      <text:p text:style-name="P85"><text:span text:style-name="Fuente_20_de_20_párrafo_20_predeter."><text:span text:style-name="T85"><text:tab/>InsIf.error = Expresion.tipo != &lt;t:bool&gt; v Instrucción.error v Pelse.error</text:span></text:span></text:p>
      <text:p text:style-name="P89">}</text:p>
      <text:p text:style-name="P42"/>
      <text:p text:style-name="P41">PElse(out: error1) →</text:p>
      <text:p text:style-name="P41"><text:tab/>else()</text:p>
      <text:p text:style-name="P89">Instrucción(out: error2)</text:p>
      <text:p text:style-name="P89">{</text:p>
      <text:p text:style-name="P89"><text:span text:style-name="Fuente_20_de_20_párrafo_20_predeter."><text:span text:style-name="T62"><text:tab/></text:span></text:span><text:span text:style-name="Fuente_20_de_20_párrafo_20_predeter."><text:span text:style-name="T62">error1 = error2</text:span></text:span></text:p>
      <text:p text:style-name="P89">}</text:p>
      <text:p text:style-name="Standard"><text:span text:style-name="Fuente_20_de_20_párrafo_20_predeter."><text:span text:style-name="T104"/></text:span></text:p>
      <text:p text:style-name="Standard"><text:span text:style-name="Fuente_20_de_20_párrafo_20_predeter."><text:span text:style-name="T104">PElse</text:span></text:span><text:span text:style-name="Fuente_20_de_20_párrafo_20_predeter."><text:span text:style-name="T104">(out: error1)</text:span></text:span><text:span text:style-name="Fuente_20_de_20_párrafo_20_predeter."><text:span text:style-name="T104"> </text:span></text:span><text:span text:style-name="Fuente_20_de_20_párrafo_20_predeter."><text:span text:style-name="T99">→ </text:span></text:span><text:span text:style-name="Fuente_20_de_20_párrafo_20_predeter."><text:span text:style-name="T96">λ</text:span></text:span></text:p>
      <text:p text:style-name="P52"><text:span text:style-name="Fuente_20_de_20_párrafo_20_predeter."><text:span text:style-name="T96">{</text:span></text:span></text:p>
      <text:p text:style-name="P52"><text:span text:style-name="Fuente_20_de_20_párrafo_20_predeter."><text:span text:style-name="T66"><text:tab/></text:span></text:span><text:span text:style-name="Fuente_20_de_20_párrafo_20_predeter."><text:span text:style-name="T66">error1 = false</text:span></text:span></text:p>
      <text:p text:style-name="P52"><text:span text:style-name="Fuente_20_de_20_párrafo_20_predeter."><text:span text:style-name="T96">}</text:span></text:span></text:p>
      <text:p text:style-name="P42"/>
      <text:p text:style-name="P41">InsWhile(out:error1) → </text:p>
      <text:p text:style-name="P41"><text:tab/>while ()</text:p>
      <text:p text:style-name="P41"><text:soft-page-break/><text:tab/>{</text:p>
      <text:p text:style-name="P43"><text:tab/><text:tab/>etq_while = etq</text:p>
      <text:p text:style-name="P41"><text:tab/>}<text:tab/></text:p>
      <text:p text:style-name="P89">Expresion(in: parh2; out: tipo2, modo2)</text:p>
      <text:p text:style-name="P89">do ()</text:p>
      <text:p text:style-name="P89">{</text:p>
      <text:p text:style-name="P73"><text:tab/>etq += 1</text:p>
      <text:p text:style-name="P73"><text:tab/>aux = etq</text:p>
      <text:p text:style-name="P73"><text:tab/>cod += noop</text:p>
      <text:p text:style-name="P89">}</text:p>
      <text:p text:style-name="P89">Instrucción(out: error3)</text:p>
      <text:p text:style-name="P89">{</text:p>
      <text:p text:style-name="P89"><text:tab/><text:span text:style-name="T122">insertaCod(cod, ir-f(etq + 1), aux) (parche)</text:span></text:p>
      <text:p text:style-name="P90"><text:tab/>etq += 1</text:p>
      <text:p text:style-name="P90"><text:tab/>cod+= ir-a(etq_while)</text:p>
      <text:p text:style-name="P90"><text:tab/>error1 = tipo2 != &lt;t:bool&gt; v error3</text:p>
      <text:p text:style-name="P89">}</text:p>
      <text:p text:style-name="P42"/>
      <text:p text:style-name="P41">InsFor(out: error1) → </text:p>
      <text:p text:style-name="P41"><text:tab/>for()</text:p>
      <text:p text:style-name="P41"><text:tab/>{</text:p>
      <text:p text:style-name="P43"><text:tab/><text:tab/>etq_for = etq</text:p>
      <text:p text:style-name="P46"><text:tab/><text:tab/>parh2= fals<text:span text:style-name="T158">e</text:span></text:p>
      <text:p text:style-name="P41"><text:tab/>}</text:p>
      <text:p text:style-name="P41"><text:tab/>id(out: lex)</text:p>
      <text:p text:style-name="P41"><text:tab/>igual()</text:p>
      <text:p text:style-name="P89">Expresion(in: parh2; out: tipo2, modo2)</text:p>
      <text:p text:style-name="P89">to()</text:p>
      <text:p text:style-name="P89">{</text:p>
      <text:p text:style-name="P111"><text:tab/>parh3 = false <text:span text:style-name="T158">(supongo? no estaba)</text:span></text:p>
      <text:p text:style-name="P89"><text:span text:style-name="Fuente_20_de_20_párrafo_20_predeter."><text:span text:style-name="T87"><text:tab/></text:span></text:span><text:span text:style-name="Fuente_20_de_20_párrafo_20_predeter."><text:span text:style-name="T87">etq += 1</text:span></text:span></text:p>
      <text:p text:style-name="P89"><text:span text:style-name="Fuente_20_de_20_párrafo_20_predeter."><text:span text:style-name="T87"><text:tab/>cod += desapila-dir ts[lex].dir</text:span></text:span></text:p>
      <text:p text:style-name="P89">}</text:p>
      <text:p text:style-name="P89">Expresion(in: parh3, out: tipo3,modo3)</text:p>
      <text:p text:style-name="P89">do()</text:p>
      <text:p text:style-name="P89">{</text:p>
      <text:p text:style-name="P90"><text:tab/><text:span text:style-name="Fuente_20_de_20_párrafo_20_predeter."><text:span text:style-name="T88">etq+=4</text:span></text:span></text:p>
      <text:p text:style-name="P90"><text:span text:style-name="Fuente_20_de_20_párrafo_20_predeter."><text:span text:style-name="T88"><text:tab/>cod+= dup</text:span></text:span></text:p>
      <text:p text:style-name="P90"><text:span text:style-name="Fuente_20_de_20_párrafo_20_predeter."><text:span text:style-name="T88"><text:tab/>cod+= apilar-dir ts[lex].dir</text:span></text:span></text:p>
      <text:p text:style-name="P90"><text:span text:style-name="Fuente_20_de_20_párrafo_20_predeter."><text:span text:style-name="T88"><text:tab/>cod+= igual</text:span></text:span></text:p>
      <text:p text:style-name="P90"><text:span text:style-name="Fuente_20_de_20_párrafo_20_predeter."><text:span text:style-name="T88"><text:tab/>cod+= </text:span></text:span><text:span text:style-name="Fuente_20_de_20_párrafo_20_predeter."><text:span text:style-name="T136">noop</text:span></text:span></text:p>
      <text:p text:style-name="P90"><text:span text:style-name="Fuente_20_de_20_párrafo_20_predeter."><text:span text:style-name="T136"><text:tab/>aux = etq</text:span></text:span></text:p>
      <text:p text:style-name="P89">}</text:p>
      <text:p text:style-name="P89">Instruccion(out: error4)</text:p>
      <text:p text:style-name="P89">{</text:p>
      <text:p text:style-name="P89"><text:tab/><text:span text:style-name="T3">error1 = </text:span><text:span text:style-name="T3">error4 v (tipo2 != &lt;t:natural&gt; AND tipo2 != &lt;t:integer&gt;) v</text:span></text:p>
      <text:p text:style-name="P90"><text:tab/><text:tab/><text:tab/>(tipo3 != &lt;t:natural&gt; AND tipo2 != &lt;t:integer&gt;) v</text:p>
      <text:p text:style-name="P90"><text:tab/><text:tab/><text:tab/>(ts[lex].tipo != &lt;t:natural&gt; AND ts[lex].tipo != &lt;t:integer&gt;</text:p>
      <text:p text:style-name="P110"><text:tab/>insertaCod(cod, ir-v(etq -1), aux)</text:p>
      <text:p text:style-name="P90"><text:span text:style-name="Fuente_20_de_20_párrafo_20_predeter."><text:span text:style-name="T88"><text:tab/></text:span></text:span></text:p>
      <text:p text:style-name="P90"><text:span text:style-name="Fuente_20_de_20_párrafo_20_predeter."><text:span text:style-name="T88"><text:tab/>cod += apila-dir ts[lex].dir</text:span></text:span></text:p>
      <text:p text:style-name="P90"><text:span text:style-name="Fuente_20_de_20_párrafo_20_predeter."><text:span text:style-name="T88"><text:tab/>cod += apilar 1</text:span></text:span></text:p>
      <text:p text:style-name="P90"><text:span text:style-name="Fuente_20_de_20_párrafo_20_predeter."><text:span text:style-name="T88"><text:tab/>cod += sumar</text:span></text:span></text:p>
      <text:p text:style-name="P90"><text:span text:style-name="Fuente_20_de_20_párrafo_20_predeter."><text:span text:style-name="T88"><text:tab/>cod += desapila-dir ts[lex].dir</text:span></text:span></text:p>
      <text:p text:style-name="P90"><text:span text:style-name="Fuente_20_de_20_párrafo_20_predeter."><text:span text:style-name="T88"><text:tab/>cod +=</text:span></text:span><text:span text:style-name="Fuente_20_de_20_párrafo_20_predeter."><text:span text:style-name="T136"> ir-a(</text:span></text:span><text:span text:style-name="Fuente_20_de_20_párrafo_20_predeter."><text:span text:style-name="T136">aux</text:span></text:span><text:span text:style-name="Fuente_20_de_20_párrafo_20_predeter."><text:span text:style-name="T136">) //</text:span></text:span><text:span text:style-name="Fuente_20_de_20_párrafo_20_predeter."><text:span text:style-name="T136">creo q está bien asi</text:span></text:span></text:p>
      <text:p text:style-name="P90"><text:span text:style-name="Fuente_20_de_20_párrafo_20_predeter."><text:span text:style-name="T88"><text:tab/>cod += pop</text:span></text:span></text:p>
      <text:p text:style-name="P90"><text:span text:style-name="Fuente_20_de_20_párrafo_20_predeter."><text:span text:style-name="T88"><text:tab/>etq += 6</text:span></text:span></text:p>
      <text:p text:style-name="P90"><text:span text:style-name="Fuente_20_de_20_párrafo_20_predeter."><text:span text:style-name="T88"><text:tab/>InsFor.etq <text:s text:c="7"/>= Instruccion.etq + 6</text:span></text:span></text:p>
      <text:p text:style-name="P89">}</text:p>
      <text:p text:style-name="P42"/>
      <text:p text:style-name="P41"><text:soft-page-break/>InsNew(out: erro1) → </text:p>
      <text:p text:style-name="P41"><text:tab/>new()</text:p>
      <text:p text:style-name="P89">Mem(out: tipo2)(</text:p>
      <text:p text:style-name="P89">{</text:p>
      <text:p text:style-name="P89"><text:span text:style-name="Fuente_20_de_20_párrafo_20_predeter."><text:span text:style-name="T62"><text:tab/>error</text:span></text:span><text:span text:style-name="Fuente_20_de_20_párrafo_20_predeter."><text:span text:style-name="T62">1</text:span></text:span><text:span text:style-name="Fuente_20_de_20_párrafo_20_predeter."><text:span text:style-name="T62"> = </text:span></text:span><text:span text:style-name="Fuente_20_de_20_párrafo_20_predeter."><text:span text:style-name="T62">ti</text:span></text:span><text:span text:style-name="Fuente_20_de_20_párrafo_20_predeter."><text:span text:style-name="T62">po</text:span></text:span><text:span text:style-name="Fuente_20_de_20_párrafo_20_predeter."><text:span text:style-name="T62">2</text:span></text:span><text:span text:style-name="Fuente_20_de_20_párrafo_20_predeter."><text:span text:style-name="T62"> != &lt;t:puntero&gt;</text:span></text:span></text:p>
      <text:p text:style-name="P89"><text:span text:style-name="Fuente_20_de_20_párrafo_20_predeter."><text:span text:style-name="T62"><text:tab/></text:span></text:span><text:span text:style-name="Fuente_20_de_20_párrafo_20_predeter."><text:span text:style-name="T62">etq += 2</text:span></text:span></text:p>
      <text:p text:style-name="P89"><text:span text:style-name="Fuente_20_de_20_párrafo_20_predeter."><text:span text:style-name="T62"><text:tab/>cod += new</text:span></text:span></text:p>
      <text:p text:style-name="P90"><text:tab/><text:tab/><text:tab/>si tipo2.tbase = ref</text:p>
      <text:p text:style-name="P90"><text:tab/><text:tab/><text:tab/><text:tab/>ts[tipo2.tbase.id].tam</text:p>
      <text:p text:style-name="P90"><text:tab/><text:tab/><text:tab/>si no</text:p>
      <text:p text:style-name="P90"><text:tab/><text:tab/><text:tab/><text:tab/>1</text:p>
      <text:p text:style-name="P90"><text:tab/><text:tab/> <text:s text:c="7"/>)</text:p>
      <text:p text:style-name="P119"><text:span text:style-name="Fuente_20_de_20_párrafo_20_predeter."><text:span text:style-name="T3"><text:tab/><text:tab/>cod+= desapila-ind</text:span></text:span></text:p>
      <text:p text:style-name="P89">}</text:p>
      <text:p text:style-name="P42"/>
      <text:p text:style-name="P41">InsDis(out: error1) → </text:p>
      <text:p text:style-name="P41"><text:tab/>dispose ()</text:p>
      <text:p text:style-name="P89">Mem(out: tipo2)</text:p>
      <text:p text:style-name="P89">{</text:p>
      <text:p text:style-name="P89"><text:span text:style-name="Fuente_20_de_20_párrafo_20_predeter."><text:span text:style-name="T62"><text:tab/>error</text:span></text:span><text:span text:style-name="Fuente_20_de_20_párrafo_20_predeter."><text:span text:style-name="T63">1</text:span></text:span><text:span text:style-name="Fuente_20_de_20_párrafo_20_predeter."><text:span text:style-name="T62"> = </text:span></text:span><text:span text:style-name="Fuente_20_de_20_párrafo_20_predeter."><text:span text:style-name="T63">tipo2</text:span></text:span><text:span text:style-name="Fuente_20_de_20_párrafo_20_predeter."><text:span text:style-name="T62">.t != puntero</text:span></text:span></text:p>
      <text:p text:style-name="P89"><text:span text:style-name="Fuente_20_de_20_párrafo_20_predeter."><text:span text:style-name="T62"><text:tab/></text:span></text:span><text:span text:style-name="Fuente_20_de_20_párrafo_20_predeter."><text:span text:style-name="T63">etq+=1</text:span></text:span></text:p>
      <text:p text:style-name="P89"><text:span text:style-name="Fuente_20_de_20_párrafo_20_predeter."><text:span text:style-name="T63"><text:tab/>si tipo2.tbase == ref</text:span></text:span></text:p>
      <text:p text:style-name="P89"><text:span text:style-name="Fuente_20_de_20_párrafo_20_predeter."><text:span text:style-name="T63"><text:tab/><text:tab/>cod+= dis(ts[tipo2.tbase.id].tam</text:span></text:span></text:p>
      <text:p text:style-name="P89"><text:span text:style-name="Fuente_20_de_20_párrafo_20_predeter."><text:span text:style-name="T63"><text:tab/>else</text:span></text:span></text:p>
      <text:p text:style-name="P89"><text:span text:style-name="Fuente_20_de_20_párrafo_20_predeter."><text:span text:style-name="T63"><text:tab/><text:tab/>cod+= dis(1)</text:span></text:span></text:p>
      <text:p text:style-name="P89">}</text:p>
      <text:p text:style-name="P42"/>
      <text:p text:style-name="P41"/>
      <text:p text:style-name="P26">Mem(out: tipo<text:span text:style-name="T156">1</text:span>) → id<text:span text:style-name="T156">(out: lex)</text:span></text:p>
      <text:p text:style-name="P64">{</text:p>
      <text:p text:style-name="P25"><text:tab/><text:tab/></text:p>
      <text:p text:style-name="P25"><text:tab/><text:tab/><text:span text:style-name="T156">tipo2h</text:span> = si existe(<text:span text:style-name="T156">ts</text:span>,lex)</text:p>
      <text:p text:style-name="P25"><text:tab/><text:tab/><text:tab/><text:tab/><text:tab/>si <text:span text:style-name="T156">ts</text:span>[lex].clase <text:span text:style-name="T156">=</text:span>= var</text:p>
      <text:p text:style-name="P25"><text:tab/><text:tab/><text:tab/><text:tab/><text:tab/><text:tab/>ref!(<text:span text:style-name="T156">ts</text:span>[lex].tipo,<text:span text:style-name="T156">ts</text:span>)</text:p>
      <text:p text:style-name="P25"><text:tab/><text:tab/><text:tab/><text:tab/><text:tab/>s<text:span text:style-name="T156">i</text:span>no &lt;t:error&gt;</text:p>
      <text:p text:style-name="P61"><text:tab/><text:tab/><text:tab/>sino &lt;t:error&gt;</text:p>
      <text:p text:style-name="P61"><text:tab/><text:span text:style-name="T156">etq+=longAccesoVar(ts[lex])</text:span></text:p>
      <text:p text:style-name="P62"><text:tab/>cod+=accesoVar(ts[lex])</text:p>
      <text:p text:style-name="P64">}</text:p>
      <text:p text:style-name="P64">MemRec<text:span text:style-name="T156">(in: tipo2h; out: tipo2)</text:span></text:p>
      <text:p text:style-name="P64">{</text:p>
      <text:p text:style-name="P61"><text:span text:style-name="Fuente_20_de_20_párrafo_20_predeter."><text:span text:style-name="T14"><text:tab/></text:span></text:span><text:span text:style-name="Fuente_20_de_20_párrafo_20_predeter."><text:span text:style-name="T21">tipo1=tipo2;</text:span></text:span></text:p>
      <text:p text:style-name="P64">}</text:p>
      <text:p text:style-name="P25"/>
      <text:p text:style-name="P26"/>
      <text:p text:style-name="P26">MemRec<text:bookmark-start text:name="__DdeLink__8388_1339461673"/><text:span text:style-name="T157">(in: tipo1h; out: tipo1)</text:span><text:bookmark-end text:name="__DdeLink__8388_1339461673"/> → '^'</text:p>
      <text:p text:style-name="P64">{</text:p>
      <text:p text:style-name="P61"><text:tab/><text:span text:style-name="T157">tipo2h</text:span> = si (tipo<text:span text:style-name="T157">1</text:span>h.t = puntero</text:p>
      <text:p text:style-name="P61"><text:tab/><text:tab/><text:tab/><text:tab/><text:tab/>ref!(tipo<text:span text:style-name="T157">1</text:span>h.tbase,<text:span text:style-name="T157">ts</text:span>)</text:p>
      <text:p text:style-name="P61"><text:tab/><text:tab/> <text:s text:c="4"/>sino &lt;t:error&gt;</text:p>
      <text:p text:style-name="P61"><text:span text:style-name="Fuente_20_de_20_párrafo_20_predeter."><text:span text:style-name="T14"><text:tab/></text:span></text:span><text:span text:style-name="Fuente_20_de_20_párrafo_20_predeter."><text:span text:style-name="T21">etq += 1;</text:span></text:span></text:p>
      <text:p text:style-name="P61"><text:span text:style-name="Fuente_20_de_20_párrafo_20_predeter."><text:span text:style-name="T21"><text:tab/>cod+= apila-ind</text:span></text:span></text:p>
      <text:p text:style-name="P64">}</text:p>
      <text:p text:style-name="P65">MemRec<text:span text:style-name="T157">(in: tipo2h; out: tipo2)</text:span></text:p>
      <text:p text:style-name="P64">{</text:p>
      <text:p text:style-name="P64"><text:tab/><text:span text:style-name="T4">tipo1 = tipo2</text:span></text:p>
      <text:p text:style-name="P64">}</text:p>
      <text:p text:style-name="P26"><text:tab/></text:p>
      <text:p text:style-name="P27"/>
      <text:p text:style-name="P27"/>
      <text:p text:style-name="P27"><text:soft-page-break/>MemRe<text:span text:style-name="T157">c(in: tipo1h; out: tipo1)</text:span> → </text:p>
      <text:p text:style-name="P27"><text:tab/><text:span text:style-name="T157">abreCorchete()</text:span></text:p>
      <text:p text:style-name="P68">{</text:p>
      <text:p text:style-name="P112"><text:tab/>parh2=false (supongo? no estaba)</text:p>
      <text:p text:style-name="P68">}</text:p>
      <text:p text:style-name="P65">Expresion<text:span text:style-name="T157">(in: parh2; out: tipo2,modo2)</text:span></text:p>
      <text:p text:style-name="P69">cierraCorchete()</text:p>
      <text:p text:style-name="P64">{</text:p>
      <text:p text:style-name="P61"><text:tab/><text:span text:style-name="T158">etq += 3</text:span></text:p>
      <text:p text:style-name="P61"><text:span text:style-name="Fuente_20_de_20_párrafo_20_predeter."><text:span text:style-name="T22"><text:tab/>cod += apila tipo1h.tbase.tam</text:span></text:span></text:p>
      <text:p text:style-name="P61"><text:span text:style-name="Fuente_20_de_20_párrafo_20_predeter."><text:span text:style-name="T22"><text:tab/>cod += multiplica</text:span></text:span></text:p>
      <text:p text:style-name="P61"><text:span text:style-name="Fuente_20_de_20_párrafo_20_predeter."><text:span text:style-name="T22"><text:tab/>cod += suma</text:span></text:span></text:p>
      <text:p text:style-name="P61"><text:span text:style-name="Fuente_20_de_20_párrafo_20_predeter."><text:span text:style-name="T22"><text:tab/>tipo3h = si tipo1h.t == array AND tipo2.t = num</text:span></text:span></text:p>
      <text:p text:style-name="P61"><text:span text:style-name="Fuente_20_de_20_párrafo_20_predeter."><text:span text:style-name="T22"><text:tab/><text:tab/><text:tab/><text:tab/>ref!(tipo1h.tbase,ts)</text:span></text:span></text:p>
      <text:p text:style-name="P61"><text:span text:style-name="Fuente_20_de_20_párrafo_20_predeter."><text:span text:style-name="T22"><text:tab/><text:tab/><text:tab/>sino &lt;t:error&gt;</text:span></text:span></text:p>
      <text:p text:style-name="P64">}</text:p>
      <text:p text:style-name="P65">MemRec<text:span text:style-name="T157">(in: tipo3h; out: tipo3)</text:span></text:p>
      <text:p text:style-name="P64">{</text:p>
      <text:p text:style-name="P61"><text:tab/><text:span text:style-name="Fuente_20_de_20_párrafo_20_predeter."><text:span text:style-name="T22">tipo1 = tipo3</text:span></text:span></text:p>
      <text:p text:style-name="P64">}</text:p>
      <text:p text:style-name="P26"><text:tab/></text:p>
      <text:p text:style-name="Standard"><text:span text:style-name="Fuente_20_de_20_párrafo_20_predeter."><text:span text:style-name="T29"><text:tab/></text:span></text:span></text:p>
      <text:p text:style-name="P28">MemRec<text:span text:style-name="T157">(in: tipo1h; out: tipo1)</text:span> → </text:p>
      <text:p text:style-name="P28"><text:tab/><text:span text:style-name="T158">punto()</text:span></text:p>
      <text:p text:style-name="P28"><text:tab/>id<text:span text:style-name="T157">(out:lex)</text:span></text:p>
      <text:p text:style-name="P64">{</text:p>
      <text:p text:style-name="P61"><text:tab/><text:span text:style-name="T158">etq += 2</text:span></text:p>
      <text:p text:style-name="P63"><text:tab/>cod += apila(tipo1h.campos[id.lex].desp</text:p>
      <text:p text:style-name="P63"><text:tab/>cod += suma</text:p>
      <text:p text:style-name="P63"><text:tab/>tipo2h = si tipo1h.t = rec</text:p>
      <text:p text:style-name="P63"><text:tab/><text:tab/><text:tab/><text:tab/><text:tab/>si campo?(tipo1h.campos,lex)</text:p>
      <text:p text:style-name="P63"><text:tab/><text:tab/><text:tab/><text:tab/><text:tab/>ref!(tipo1h.campos[lex].tipo,ts)</text:p>
      <text:p text:style-name="P63"><text:tab/><text:tab/><text:tab/><text:tab/>sino &lt;t:error&gt;</text:p>
      <text:p text:style-name="P63"><text:tab/><text:tab/><text:tab/>sino &lt;t:error&gt;</text:p>
      <text:p text:style-name="P64">}</text:p>
      <text:p text:style-name="P65">MemRec<text:span text:style-name="T157">(in: tipo2h; out: tipo2)</text:span></text:p>
      <text:p text:style-name="P64">{</text:p>
      <text:p text:style-name="P61"><text:span text:style-name="Fuente_20_de_20_párrafo_20_predeter."><text:span text:style-name="T14"><text:tab/></text:span></text:span><text:span text:style-name="Fuente_20_de_20_párrafo_20_predeter."><text:span text:style-name="T22">tipo1 = tipo2</text:span></text:span></text:p>
      <text:p text:style-name="P64">}</text:p>
      <text:p text:style-name="P25"/>
      <text:p text:style-name="P27">MemRec<text:span text:style-name="T157">(in: tipo1h; out: tipo1)</text:span> → λ</text:p>
      <text:p text:style-name="P64">{</text:p>
      <text:p text:style-name="P73"><text:span text:style-name="Fuente_20_de_20_párrafo_20_predeter."><text:span text:style-name="T13"><text:tab/></text:span></text:span><text:span text:style-name="Fuente_20_de_20_párrafo_20_predeter."><text:span text:style-name="T45">tipo1 = tipo1h</text:span></text:span></text:p>
      <text:p text:style-name="P72">}</text:p>
      <text:p text:style-name="P30"/>
      <text:p text:style-name="P26"><text:span text:style-name="Fuente_20_de_20_párrafo_20_predeter.">Expresion</text:span><text:bookmark-start text:name="__DdeLink__21170_1339461673"/><text:span text:style-name="Fuente_20_de_20_párrafo_20_predeter."><text:span text:style-name="T157">(in: parh1; out: tipo1, modo1)</text:span></text:span><text:bookmark-end text:name="__DdeLink__21170_1339461673"/><text:span text:style-name="Fuente_20_de_20_párrafo_20_predeter."> → </text:span></text:p>
      <text:p text:style-name="P64"><text:span text:style-name="Fuente_20_de_20_párrafo_20_predeter.">{</text:span></text:p>
      <text:p text:style-name="P64"><text:span text:style-name="Fuente_20_de_20_párrafo_20_predeter."><text:tab/></text:span><text:span text:style-name="Fuente_20_de_20_párrafo_20_predeter."><text:span text:style-name="T16">parh2 = parh1</text:span></text:span></text:p>
      <text:p text:style-name="P64"><text:span text:style-name="Fuente_20_de_20_párrafo_20_predeter.">}</text:span></text:p>
      <text:p text:style-name="P66"><text:span text:style-name="Fuente_20_de_20_párrafo_20_predeter.">ExpresiónNiv1</text:span><text:span text:style-name="Fuente_20_de_20_párrafo_20_predeter."><text:span text:style-name="T157">(in: parh</text:span></text:span><text:span text:style-name="Fuente_20_de_20_párrafo_20_predeter."><text:span text:style-name="T159">2</text:span></text:span><text:span text:style-name="Fuente_20_de_20_párrafo_20_predeter."><text:span text:style-name="T157">; out: tipo</text:span></text:span><text:span text:style-name="Fuente_20_de_20_párrafo_20_predeter."><text:span text:style-name="T159">2</text:span></text:span><text:span text:style-name="Fuente_20_de_20_párrafo_20_predeter."><text:span text:style-name="T157">, modo</text:span></text:span><text:span text:style-name="Fuente_20_de_20_párrafo_20_predeter."><text:span text:style-name="T159">2</text:span></text:span><text:span text:style-name="Fuente_20_de_20_párrafo_20_predeter."><text:span text:style-name="T157">)</text:span></text:span></text:p>
      <text:p text:style-name="P64"><text:span text:style-name="Fuente_20_de_20_párrafo_20_predeter.">{</text:span></text:p>
      <text:p text:style-name="P67"><text:span text:style-name="Fuente_20_de_20_párrafo_20_predeter."><text:span text:style-name="T3"><text:tab/></text:span></text:span><text:span text:style-name="Fuente_20_de_20_párrafo_20_predeter."><text:span text:style-name="T5">tipoh3 = tipo2</text:span></text:span></text:p>
      <text:p text:style-name="P113"><text:span text:style-name="Fuente_20_de_20_párrafo_20_predeter."><text:span text:style-name="T146"><text:tab/>modoh3 = modo2</text:span></text:span></text:p>
      <text:p text:style-name="P64"><text:span text:style-name="Fuente_20_de_20_párrafo_20_predeter."><text:span text:style-name="T52">}</text:span></text:span></text:p>
      <text:p text:style-name="P64"><text:span text:style-name="Fuente_20_de_20_párrafo_20_predeter.">ExpresiónFact</text:span><text:bookmark-start text:name="__DdeLink__21172_1339461673"/><text:bookmark-start text:name="__DdeLink__21174_1339461673"/><text:span text:style-name="Fuente_20_de_20_párrafo_20_predeter."><text:span text:style-name="T160">(in: tipoh3, modoh3; out: tipo3, modo3)</text:span></text:span><text:bookmark-end text:name="__DdeLink__21172_1339461673"/><text:bookmark-end text:name="__DdeLink__21174_1339461673"/></text:p>
      <text:p text:style-name="P64"><text:span text:style-name="Fuente_20_de_20_párrafo_20_predeter.">{</text:span></text:p>
      <text:p text:style-name="P64"><text:span text:style-name="Fuente_20_de_20_párrafo_20_predeter."><text:span text:style-name="T3"><text:tab/></text:span></text:span><text:span text:style-name="Fuente_20_de_20_párrafo_20_predeter."><text:span text:style-name="T16">tipo1 = tipo3</text:span></text:span></text:p>
      <text:p text:style-name="P64"><text:span text:style-name="Fuente_20_de_20_párrafo_20_predeter."><text:span text:style-name="T16"><text:tab/>modo1 = modo3</text:span></text:span></text:p>
      <text:p text:style-name="P81"><text:span text:style-name="Fuente_20_de_20_párrafo_20_predeter."><text:span text:style-name="T1">}</text:span></text:span></text:p>
      <text:p text:style-name="P32"><text:span text:style-name="Fuente_20_de_20_párrafo_20_predeter."><text:span text:style-name="T58"/></text:span></text:p>
      <text:p text:style-name="P29"><text:soft-page-break/><text:span text:style-name="Fuente_20_de_20_párrafo_20_predeter."><text:span text:style-name="T52">ExpresionFact</text:span></text:span><text:bookmark-start text:name="__DdeLink__21177_1339461673"/><text:span text:style-name="Fuente_20_de_20_párrafo_20_predeter."><text:span text:style-name="T59">(in: <text:s/>tipoh1, modoh1; out: tipo1, modo1)</text:span></text:span><text:bookmark-end text:name="__DdeLink__21177_1339461673"/><text:span text:style-name="Fuente_20_de_20_párrafo_20_predeter."><text:span text:style-name="T52"> → </text:span></text:span></text:p>
      <text:p text:style-name="P29"><text:span text:style-name="Fuente_20_de_20_párrafo_20_predeter."><text:span text:style-name="T52"><text:tab/>OpNiv0</text:span></text:span><text:span text:style-name="Fuente_20_de_20_párrafo_20_predeter."><text:span text:style-name="T60">(out: op)</text:span></text:span></text:p>
      <text:p text:style-name="P64"><text:span text:style-name="Fuente_20_de_20_párrafo_20_predeter."><text:span text:style-name="T52">{</text:span></text:span></text:p>
      <text:p text:style-name="P64"><text:span text:style-name="Fuente_20_de_20_párrafo_20_predeter."><text:span text:style-name="T52"><text:tab/></text:span></text:span><text:span text:style-name="Fuente_20_de_20_párrafo_20_predeter."><text:span text:style-name="T55">parh2 = false</text:span></text:span></text:p>
      <text:p text:style-name="P64"><text:span text:style-name="Fuente_20_de_20_párrafo_20_predeter."><text:span text:style-name="T52">}</text:span></text:span></text:p>
      <text:p text:style-name="P64"><text:span text:style-name="Fuente_20_de_20_párrafo_20_predeter."><text:span text:style-name="T52">ExpresionNiv1</text:span></text:span><text:bookmark-start text:name="__DdeLink__21180_1339461673"/><text:span text:style-name="Fuente_20_de_20_párrafo_20_predeter."><text:span text:style-name="T59">(in: parh2; out: tipo2, modo2)</text:span></text:span><text:bookmark-end text:name="__DdeLink__21180_1339461673"/></text:p>
      <text:p text:style-name="P64"><text:span text:style-name="Fuente_20_de_20_párrafo_20_predeter."><text:span text:style-name="T52">{</text:span></text:span></text:p>
      <text:p text:style-name="P56"><text:tab/><text:span text:style-name="T160">t</text:span><text:span text:style-name="T110">ipo</text:span><text:span text:style-name="T120">1</text:span><text:span text:style-name="T110"> = si (tipoh</text:span><text:span text:style-name="T120">1</text:span><text:span text:style-name="T110"> = &lt;t:error&gt; v tipo</text:span><text:span text:style-name="T120">2</text:span><text:span text:style-name="T110"> = &lt;t:error&gt;) v</text:span></text:p>
      <text:p text:style-name="P97"><text:tab/><text:tab/> <text:tab/> <text:s text:c="5"/>( tipoh1 = <text:bookmark-start text:name="__DdeLink__14752_1844718597"/>&lt;t:<text:bookmark-end text:name="__DdeLink__14752_1844718597"/>character&gt; v tipo2 =/= &lt;t:character&gt;) v</text:p>
      <text:p text:style-name="P97"><text:tab/><text:tab/><text:tab/> <text:s text:c="5"/>( tipoh1 =/= &lt;t:character&gt; ᴧ tipo2 = &lt;t:character&gt;)</text:p>
      <text:p text:style-name="P97"><text:tab/><text:tab/> <text:tab/> <text:s text:c="5"/>(tipoh1 = &lt;t:boolean&gt; ᴧ tipo2 =/= &lt;t:boolean&gt;) v</text:p>
      <text:p text:style-name="P97"><text:tab/><text:tab/><text:tab/> <text:s text:c="5"/>( tipoh1 =/= &lt;t:boolean&gt; ᴧ tipo2 = &lt;t:boolean&gt;))</text:p>
      <text:p text:style-name="P97"><text:tab/><text:tab/><text:tab/> <text:s text:c="13"/>error</text:p>
      <text:p text:style-name="P97"><text:tab/><text:tab/><text:tab/> <text:s/>sino <text:s/>boolean</text:p>
      <text:p text:style-name="P52"><text:span text:style-name="Fuente_20_de_20_párrafo_20_predeter."><text:span text:style-name="T89"><text:tab/>modo</text:span></text:span><text:span text:style-name="Fuente_20_de_20_párrafo_20_predeter."><text:span text:style-name="T90">1</text:span></text:span><text:span text:style-name="Fuente_20_de_20_párrafo_20_predeter."><text:span text:style-name="T89"> = val</text:span></text:span></text:p>
      <text:p text:style-name="P52"><text:span text:style-name="Fuente_20_de_20_párrafo_20_predeter."><text:span text:style-name="T91"><text:tab/></text:span></text:span><text:span text:style-name="Fuente_20_de_20_párrafo_20_predeter."><text:span text:style-name="T92">etq += 1</text:span></text:span></text:p>
      <text:p text:style-name="P52"><text:span text:style-name="Fuente_20_de_20_párrafo_20_predeter."><text:span text:style-name="T92"><text:tab/>cod +=</text:span></text:span></text:p>
      <text:p text:style-name="P52"><text:span text:style-name="Fuente_20_de_20_párrafo_20_predeter."><text:span text:style-name="T92"><text:tab/><text:tab/>case (op):</text:span></text:span></text:p>
      <text:p text:style-name="Standard"><text:span text:style-name="Fuente_20_de_20_párrafo_20_predeter."><text:span text:style-name="T29"><text:tab/><text:tab/><text:tab/><text:tab/>menor: menor</text:span></text:span></text:p>
      <text:p text:style-name="Standard"><text:span text:style-name="Fuente_20_de_20_párrafo_20_predeter."><text:span text:style-name="T29"><text:tab/><text:tab/><text:tab/><text:tab/>mayor: mayor</text:span></text:span></text:p>
      <text:p text:style-name="Standard"><text:span text:style-name="Fuente_20_de_20_párrafo_20_predeter."><text:span text:style-name="T29"><text:tab/><text:tab/><text:tab/><text:tab/>menor-ig: menorIg</text:span></text:span></text:p>
      <text:p text:style-name="Standard"><text:span text:style-name="Fuente_20_de_20_párrafo_20_predeter."><text:span text:style-name="T29"><text:tab/><text:tab/><text:tab/><text:tab/>mayor-ig: mayorIg</text:span></text:span></text:p>
      <text:p text:style-name="Standard"><text:span text:style-name="Fuente_20_de_20_párrafo_20_predeter."><text:span text:style-name="T29"><text:tab/><text:tab/><text:tab/><text:tab/>igual : igual</text:span></text:span></text:p>
      <text:p text:style-name="Standard"><text:span text:style-name="Fuente_20_de_20_párrafo_20_predeter."><text:span text:style-name="T29"><text:tab/><text:tab/><text:tab/><text:tab/>no-igual: no-igual</text:span></text:span></text:p>
      <text:p text:style-name="P64"><text:span text:style-name="Fuente_20_de_20_párrafo_20_predeter."><text:span text:style-name="T52">}</text:span></text:span></text:p>
      <text:p text:style-name="P31"><text:span text:style-name="Fuente_20_de_20_párrafo_20_predeter."><text:span text:style-name="T54"><text:tab/></text:span></text:span></text:p>
      <text:p text:style-name="P29"><text:span text:style-name="Fuente_20_de_20_párrafo_20_predeter.">ExpresionFact</text:span><text:span text:style-name="Fuente_20_de_20_párrafo_20_predeter."><text:span text:style-name="T59">(in: tipoh1, modoh1; out: tipo1, modo1)</text:span></text:span><text:span text:style-name="Fuente_20_de_20_párrafo_20_predeter."> → λ</text:span></text:p>
      <text:p text:style-name="P64"><text:span text:style-name="Fuente_20_de_20_párrafo_20_predeter.">{</text:span></text:p>
      <text:p text:style-name="P64"><text:span text:style-name="Fuente_20_de_20_párrafo_20_predeter."><text:span text:style-name="T3"><text:tab/></text:span></text:span><text:span text:style-name="Fuente_20_de_20_párrafo_20_predeter."><text:span text:style-name="T6">modo1 = modoh1</text:span></text:span></text:p>
      <text:p text:style-name="P64"><text:span text:style-name="Fuente_20_de_20_párrafo_20_predeter."><text:span text:style-name="T6"><text:tab/>tipo1 = tipoh1</text:span></text:span></text:p>
      <text:p text:style-name="P56"><text:span text:style-name="Fuente_20_de_20_párrafo_20_predeter.">}</text:span></text:p>
      <text:p text:style-name="P33"/>
      <text:p text:style-name="P11">ExpresiónNiv1<text:span text:style-name="Fuente_20_de_20_párrafo_20_predeter."><text:span text:style-name="T75">(in: parh</text:span></text:span><text:span text:style-name="Fuente_20_de_20_párrafo_20_predeter."><text:span text:style-name="T76">1</text:span></text:span><text:span text:style-name="Fuente_20_de_20_párrafo_20_predeter."><text:span text:style-name="T75">; out: tipo</text:span></text:span><text:span text:style-name="Fuente_20_de_20_párrafo_20_predeter."><text:span text:style-name="T76">1</text:span></text:span><text:span text:style-name="Fuente_20_de_20_párrafo_20_predeter."><text:span text:style-name="T75">, modo</text:span></text:span><text:span text:style-name="Fuente_20_de_20_párrafo_20_predeter."><text:span text:style-name="T76">1</text:span></text:span><text:span text:style-name="Fuente_20_de_20_párrafo_20_predeter."><text:span text:style-name="T75">)</text:span></text:span> → </text:p>
      <text:p text:style-name="P99">{</text:p>
      <text:p text:style-name="P104"><text:tab/><text:span text:style-name="Fuente_20_de_20_párrafo_20_predeter."><text:span text:style-name="T123">parh2 = parh1 </text:span></text:span><text:span text:style-name="Fuente_20_de_20_párrafo_20_predeter."><text:span text:style-name="T124">(supongo)</text:span></text:span></text:p>
      <text:p text:style-name="P99">}</text:p>
      <text:p text:style-name="P99">ExpresiónNiv2<text:span text:style-name="T161">(in: parh2; out: tipo2, modo2)</text:span></text:p>
      <text:p text:style-name="P99">{</text:p>
      <text:p text:style-name="P100"><text:tab/><text:span text:style-name="T7">tipoh3 = tipo2</text:span></text:p>
      <text:p text:style-name="P105"><text:tab/>modoh3 = modo2</text:p>
      <text:p text:style-name="P99">}</text:p>
      <text:p text:style-name="P99">ExpresionNiv1Rec<text:bookmark-start text:name="__DdeLink__21182_1339461673"/><text:span text:style-name="T161">(</text:span><text:span text:style-name="T162">in: tipoh3, modoh3; out: tipo3, modo3)</text:span><text:bookmark-end text:name="__DdeLink__21182_1339461673"/></text:p>
      <text:p text:style-name="P99">{</text:p>
      <text:p text:style-name="P104"><text:tab/><text:span text:style-name="Fuente_20_de_20_párrafo_20_predeter."><text:span text:style-name="T23">tipo1 = tipo3</text:span></text:span></text:p>
      <text:p text:style-name="P104"><text:span text:style-name="Fuente_20_de_20_párrafo_20_predeter."><text:span text:style-name="T23"><text:tab/>modo1 = modo3</text:span></text:span></text:p>
      <text:p text:style-name="P99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presiónNiv1Rec<text:bookmark-start text:name="__DdeLink__21190_1339461673"/><text:span text:style-name="T161">(</text:span><text:span text:style-name="T162">in: tipoh1, modoh1; out: tipo1, modo1)</text:span><text:bookmark-end text:name="__DdeLink__21190_1339461673"/> → </text:p>
      <text:p text:style-name="P12"><text:tab/>OpNiv1<text:span text:style-name="T162">(out: op)</text:span></text:p>
      <text:p text:style-name="P99">{</text:p>
      <text:p text:style-name="P97"><text:span text:style-name="Fuente_20_de_20_párrafo_20_predeter."><text:span text:style-name="T3"><text:tab/></text:span></text:span><text:span text:style-name="Fuente_20_de_20_párrafo_20_predeter."><text:span text:style-name="T7">parh2= false</text:span></text:span></text:p>
      <text:p text:style-name="P97"><text:span text:style-name="Fuente_20_de_20_párrafo_20_predeter."><text:span text:style-name="T15"><text:tab/>if (opNiv1.op == or):</text:span></text:span></text:p>
      <text:p text:style-name="P98"><text:span text:style-name="Fuente_20_de_20_párrafo_20_predeter."><text:span text:style-name="T125"><text:tab/><text:tab/>aux = etq </text:span></text:span><text:span text:style-name="Fuente_20_de_20_párrafo_20_predeter."><text:span text:style-name="T126">+</text:span></text:span><text:span text:style-name="Fuente_20_de_20_párrafo_20_predeter."><text:span text:style-name="T127">1</text:span></text:span></text:p>
      <text:p text:style-name="P97"><text:span text:style-name="Fuente_20_de_20_párrafo_20_predeter."><text:span text:style-name="T15"><text:tab/><text:tab/></text:span></text:span><text:span text:style-name="Fuente_20_de_20_párrafo_20_predeter."><text:span text:style-name="T17">etq += 3</text:span></text:span></text:p>
      <text:p text:style-name="P97"><text:span text:style-name="Fuente_20_de_20_párrafo_20_predeter."><text:span text:style-name="T125"/></text:span></text:p>
      <text:p text:style-name="P97"><text:span text:style-name="Fuente_20_de_20_párrafo_20_predeter."><text:span text:style-name="T17"><text:tab/><text:tab/>cod += dup</text:span></text:span></text:p>
      <text:p text:style-name="P97"><text:span text:style-name="Fuente_20_de_20_párrafo_20_predeter."><text:span text:style-name="T17"><text:tab/><text:tab/></text:span></text:span><text:span text:style-name="Fuente_20_de_20_párrafo_20_predeter."><text:span text:style-name="T125">cod += noop</text:span></text:span></text:p>
      <text:p text:style-name="P97"><text:span text:style-name="Fuente_20_de_20_párrafo_20_predeter."><text:span text:style-name="T125"><text:tab/><text:tab/></text:span></text:span><text:span text:style-name="Fuente_20_de_20_párrafo_20_predeter."><text:span text:style-name="T126">cod += desapila</text:span></text:span></text:p>
      <text:p text:style-name="P99">}</text:p>
      <text:p text:style-name="P99">ExpresiónNiv2<text:span text:style-name="T162">(</text:span><text:bookmark-start text:name="__DdeLink__21192_1339461673"/><text:span text:style-name="T162">in: parh2; out: tipo2, modo2</text:span><text:bookmark-end text:name="__DdeLink__21192_1339461673"/><text:span text:style-name="T162">)</text:span></text:p>
      <text:p text:style-name="P99">{</text:p>
      <text:p text:style-name="P99"><text:span text:style-name="Fuente_20_de_20_párrafo_20_predeter."><text:span text:style-name="T3"><text:tab/></text:span></text:span><text:span text:style-name="Fuente_20_de_20_párrafo_20_predeter."><text:span text:style-name="T8">modoh3 = modo2</text:span></text:span></text:p>
      <text:p text:style-name="P52"><text:span text:style-name="Fuente_20_de_20_párrafo_20_predeter."><text:span text:style-name="T147"><text:tab/>tipoh3 = </text:span></text:span><text:span text:style-name="Fuente_20_de_20_párrafo_20_predeter."><text:span text:style-name="T113">si (tipoh1</text:span></text:span><text:span text:style-name="Fuente_20_de_20_párrafo_20_predeter."><text:span text:style-name="T113"> = </text:span></text:span><text:bookmark-start text:name="__DdeLink__14763_1844718597"/><text:span text:style-name="Fuente_20_de_20_párrafo_20_predeter."><text:span text:style-name="T113">&lt;t:</text:span></text:span><text:bookmark-end text:name="__DdeLink__14763_1844718597"/><text:span text:style-name="Fuente_20_de_20_párrafo_20_predeter."><text:span text:style-name="T113">error&gt; v </text:span></text:span><text:bookmark-start text:name="__DdeLink__21187_1339461673"/><text:span text:style-name="Fuente_20_de_20_párrafo_20_predeter."><text:span text:style-name="T113">t</text:span></text:span><text:bookmark-end text:name="__DdeLink__21187_1339461673"/><text:span text:style-name="Fuente_20_de_20_párrafo_20_predeter."><text:span text:style-name="T113">ipo2 = &lt;t:error&gt; v</text:span></text:span></text:p>
      <text:p text:style-name="P52"><text:span text:style-name="Fuente_20_de_20_párrafo_20_predeter."><text:span text:style-name="T113"><text:tab/><text:tab/> <text:s text:c="4"/>tipoh1</text:span></text:span><text:span text:style-name="Fuente_20_de_20_párrafo_20_predeter."><text:span text:style-name="T113"> = &lt;t:character&gt; v tipo2 = &lt;t:character&gt; v</text:span></text:span></text:p>
      <text:p text:style-name="P52"><text:span text:style-name="Fuente_20_de_20_párrafo_20_predeter."><text:span text:style-name="T113"><text:tab/><text:tab/> <text:s text:c="4"/>(tipoh1</text:span></text:span><text:span text:style-name="Fuente_20_de_20_párrafo_20_predeter."><text:span text:style-name="T113"> = &lt;t:boolean&gt; ᴧ tipo2 =/= &lt;t:boolean&gt;) v</text:span></text:span></text:p>
      <text:p text:style-name="P52"><text:span text:style-name="Fuente_20_de_20_párrafo_20_predeter."><text:span text:style-name="T113"><text:tab/> <text:s text:c="13"/>(tipoh1</text:span></text:span><text:span text:style-name="Fuente_20_de_20_párrafo_20_predeter."><text:span text:style-name="T113"> =/= </text:span></text:span><text:bookmark-start text:name="__DdeLink__14767_1844718597"/><text:span text:style-name="Fuente_20_de_20_párrafo_20_predeter."><text:span text:style-name="T113">&lt;t:</text:span></text:span><text:bookmark-end text:name="__DdeLink__14767_1844718597"/><text:span text:style-name="Fuente_20_de_20_párrafo_20_predeter."><text:span text:style-name="T113">boolean&gt; ᴧ tipo2 = &lt;t:boolean&gt;))</text:span></text:span></text:p>
      <text:p text:style-name="P97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97"><text:tab/><text:tab/>sino case (op)</text:p>
      <text:p text:style-name="P97"><text:tab/><text:tab/><text:tab/>suma,resta:</text:p>
      <text:p text:style-name="P52"><text:span text:style-name="Fuente_20_de_20_párrafo_20_predeter."><text:span text:style-name="T113"><text:tab/><text:tab/><text:tab/> <text:s text:c="8"/>si (tipoh1</text:span></text:span><text:span text:style-name="Fuente_20_de_20_párrafo_20_predeter."><text:span text:style-name="T113">=&lt;t:float&gt; v tipo2 = &lt;t:float&gt;)</text:span></text:span></text:p>
      <text:p text:style-name="P97"><text:tab/><text:tab/><text:tab/><text:tab/><text:span text:style-name="Fuente_20_de_20_párrafo_20_predeter.">&lt;t:</text:span>float&gt;</text:p>
      <text:p text:style-name="P52"><text:span text:style-name="Fuente_20_de_20_párrafo_20_predeter."><text:span text:style-name="T113"><text:tab/><text:tab/><text:tab/> <text:s text:c="8"/>sino si (tipoh1</text:span></text:span><text:span text:style-name="Fuente_20_de_20_párrafo_20_predeter."><text:span text:style-name="T113"> = &lt;t:integer&gt; v tipo2 = &lt;t:integer&gt;)</text:span></text:span></text:p>
      <text:p text:style-name="P97"><text:tab/><text:tab/><text:tab/><text:tab/> <text:span text:style-name="Fuente_20_de_20_párrafo_20_predeter.">&lt;t:</text:span>integer&gt;</text:p>
      <text:p text:style-name="P52"><text:span text:style-name="Fuente_20_de_20_párrafo_20_predeter."><text:span text:style-name="T113"><text:tab/><text:tab/><text:tab/> <text:s text:c="8"/>sino si (tipoh1</text:span></text:span><text:span text:style-name="Fuente_20_de_20_párrafo_20_predeter."><text:span text:style-name="T113"> = &lt;t:natural&gt; ᴧ tipo2 = &lt;t:natural&gt;)</text:span></text:span></text:p>
      <text:p text:style-name="P97"><text:tab/><text:tab/><text:tab/><text:tab/> <text:span text:style-name="Fuente_20_de_20_párrafo_20_predeter.">&lt;t:</text:span>natural&gt;</text:p>
      <text:p text:style-name="P97"><text:tab/><text:tab/><text:tab/> <text:s text:c="10"/><text:span text:style-name="T163">sino</text:span> <text:s text:c="5"/><text:span text:style-name="Fuente_20_de_20_párrafo_20_predeter.">&lt;t:</text:span>error&gt;</text:p>
      <text:p text:style-name="P97"><text:tab/><text:tab/><text:tab/>o: <text:s/></text:p>
      <text:p text:style-name="P52"><text:span text:style-name="Fuente_20_de_20_párrafo_20_predeter."><text:span text:style-name="T113"><text:tab/><text:tab/><text:tab/> <text:s text:c="8"/>si (tipoh1</text:span></text:span><text:span text:style-name="Fuente_20_de_20_párrafo_20_predeter."><text:span text:style-name="T113"> = &lt;t:boolean&gt; ᴧ tipo2 = &lt;t:boolean&gt;)</text:span></text:span></text:p>
      <text:p text:style-name="P97"><text:tab/><text:tab/><text:tab/><text:tab/> <text:s text:c="3"/><text:span text:style-name="Fuente_20_de_20_párrafo_20_predeter.">&lt;t:</text:span>boolean&gt;</text:p>
      <text:p text:style-name="P97"><text:span text:style-name="T3"><text:tab/><text:tab/><text:tab/> <text:s text:c="8"/>sino </text:span><text:span text:style-name="Fuente_20_de_20_párrafo_20_predeter."><text:span text:style-name="T3">&lt;t:</text:span></text:span><text:span text:style-name="T3">error&gt;</text:span></text:p>
      <text:p text:style-name="P52"><text:span text:style-name="Fuente_20_de_20_párrafo_20_predeter."><text:span text:style-name="T29"><text:tab/></text:span></text:span><text:span text:style-name="Fuente_20_de_20_párrafo_20_predeter."><text:span text:style-name="T30">modoh3 =val</text:span></text:span></text:p>
      <text:p text:style-name="P52"><text:bookmark-start text:name="__DdeLink__28956_213522392"/><text:span text:style-name="Fuente_20_de_20_párrafo_20_predeter."><text:span text:style-name="T29"><text:tab/>if (opNiv1.op == or):</text:span></text:span><text:bookmark-end text:name="__DdeLink__28956_213522392"/></text:p>
      <text:p text:style-name="P52"><text:span text:style-name="Fuente_20_de_20_párrafo_20_predeter."><text:span text:style-name="T131"><text:tab/><text:tab/></text:span></text:span><text:span text:style-name="Fuente_20_de_20_párrafo_20_predeter."><text:span text:style-name="T132">insertaCod(cod,ir-v(etq), aux)</text:span></text:span></text:p>
      <text:p text:style-name="P52"><text:span text:style-name="Fuente_20_de_20_párrafo_20_predeter."><text:span text:style-name="T29"><text:tab/>else:<text:tab/></text:span></text:span></text:p>
      <text:p text:style-name="P114"><text:span text:style-name="Fuente_20_de_20_párrafo_20_predeter."><text:span text:style-name="T29"><text:tab/><text:tab/></text:span></text:span><text:span text:style-name="Fuente_20_de_20_párrafo_20_predeter."><text:span text:style-name="T30">etq += 1</text:span></text:span></text:p>
      <text:p text:style-name="P114"><text:span text:style-name="Fuente_20_de_20_párrafo_20_predeter."><text:span text:style-name="T30"><text:tab/><text:tab/>case (op)</text:span></text:span></text:p>
      <text:p text:style-name="P114"><text:span text:style-name="Fuente_20_de_20_párrafo_20_predeter."><text:span text:style-name="T30"><text:tab/><text:tab/><text:tab/>suma: cod+= sumar</text:span></text:span></text:p>
      <text:p text:style-name="P114"><text:span text:style-name="Fuente_20_de_20_párrafo_20_predeter."><text:span text:style-name="T30"><text:tab/><text:tab/><text:tab/>resta: cod+= restar</text:span></text:span></text:p>
      <text:p text:style-name="P99">}</text:p>
      <text:p text:style-name="P101">ExpresiónNiv1Rec<text:span text:style-name="T161">(</text:span><text:span text:style-name="T162">in: tipoh</text:span><text:span text:style-name="T163">3</text:span><text:span text:style-name="T162">, modoh</text:span><text:span text:style-name="T163">3</text:span><text:span text:style-name="T162">; out: tipo</text:span><text:span text:style-name="T163">3</text:span><text:span text:style-name="T162">, modo</text:span><text:span text:style-name="T163">3</text:span><text:span text:style-name="T162">)</text:span></text:p>
      <text:p text:style-name="P99">{</text:p>
      <text:p text:style-name="P101"><text:tab/><text:span text:style-name="T8">tipo1 = tipo3</text:span></text:p>
      <text:p text:style-name="P141"><text:tab/>modo1 = <text:span text:style-name="T171">val (o modo3? si bajamos para abajo «valor» no tiene porqué subir lo mismo)</text:span></text:p>
      <text:p text:style-name="P84">}</text:p>
      <text:p text:style-name="Standard"><text:span text:style-name="Fuente_20_de_20_párrafo_20_predeter."><text:span text:style-name="T29"><text:tab/><text:tab/></text:span></text:span></text:p>
      <text:p text:style-name="P18"><text:span text:style-name="Fuente_20_de_20_párrafo_20_predeter."><text:span text:style-name="T36"/></text:span></text:p>
      <text:p text:style-name="P13"/>
      <text:p text:style-name="P13"/>
      <text:p text:style-name="P13">ExpresionNiv1Rec<text:span text:style-name="T161">(</text:span><text:span text:style-name="T162">in: tipoh1, modoh1; out: tipo1, modo1)</text:span> → λ</text:p>
      <text:p text:style-name="P99">{</text:p>
      <text:p text:style-name="P81"><text:span text:style-name="Fuente_20_de_20_párrafo_20_predeter."><text:span text:style-name="T14"><text:tab/></text:span></text:span><text:span text:style-name="Fuente_20_de_20_párrafo_20_predeter."><text:span text:style-name="T24">tipo1= tipoh1</text:span></text:span></text:p>
      <text:p text:style-name="P81"><text:span text:style-name="Fuente_20_de_20_párrafo_20_predeter."><text:span text:style-name="T24"><text:tab/>modo1 = modoh1</text:span></text:span></text:p>
      <text:p text:style-name="P81"><text:span text:style-name="Fuente_20_de_20_párrafo_20_predeter."><text:span text:style-name="T118">}</text:span></text:span></text:p>
      <text:p text:style-name="P33"/>
      <text:p text:style-name="P10"/>
      <text:p text:style-name="P10"/>
      <text:p text:style-name="P10"/>
      <text:p text:style-name="P14"><text:soft-page-break/>ExpresiónNiv2<text:span text:style-name="T164">(</text:span><text:span text:style-name="T162">in: parh</text:span><text:span text:style-name="T164">1</text:span><text:span text:style-name="T162">; out: tipo</text:span><text:span text:style-name="T164">1</text:span><text:span text:style-name="T162">, modo</text:span><text:span text:style-name="T164">1)</text:span> → </text:p>
      <text:p text:style-name="P99">{</text:p>
      <text:p text:style-name="P52"><text:span text:style-name="Fuente_20_de_20_párrafo_20_predeter."><text:span text:style-name="T29"><text:tab/></text:span></text:span><text:span text:style-name="Fuente_20_de_20_párrafo_20_predeter."><text:span text:style-name="T31">parh2 = parh1</text:span></text:span></text:p>
      <text:p text:style-name="P99">}</text:p>
      <text:p text:style-name="P99">ExpresionNiv3<text:span text:style-name="T164">(in: parh2; out: tipo2, modo2)</text:span></text:p>
      <text:p text:style-name="P99">{</text:p>
      <text:p text:style-name="P52"><text:span text:style-name="Fuente_20_de_20_párrafo_20_predeter."><text:span text:style-name="T112"><text:tab/></text:span></text:span><text:span text:style-name="Fuente_20_de_20_párrafo_20_predeter."><text:span text:style-name="T116">tipoh3 = tipo2</text:span></text:span></text:p>
      <text:p text:style-name="P52"><text:span text:style-name="Fuente_20_de_20_párrafo_20_predeter."><text:span text:style-name="T116"><text:tab/>modoh3 = modo2</text:span></text:span></text:p>
      <text:p text:style-name="P99">}</text:p>
      <text:p text:style-name="P99">ExpresiónNiv2Rec<text:bookmark-start text:name="__DdeLink__21194_1339461673"/><text:span text:style-name="T164">(in: tipoh3, modoh3; out: tipo3, modo3)</text:span><text:bookmark-end text:name="__DdeLink__21194_1339461673"/></text:p>
      <text:p text:style-name="P99">{</text:p>
      <text:p text:style-name="P104"><text:tab/><text:span text:style-name="Fuente_20_de_20_párrafo_20_predeter."><text:span text:style-name="T25">tipo1 = tipo3</text:span></text:span></text:p>
      <text:p text:style-name="P104"><text:span text:style-name="Fuente_20_de_20_párrafo_20_predeter."><text:span text:style-name="T25"><text:tab/>modo1 = modo3</text:span></text:span></text:p>
      <text:p text:style-name="P99">}</text:p>
      <text:p text:style-name="P18"><text:span text:style-name="Fuente_20_de_20_párrafo_20_predeter."><text:span text:style-name="T29"/></text:span></text:p>
      <text:p text:style-name="P18"><text:tab/></text:p>
      <text:p text:style-name="P18"/>
      <text:p text:style-name="P14">ExpresiónNiv2Rec<text:bookmark-start text:name="__DdeLink__21196_1339461673"/><text:bookmark-start text:name="__DdeLink__21201_1339461673"/><text:span text:style-name="T164">(in: tipoh1, modoh1; out: tipo1, modo1)</text:span><text:bookmark-end text:name="__DdeLink__21196_1339461673"/><text:bookmark-end text:name="__DdeLink__21201_1339461673"/> → </text:p>
      <text:p text:style-name="P14"><text:tab/>OpNiv2 <text:span text:style-name="T164">(out: op)</text:span></text:p>
      <text:p text:style-name="P99">{</text:p>
      <text:p text:style-name="P99"><text:span text:style-name="Fuente_20_de_20_párrafo_20_predeter."><text:span text:style-name="T15"><text:tab/>if (OpNiv2.op == and)</text:span></text:span></text:p>
      <text:p text:style-name="P99"><text:span text:style-name="Fuente_20_de_20_párrafo_20_predeter."><text:span text:style-name="T15"><text:tab/><text:tab/></text:span></text:span><text:span text:style-name="Fuente_20_de_20_párrafo_20_predeter."><text:span text:style-name="T18">aux = etq</text:span></text:span></text:p>
      <text:p text:style-name="P99"><text:span text:style-name="Fuente_20_de_20_párrafo_20_predeter."><text:span text:style-name="T18"><text:tab/><text:tab/>etq += 1</text:span></text:span></text:p>
      <text:p text:style-name="P99"><text:span text:style-name="Fuente_20_de_20_párrafo_20_predeter."><text:span text:style-name="T127"><text:tab/><text:tab/>cod += noop</text:span></text:span></text:p>
      <text:p text:style-name="P99"><text:span text:style-name="Fuente_20_de_20_párrafo_20_predeter."><text:span text:style-name="T127"><text:tab/>parh2 = false (supongo)</text:span></text:span></text:p>
      <text:p text:style-name="P99">}</text:p>
      <text:p text:style-name="P102">ExpresiónNiv3<text:span text:style-name="T164">(in: parh2; out: tipo2, modo2)</text:span></text:p>
      <text:p text:style-name="P99">{</text:p>
      <text:p text:style-name="P52"><text:span text:style-name="Fuente_20_de_20_párrafo_20_predeter."><text:span text:style-name="T113"><text:tab/></text:span></text:span><text:span text:style-name="Fuente_20_de_20_párrafo_20_predeter."><text:span text:style-name="T114">modoh3 = val</text:span></text:span></text:p>
      <text:p text:style-name="P52"><text:span text:style-name="Fuente_20_de_20_párrafo_20_predeter."><text:span text:style-name="T113"><text:tab/></text:span></text:span><text:span text:style-name="Fuente_20_de_20_párrafo_20_predeter."><text:span text:style-name="T114">tipoh3</text:span></text:span><text:span text:style-name="Fuente_20_de_20_párrafo_20_predeter."><text:span text:style-name="T113"> =</text:span></text:span></text:p>
      <text:p text:style-name="P52"><text:span text:style-name="Fuente_20_de_20_párrafo_20_predeter."><text:span text:style-name="T113"><text:tab/><text:tab/>si (tipoh1</text:span></text:span><text:span text:style-name="Fuente_20_de_20_párrafo_20_predeter."><text:span text:style-name="T113"> = </text:span></text:span><text:bookmark-start text:name="__DdeLink__14769_1844718597"/><text:span text:style-name="Fuente_20_de_20_párrafo_20_predeter."><text:span text:style-name="T113">&lt;t:</text:span></text:span><text:bookmark-end text:name="__DdeLink__14769_1844718597"/><text:span text:style-name="Fuente_20_de_20_párrafo_20_predeter."><text:span text:style-name="T113">error</text:span></text:span><text:bookmark-start text:name="__DdeLink__14771_1844718597"/><text:span text:style-name="Fuente_20_de_20_párrafo_20_predeter."><text:span text:style-name="T113">&gt;</text:span></text:span><text:bookmark-end text:name="__DdeLink__14771_1844718597"/><text:span text:style-name="Fuente_20_de_20_párrafo_20_predeter."><text:span text:style-name="T113"> v </text:span></text:span><text:bookmark-start text:name="__DdeLink__21199_1339461673"/><text:span text:style-name="Fuente_20_de_20_párrafo_20_predeter."><text:span text:style-name="T113">t</text:span></text:span><text:bookmark-end text:name="__DdeLink__21199_1339461673"/><text:span text:style-name="Fuente_20_de_20_párrafo_20_predeter."><text:span text:style-name="T113">ipo2 = &lt;t:error&gt; v</text:span></text:span></text:p>
      <text:p text:style-name="P52"><text:span text:style-name="Fuente_20_de_20_párrafo_20_predeter."><text:span text:style-name="T113"><text:s text:c="24"/>tipoh1</text:span></text:span><text:span text:style-name="Fuente_20_de_20_párrafo_20_predeter."><text:span text:style-name="T113"> = &lt;t:character&gt; v tipo2 = &lt;t:character&gt; v</text:span></text:span></text:p>
      <text:p text:style-name="P52"><text:span text:style-name="Fuente_20_de_20_párrafo_20_predeter."><text:span text:style-name="T113"><text:tab/><text:tab/> <text:s text:c="3"/>(tipoh1</text:span></text:span><text:span text:style-name="Fuente_20_de_20_párrafo_20_predeter."><text:span text:style-name="T113"> = &lt;t:boolean&gt; ᴧ tipo2 =/= &lt;t:boolean&gt; v</text:span></text:span></text:p>
      <text:p text:style-name="P52"><text:span text:style-name="Fuente_20_de_20_párrafo_20_predeter."><text:span text:style-name="T113"><text:tab/><text:tab/> <text:s text:c="3"/>(tipoh1</text:span></text:span><text:span text:style-name="Fuente_20_de_20_párrafo_20_predeter."><text:span text:style-name="T113"> =/= &lt;t:boolean&gt; ᴧ tipo2 = &lt;t:boolean&gt;))</text:span></text:span></text:p>
      <text:p text:style-name="P97"><text:tab/><text:tab/> <text:s text:c="9"/><text:span text:style-name="Fuente_20_de_20_párrafo_20_predeter.">&lt;t:</text:span>error<text:span text:style-name="Fuente_20_de_20_párrafo_20_predeter.">&gt;</text:span></text:p>
      <text:p text:style-name="P97"><text:tab/><text:tab/>sino case (op)</text:p>
      <text:p text:style-name="P97"><text:tab/><text:tab/><text:tab/>multiplica,divide:</text:p>
      <text:p text:style-name="P52"><text:span text:style-name="Fuente_20_de_20_párrafo_20_predeter."><text:span text:style-name="T113"><text:tab/><text:tab/><text:tab/> <text:s text:c="8"/>si (tipoh1</text:span></text:span><text:span text:style-name="Fuente_20_de_20_párrafo_20_predeter."><text:span text:style-name="T113">=&lt;t:float&gt; v tipo2 = &lt;t:float&gt;)</text:span></text:span></text:p>
      <text:p text:style-name="P97"><text:tab/><text:tab/><text:tab/><text:tab/><text:tab/><text:span text:style-name="T164">&lt;t:</text:span>float<text:span text:style-name="T164">&gt;</text:span></text:p>
      <text:p text:style-name="P52"><text:span text:style-name="Fuente_20_de_20_párrafo_20_predeter."><text:span text:style-name="T113"><text:tab/><text:tab/><text:tab/> <text:s text:c="8"/>sino si (tipoh1</text:span></text:span><text:span text:style-name="Fuente_20_de_20_párrafo_20_predeter."><text:span text:style-name="T113"> = &lt;t:integer&gt; v tipo2 = &lt;t:integer&gt;)</text:span></text:span></text:p>
      <text:p text:style-name="P97"><text:tab/><text:tab/><text:tab/><text:tab/><text:tab/><text:span text:style-name="Fuente_20_de_20_párrafo_20_predeter.">&lt;t:</text:span>integer<text:span text:style-name="T164">&gt;</text:span></text:p>
      <text:p text:style-name="P52"><text:span text:style-name="Fuente_20_de_20_párrafo_20_predeter."><text:span text:style-name="T113"><text:tab/><text:tab/><text:tab/> <text:s text:c="8"/>sino si (tipoh1</text:span></text:span><text:span text:style-name="Fuente_20_de_20_párrafo_20_predeter."><text:span text:style-name="T113"> = &lt;t:natural&gt; ᴧ tipo2= &lt;t:natural&gt;)</text:span></text:span></text:p>
      <text:p text:style-name="P97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97"><text:tab/><text:tab/><text:tab/> <text:s text:c="8"/>sino <text:span text:style-name="Fuente_20_de_20_párrafo_20_predeter.">&lt;t:</text:span>error<text:span text:style-name="Fuente_20_de_20_párrafo_20_predeter.">&gt;</text:span></text:p>
      <text:p text:style-name="P97"><text:tab/><text:tab/><text:tab/>modulo:</text:p>
      <text:p text:style-name="P97"><text:tab/><text:tab/><text:tab/> <text:s text:c="8"/>si (tipo2 = <text:span text:style-name="Fuente_20_de_20_párrafo_20_predeter.">&lt;t:</text:span>natural<text:span text:style-name="Fuente_20_de_20_párrafo_20_predeter.">&gt;</text:span> ᴧ</text:p>
      <text:p text:style-name="P52"><text:span text:style-name="Fuente_20_de_20_párrafo_20_predeter."><text:span text:style-name="T113"><text:tab/><text:tab/><text:tab/><text:tab/>(tipoh1</text:span></text:span><text:span text:style-name="Fuente_20_de_20_párrafo_20_predeter."><text:span text:style-name="T113">= &lt;t:natural&gt; v </text:span></text:span><text:span text:style-name="Fuente_20_de_20_párrafo_20_predeter."><text:span text:style-name="T114">tipoh1 </text:span></text:span><text:span text:style-name="Fuente_20_de_20_párrafo_20_predeter."><text:span text:style-name="T113">= &lt;t:integer&gt;))<text:tab/></text:span></text:span></text:p>
      <text:p text:style-name="P52"><text:span text:style-name="Fuente_20_de_20_párrafo_20_predeter."><text:span text:style-name="T113"><text:tab/><text:tab/><text:tab/><text:tab/> <text:s text:c="5"/>tipoh1</text:span></text:span></text:p>
      <text:p text:style-name="P97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97"><text:tab/><text:tab/><text:tab/>y: <text:s/></text:p>
      <text:p text:style-name="P52"><text:span text:style-name="Fuente_20_de_20_párrafo_20_predeter."><text:span text:style-name="T113"><text:tab/><text:tab/><text:tab/> <text:s text:c="8"/>si (tipoh1</text:span></text:span><text:span text:style-name="Fuente_20_de_20_párrafo_20_predeter."><text:span text:style-name="T113"> = &lt;t:boolean&gt; ᴧ tipo2 = &lt;t:boolean&gt;)</text:span></text:span></text:p>
      <text:p text:style-name="P97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52"><text:tab/><text:tab/><text:span text:style-name="T141"><text:tab/> <text:s text:c="8"/>sino </text:span><text:span text:style-name="Fuente_20_de_20_párrafo_20_predeter."><text:span text:style-name="T141">&lt;t:</text:span></text:span><text:span text:style-name="T141">error</text:span><text:span text:style-name="Fuente_20_de_20_párrafo_20_predeter."><text:span text:style-name="T141">&gt;</text:span></text:span></text:p>
      <text:p text:style-name="P52"><text:span text:style-name="Fuente_20_de_20_párrafo_20_predeter."><text:span text:style-name="T29"><text:tab/></text:span></text:span><text:bookmark-start text:name="__DdeLink__28983_213522392"/><text:span text:style-name="Fuente_20_de_20_párrafo_20_predeter."><text:span text:style-name="T29">if (op == and)</text:span></text:span><text:bookmark-end text:name="__DdeLink__28983_213522392"/></text:p>
      <text:p text:style-name="P52"><text:span text:style-name="Fuente_20_de_20_párrafo_20_predeter."><text:span text:style-name="T29"><text:tab/><text:tab/></text:span></text:span><text:span text:style-name="Fuente_20_de_20_párrafo_20_predeter."><text:span text:style-name="T31">insertaCod(cod,ir-f(etq+1),aux)</text:span></text:span></text:p>
      <text:p text:style-name="P115"><text:span text:style-name="Fuente_20_de_20_párrafo_20_predeter."><text:span text:style-name="T31"><text:tab/><text:tab/>etq += 2</text:span></text:span></text:p>
      <text:p text:style-name="P115"><text:span text:style-name="Fuente_20_de_20_párrafo_20_predeter."><text:span text:style-name="T31"><text:tab/><text:tab/>cod += ir-a(etq + 2)</text:span></text:span></text:p>
      <text:p text:style-name="P52"><text:span text:style-name="Fuente_20_de_20_párrafo_20_predeter."><text:span text:style-name="T31"><text:tab/><text:tab/>cod += apila(0)</text:span></text:span></text:p>
      <text:p text:style-name="P52"><text:span text:style-name="Fuente_20_de_20_párrafo_20_predeter."><text:span text:style-name="T29"><text:tab/>else:</text:span></text:span></text:p>
      <text:p text:style-name="P115"><text:span text:style-name="Fuente_20_de_20_párrafo_20_predeter."><text:span text:style-name="T29"><text:tab/><text:tab/></text:span></text:span></text:p>
      <text:p text:style-name="P115"><text:soft-page-break/><text:span text:style-name="Fuente_20_de_20_párrafo_20_predeter."><text:span text:style-name="T31"><text:tab/><text:tab/>cod += case(op)</text:span></text:span></text:p>
      <text:p text:style-name="P115"><text:span text:style-name="Fuente_20_de_20_párrafo_20_predeter."><text:span text:style-name="T31"><text:tab/><text:tab/><text:tab/><text:tab/>Multiplica: mul</text:span></text:span></text:p>
      <text:p text:style-name="P115"><text:span text:style-name="Fuente_20_de_20_párrafo_20_predeter."><text:span text:style-name="T31"><text:tab/><text:tab/><text:tab/><text:tab/>Divide: div</text:span></text:span></text:p>
      <text:p text:style-name="P115"><text:span text:style-name="Fuente_20_de_20_párrafo_20_predeter."><text:span text:style-name="T31"><text:tab/><text:tab/><text:tab/><text:tab/>Modulo: Mod</text:span></text:span></text:p>
      <text:p text:style-name="P115"><text:span text:style-name="Fuente_20_de_20_párrafo_20_predeter."><text:span text:style-name="T37"><text:tab/><text:tab/>etq += 1</text:span></text:span></text:p>
      <text:p text:style-name="P115"><text:span text:style-name="Fuente_20_de_20_párrafo_20_predeter."><text:span text:style-name="T37"><text:tab/><text:tab/></text:span></text:span><text:span text:style-name="Fuente_20_de_20_párrafo_20_predeter."><text:span text:style-name="T40">modo1 = val</text:span></text:span></text:p>
      <text:p text:style-name="P99">}</text:p>
      <text:p text:style-name="P99">ExpresiónNiv2Rec<text:span text:style-name="T164">(in: tipoh3, modoh3; out: tipo3, modo3)</text:span></text:p>
      <text:p text:style-name="P99">{</text:p>
      <text:p text:style-name="P99"><text:span text:style-name="Fuente_20_de_20_párrafo_20_predeter."><text:span text:style-name="T3"><text:tab/></text:span></text:span><text:span text:style-name="Fuente_20_de_20_párrafo_20_predeter."><text:span text:style-name="T9">tipo1 = tipo3</text:span></text:span></text:p>
      <text:p text:style-name="P99"><text:span text:style-name="Fuente_20_de_20_párrafo_20_predeter."><text:span text:style-name="T9"><text:tab/>modo1 = modo3</text:span></text:span></text:p>
      <text:p text:style-name="P99">}</text:p>
      <text:p text:style-name="P18"/>
      <text:p text:style-name="P15">ExpresiónNiv2Rec<text:span text:style-name="T164">(in: tipoh1, modoh1; out: tipo1, modo1)</text:span> → λ</text:p>
      <text:p text:style-name="P99">{</text:p>
      <text:p text:style-name="P81"><text:span text:style-name="T110"><text:tab/></text:span><text:span text:style-name="Fuente_20_de_20_párrafo_20_predeter."><text:span text:style-name="T26">tipo1 = tipoh1</text:span></text:span></text:p>
      <text:p text:style-name="P81"><text:span text:style-name="Fuente_20_de_20_párrafo_20_predeter."><text:span text:style-name="T26"><text:tab/>modo1 = modoh1</text:span></text:span></text:p>
      <text:p text:style-name="P81"><text:span text:style-name="Fuente_20_de_20_párrafo_20_predeter."><text:span text:style-name="T20">}</text:span></text:span></text:p>
      <text:p text:style-name="P33"/>
      <text:p text:style-name="P10">ExpresionNiv3<text:bookmark-start text:name="__DdeLink__21206_1339461673"/><text:span text:style-name="T165">(in: parh1; out: tipo1, modo1)</text:span> → <text:bookmark-end text:name="__DdeLink__21206_1339461673"/></text:p>
      <text:p text:style-name="P99">{</text:p>
      <text:p text:style-name="P52"><text:span text:style-name="Fuente_20_de_20_párrafo_20_predeter."><text:span text:style-name="T36"><text:tab/></text:span></text:span><text:span text:style-name="Fuente_20_de_20_párrafo_20_predeter."><text:span text:style-name="T38">parh2</text:span></text:span><text:span text:style-name="Fuente_20_de_20_párrafo_20_predeter."><text:span text:style-name="T36"> = </text:span></text:span><text:span text:style-name="Fuente_20_de_20_párrafo_20_predeter."><text:span text:style-name="T38">parh1</text:span></text:span><text:span text:style-name="Fuente_20_de_20_párrafo_20_predeter."><text:span text:style-name="T36"> </text:span></text:span><text:span text:style-name="Fuente_20_de_20_párrafo_20_predeter."><text:span text:style-name="T130">(debería ser false si ExpresionNiv3Fact no es vacio)</text:span></text:span></text:p>
      <text:p text:style-name="P99">}</text:p>
      <text:p text:style-name="P99">ExpresionNiv4<text:span text:style-name="T165">(in: parh2; out: tipo2, modo2)</text:span></text:p>
      <text:p text:style-name="P99">{</text:p>
      <text:p text:style-name="P52"><text:span text:style-name="Fuente_20_de_20_párrafo_20_predeter."><text:span text:style-name="T29"><text:tab/></text:span></text:span><text:span text:style-name="Fuente_20_de_20_párrafo_20_predeter."><text:span text:style-name="T32">tipoh3 = tipo2</text:span></text:span></text:p>
      <text:p text:style-name="P52"><text:span text:style-name="Fuente_20_de_20_párrafo_20_predeter."><text:span text:style-name="T32"><text:tab/>modoh3 = modo2</text:span></text:span></text:p>
      <text:p text:style-name="P99">}</text:p>
      <text:p text:style-name="P99">ExpresionNiv3Fact<text:span text:style-name="T166">(</text:span><text:bookmark-start text:name="__DdeLink__21203_1339461673"/><text:span text:style-name="T166">in: tipoh3, modoh3; out: tipo3, modo3)</text:span><text:bookmark-end text:name="__DdeLink__21203_1339461673"/></text:p>
      <text:p text:style-name="P99">{</text:p>
      <text:p text:style-name="P104"><text:span text:style-name="Fuente_20_de_20_párrafo_20_predeter."><text:span text:style-name="T14"><text:tab/></text:span></text:span><text:span text:style-name="Fuente_20_de_20_párrafo_20_predeter."><text:span text:style-name="T27">tipo1 = tipo3</text:span></text:span></text:p>
      <text:p text:style-name="P104"><text:span text:style-name="Fuente_20_de_20_párrafo_20_predeter."><text:span text:style-name="T27"><text:tab/>modo1 <text:s/>= modo3</text:span></text:span></text:p>
      <text:p text:style-name="P99">}</text:p>
      <text:p text:style-name="Standard"><text:span text:style-name="Fuente_20_de_20_párrafo_20_predeter."><text:span text:style-name="T112"><text:tab/></text:span></text:span></text:p>
      <text:p text:style-name="P18"/>
      <text:p text:style-name="P18"/>
      <text:p text:style-name="P16">ExpresionNiv3Fact<text:bookmark-start text:name="__DdeLink__16803_948757923"/><text:span text:style-name="T166">(in: tipoh1, modoh1; out: tipo1, modo1)</text:span><text:bookmark-end text:name="__DdeLink__16803_948757923"/> → </text:p>
      <text:p text:style-name="P16"><text:tab/>OpNiv3<text:span text:style-name="T166">(out: op)</text:span></text:p>
      <text:p text:style-name="P99">{</text:p>
      <text:p text:style-name="P99"><text:span text:style-name="Fuente_20_de_20_párrafo_20_predeter."><text:span text:style-name="T15"><text:tab/>ExpresionNiv3.parh = false</text:span></text:span></text:p>
      <text:p text:style-name="P99">}</text:p>
      <text:p text:style-name="P103">ExpresiónNiv3<text:span text:style-name="T165">(in: parh</text:span><text:span text:style-name="T166">2</text:span><text:span text:style-name="T165">; out: tipo</text:span><text:span text:style-name="T166">2</text:span><text:span text:style-name="T165">, modo</text:span><text:span text:style-name="T166">2</text:span><text:span text:style-name="T165">)</text:span></text:p>
      <text:p text:style-name="P99">{</text:p>
      <text:p text:style-name="P52"><text:span text:style-name="Fuente_20_de_20_párrafo_20_predeter."><text:span text:style-name="T113"><text:tab/></text:span></text:span><text:span text:style-name="Fuente_20_de_20_párrafo_20_predeter."><text:span text:style-name="T115">modo1 = val</text:span></text:span></text:p>
      <text:p text:style-name="P52"><text:span text:style-name="Fuente_20_de_20_párrafo_20_predeter."><text:span text:style-name="T112"><text:tab/></text:span></text:span><text:span text:style-name="Fuente_20_de_20_párrafo_20_predeter."><text:span text:style-name="T117">tipo1</text:span></text:span><text:span text:style-name="Fuente_20_de_20_párrafo_20_predeter."><text:span text:style-name="T113"> =</text:span></text:span></text:p>
      <text:p text:style-name="P97"><text:tab/><text:tab/>si (<text:span text:style-name="T166">tipoh1</text:span> = &lt;t:error&gt; v <text:span text:style-name="T166">tipo2</text:span> = &lt;t:error&gt; v <text:span text:style-name="T166">tipoh1</text:span> =/= &lt;t:natural&gt; v <text:span text:style-name="T166">tipo2</text:span> =/= &lt;t:natural&gt;)</text:p>
      <text:p text:style-name="P97"><text:tab/><text:tab/> <text:s text:c="6"/>&lt;t:error&gt;</text:p>
      <text:p text:style-name="P104"><text:tab/><text:tab/>sino &lt;t:natural&gt;</text:p>
      <text:p text:style-name="P52"><text:span text:style-name="Fuente_20_de_20_párrafo_20_predeter."><text:span text:style-name="T36"><text:tab/></text:span></text:span><text:span text:style-name="Fuente_20_de_20_párrafo_20_predeter."><text:span text:style-name="T39">etq += 1</text:span></text:span></text:p>
      <text:p text:style-name="Standard"><text:span text:style-name="Fuente_20_de_20_párrafo_20_predeter."><text:span text:style-name="T29"><text:tab/><text:tab/>case (op)</text:span></text:span></text:p>
      <text:p text:style-name="Standard"><text:span text:style-name="Fuente_20_de_20_párrafo_20_predeter."><text:span text:style-name="T29"><text:tab/><text:tab/><text:tab/><text:tab/>shl: </text:span></text:span><text:span text:style-name="Fuente_20_de_20_párrafo_20_predeter."><text:span text:style-name="T33">cod +=</text:span></text:span><text:span text:style-name="Fuente_20_de_20_párrafo_20_predeter."><text:span text:style-name="T29"> shl</text:span></text:span></text:p>
      <text:p text:style-name="Standard"><text:span text:style-name="Fuente_20_de_20_párrafo_20_predeter."><text:span text:style-name="T29"><text:tab/><text:tab/><text:tab/><text:tab/>shr: </text:span></text:span><text:span text:style-name="Fuente_20_de_20_párrafo_20_predeter."><text:span text:style-name="T33">cod += </text:span></text:span><text:span text:style-name="Fuente_20_de_20_párrafo_20_predeter."><text:span text:style-name="T29">shr</text:span></text:span></text:p>
      <text:p text:style-name="P99">}</text:p>
      <text:p text:style-name="Standard"><text:bookmark-start text:name="__DdeLink__29002_213522392"/><text:bookmark-end text:name="__DdeLink__29002_213522392"/><text:span text:style-name="Fuente_20_de_20_párrafo_20_predeter."><text:span text:style-name="T112"/></text:span></text:p>
      <text:p text:style-name="P17">ExpresionNiv3Fact<text:span text:style-name="T166">(in: tipoh1, modoh1; out: tipo1, modo1)</text:span> → λ</text:p>
      <text:p text:style-name="P99">{</text:p>
      <text:p text:style-name="Standard"><text:span text:style-name="Fuente_20_de_20_párrafo_20_predeter."><text:span text:style-name="T29"><text:tab/><text:tab/></text:span></text:span><text:span text:style-name="Fuente_20_de_20_párrafo_20_predeter."><text:span text:style-name="T33">tipo1 = tipoh1</text:span></text:span></text:p>
      <text:p text:style-name="Standard"><text:span text:style-name="Fuente_20_de_20_párrafo_20_predeter."><text:span text:style-name="T33"><text:tab/><text:tab/>modo1 = modoh1</text:span></text:span></text:p>
      <text:p text:style-name="P106"><text:span text:style-name="Fuente_20_de_20_párrafo_20_predeter."><text:span text:style-name="T140">}</text:span></text:span></text:p>
      <text:p text:style-name="P34"><text:span text:style-name="T1">ExpresiónNiv4</text:span><text:bookmark-start text:name="__DdeLink__8363_2139435984"/><text:span text:style-name="T2">(in: parh1; out: tipo1, modo1)</text:span><text:bookmark-end text:name="__DdeLink__8363_2139435984"/><text:span text:style-name="T1"> → </text:span></text:p>
      <text:p text:style-name="P34"><text:soft-page-break/><text:span text:style-name="T1"><text:tab/>OpNiv4</text:span><text:span text:style-name="T2">(ou</text:span><text:span text:style-name="T2">t: </text:span><text:span text:style-name="T2">op)</text:span></text:p>
      <text:p text:style-name="P77">{</text:p>
      <text:p text:style-name="Standard"><text:span text:style-name="Fuente_20_de_20_párrafo_20_predeter."><text:span text:style-name="T141"><text:tab/><text:tab/></text:span></text:span><text:span text:style-name="Fuente_20_de_20_párrafo_20_predeter."><text:span text:style-name="T142">parh2 = false</text:span></text:span></text:p>
      <text:p text:style-name="P77">}</text:p>
      <text:p text:style-name="P77">ExpresiónNiv4<text:span text:style-name="T167">(in: parh2; out: tipo2, modo2)</text:span></text:p>
      <text:p text:style-name="P77">{</text:p>
      <text:p text:style-name="P76"><text:tab/><text:span text:style-name="T167">modo1 = val</text:span></text:p>
      <text:p text:style-name="Standard"><text:span text:style-name="Fuente_20_de_20_párrafo_20_predeter."><text:span text:style-name="T141"><text:tab/><text:tab/></text:span></text:span><text:span text:style-name="Fuente_20_de_20_párrafo_20_predeter."><text:span text:style-name="T143">tipo1</text:span></text:span><text:span text:style-name="Fuente_20_de_20_párrafo_20_predeter."><text:span text:style-name="T141"> =</text:span></text:span></text:p>
      <text:p text:style-name="Standard"><text:span text:style-name="Fuente_20_de_20_párrafo_20_predeter."><text:span text:style-name="T141"><text:tab/><text:tab/><text:tab/>si (</text:span></text:span><text:span text:style-name="Fuente_20_de_20_párrafo_20_predeter."><text:span text:style-name="T143">tipo2</text:span></text:span><text:span text:style-name="Fuente_20_de_20_párrafo_20_predeter."><text:span text:style-name="T141"> = </text:span></text:span><text:span text:style-name="Fuente_20_de_20_párrafo_20_predeter."><text:span text:style-name="T149">&lt;t:error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 <text:s text:c="9"/></text:span></text:span><text:span text:style-name="Fuente_20_de_20_párrafo_20_predeter."><text:span text:style-name="T149">&lt;t:error&gt;</text:span></text:span></text:p>
      <text:p text:style-name="P33"><text:tab/><text:tab/><text:tab/>sino case (op)</text:p>
      <text:p text:style-name="P33"><text:tab/><text:tab/><text:tab/><text:tab/>no:</text:p>
      <text:p text:style-name="Standard"><text:span text:style-name="Fuente_20_de_20_párrafo_20_predeter."><text:span text:style-name="T141"><text:tab/><text:tab/><text:tab/><text:tab/> <text:s text:c="8"/>si (tipo</text:span></text:span><text:span text:style-name="Fuente_20_de_20_párrafo_20_predeter."><text:span text:style-name="T143">2 </text:span></text:span><text:span text:style-name="Fuente_20_de_20_párrafo_20_predeter."><text:span text:style-name="T141">=</text:span></text:span><text:span text:style-name="Fuente_20_de_20_párrafo_20_predeter."><text:span text:style-name="T149">&lt;t:boolean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<text:tab/> </text:span></text:span><text:span text:style-name="Fuente_20_de_20_párrafo_20_predeter."><text:span text:style-name="T149"><text:s text:c="3"/>&lt;t:boolean&gt;</text:span></text:span></text:p>
      <text:p text:style-name="Standard"><text:span text:style-name="Fuente_20_de_20_párrafo_20_predeter."><text:span text:style-name="T141"><text:tab/><text:tab/><text:tab/><text:tab/> <text:s text:c="8"/>sino <text:s text:c="2"/></text:span></text:span><text:span text:style-name="Fuente_20_de_20_párrafo_20_predeter."><text:span text:style-name="T149">&lt;t:error&gt;</text:span></text:span></text:p>
      <text:p text:style-name="P33"><text:tab/><text:tab/><text:tab/><text:tab/>menos:</text:p>
      <text:p text:style-name="Standard"><text:span text:style-name="Fuente_20_de_20_párrafo_20_predeter."><text:span text:style-name="T141"><text:tab/><text:tab/><text:tab/> <text:s text:c="8"/><text:tab/>si ( </text:span></text:span><text:span text:style-name="Fuente_20_de_20_párrafo_20_predeter."><text:span text:style-name="T143">tipo2 </text:span></text:span><text:span text:style-name="Fuente_20_de_20_párrafo_20_predeter."><text:span text:style-name="T141">=&lt;</text:span></text:span><text:span text:style-name="Fuente_20_de_20_párrafo_20_predeter."><text:span text:style-name="T149">t:float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 <text:s text:c="3"/></text:span></text:span><text:span text:style-name="Fuente_20_de_20_párrafo_20_predeter."><text:span text:style-name="T149">&lt;t:float&gt;</text:span></text:span></text:p>
      <text:p text:style-name="Standard"><text:span text:style-name="Fuente_20_de_20_párrafo_20_predeter."><text:span text:style-name="T141"><text:tab/><text:tab/><text:tab/><text:tab/> <text:s text:c="8"/>sino si (</text:span></text:span><text:span text:style-name="Fuente_20_de_20_párrafo_20_predeter."><text:span text:style-name="T143">tipo2 </text:span></text:span><text:span text:style-name="Fuente_20_de_20_párrafo_20_predeter."><text:span text:style-name="T141">=</text:span></text:span><text:span text:style-name="Fuente_20_de_20_párrafo_20_predeter."><text:span text:style-name="T149">&lt;t:integer</text:span></text:span><text:span text:style-name="Fuente_20_de_20_párrafo_20_predeter."><text:span text:style-name="T141">&gt; v </text:span></text:span><text:span text:style-name="Fuente_20_de_20_párrafo_20_predeter."><text:span text:style-name="T143">tipo2</text:span></text:span><text:span text:style-name="Fuente_20_de_20_párrafo_20_predeter."><text:span text:style-name="T141"> = </text:span></text:span><text:span text:style-name="Fuente_20_de_20_párrafo_20_predeter."><text:span text:style-name="T149">&lt;t:natural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<text:tab/></text:span></text:span><text:span text:style-name="Fuente_20_de_20_párrafo_20_predeter."><text:span text:style-name="T149">&lt;t:integer&gt;</text:span></text:span></text:p>
      <text:p text:style-name="Standard"><text:span text:style-name="Fuente_20_de_20_párrafo_20_predeter."><text:span text:style-name="T141"><text:tab/><text:tab/><text:tab/><text:tab/> <text:s text:c="8"/>sino </text:span></text:span><text:span text:style-name="Fuente_20_de_20_párrafo_20_predeter."><text:span text:style-name="T149">&lt;t:error&gt;</text:span></text:span></text:p>
      <text:p text:style-name="Standard"><text:span text:style-name="Fuente_20_de_20_párrafo_20_predeter."><text:span text:style-name="T141"><text:tab/><text:tab/><text:tab/><text:tab/></text:span></text:span><text:span text:style-name="Fuente_20_de_20_párrafo_20_predeter."><text:span text:style-name="T144">cast-float:</text:span></text:span></text:p>
      <text:p text:style-name="Standard"><text:span text:style-name="Fuente_20_de_20_párrafo_20_predeter."><text:span text:style-name="T144"><text:tab/><text:tab/><text:tab/><text:tab/> <text:s text:c="8"/>si (</text:span></text:span><text:span text:style-name="Fuente_20_de_20_párrafo_20_predeter."><text:span text:style-name="T145">tipo2 </text:span></text:span><text:span text:style-name="Fuente_20_de_20_párrafo_20_predeter."><text:span text:style-name="T144">=/= </text:span></text:span><text:span text:style-name="Fuente_20_de_20_párrafo_20_predeter."><text:span text:style-name="T151">&lt;t:boolean&gt;</text:span></text:span><text:span text:style-name="Fuente_20_de_20_párrafo_20_predeter."><text:span text:style-name="T144">)</text:span></text:span></text:p>
      <text:p text:style-name="Standard"><text:span text:style-name="Fuente_20_de_20_párrafo_20_predeter."><text:span text:style-name="T144"><text:tab/><text:tab/><text:tab/><text:tab/><text:tab/> <text:s/></text:span></text:span><text:span text:style-name="Fuente_20_de_20_párrafo_20_predeter."><text:span text:style-name="T151"><text:s text:c="2"/>&lt;t:float&gt;</text:span></text:span></text:p>
      <text:p text:style-name="Standard"><text:span text:style-name="Fuente_20_de_20_párrafo_20_predeter."><text:span text:style-name="T144"><text:tab/><text:tab/><text:tab/><text:tab/> <text:s text:c="8"/></text:span></text:span><text:span text:style-name="Fuente_20_de_20_párrafo_20_predeter."><text:span text:style-name="T141">sino </text:span></text:span><text:span text:style-name="Fuente_20_de_20_párrafo_20_predeter."><text:span text:style-name="T149">&lt;t:error&gt;</text:span></text:span></text:p>
      <text:p text:style-name="P33"><text:tab/><text:tab/><text:tab/><text:tab/>cast-int:</text:p>
      <text:p text:style-name="Standard"><text:span text:style-name="Fuente_20_de_20_párrafo_20_predeter."><text:span text:style-name="T141"><text:tab/><text:tab/><text:tab/><text:tab/> <text:s text:c="8"/>si (</text:span></text:span><text:span text:style-name="Fuente_20_de_20_párrafo_20_predeter."><text:span text:style-name="T143">tipo2 </text:span></text:span><text:span text:style-name="Fuente_20_de_20_párrafo_20_predeter."><text:span text:style-name="T141">=/= </text:span></text:span><text:span text:style-name="Fuente_20_de_20_párrafo_20_predeter."><text:span text:style-name="T149">&lt;t:boolean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 <text:s text:c="2"/></text:span></text:span><text:span text:style-name="Fuente_20_de_20_párrafo_20_predeter."><text:span text:style-name="T149"><text:s/>&lt;t:integer&gt;</text:span></text:span></text:p>
      <text:p text:style-name="Standard"><text:span text:style-name="Fuente_20_de_20_párrafo_20_predeter."><text:span text:style-name="T141"><text:tab/><text:tab/><text:tab/><text:tab/> <text:s text:c="8"/>sino </text:span></text:span><text:span text:style-name="Fuente_20_de_20_párrafo_20_predeter."><text:span text:style-name="T149">&lt;t:error&gt;</text:span></text:span></text:p>
      <text:p text:style-name="P33"><text:tab/><text:tab/><text:tab/><text:tab/>cast-nat:</text:p>
      <text:p text:style-name="Standard"><text:span text:style-name="Fuente_20_de_20_párrafo_20_predeter."><text:span text:style-name="T141"><text:tab/><text:tab/><text:tab/> <text:s text:c="2"/><text:tab/> <text:s text:c="8"/>si ( </text:span></text:span><text:span text:style-name="Fuente_20_de_20_párrafo_20_predeter."><text:span text:style-name="T143">tipo2 </text:span></text:span><text:span text:style-name="Fuente_20_de_20_párrafo_20_predeter."><text:span text:style-name="T141">=</text:span></text:span><text:span text:style-name="Fuente_20_de_20_párrafo_20_predeter."><text:span text:style-name="T149">&lt;t:natural&gt;</text:span></text:span><text:span text:style-name="Fuente_20_de_20_párrafo_20_predeter."><text:span text:style-name="T141"> v </text:span></text:span><text:span text:style-name="Fuente_20_de_20_párrafo_20_predeter."><text:span text:style-name="T143">tipo2 </text:span></text:span><text:span text:style-name="Fuente_20_de_20_párrafo_20_predeter."><text:span text:style-name="T141">=&lt;</text:span></text:span><text:span text:style-name="Fuente_20_de_20_párrafo_20_predeter."><text:span text:style-name="T149">t:character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</text:span></text:span><text:span text:style-name="Fuente_20_de_20_párrafo_20_predeter."><text:span text:style-name="T149"> <text:s text:c="2"/>&lt;t:natural&gt;</text:span></text:span></text:p>
      <text:p text:style-name="Standard"><text:span text:style-name="Fuente_20_de_20_párrafo_20_predeter."><text:span text:style-name="T141"><text:tab/><text:tab/><text:tab/><text:tab/> <text:s text:c="8"/>sino </text:span></text:span><text:span text:style-name="Fuente_20_de_20_párrafo_20_predeter."><text:span text:style-name="T149">&lt;t:error&gt;</text:span></text:span></text:p>
      <text:p text:style-name="P33"><text:tab/><text:tab/><text:tab/><text:tab/>cast-char:</text:p>
      <text:p text:style-name="Standard"><text:span text:style-name="Fuente_20_de_20_párrafo_20_predeter."><text:span text:style-name="T141"><text:tab/><text:tab/><text:tab/><text:tab/> <text:s text:c="8"/>si (tipo</text:span></text:span><text:span text:style-name="Fuente_20_de_20_párrafo_20_predeter."><text:span text:style-name="T143">2 </text:span></text:span><text:span text:style-name="Fuente_20_de_20_párrafo_20_predeter."><text:span text:style-name="T141">=</text:span></text:span><text:span text:style-name="Fuente_20_de_20_párrafo_20_predeter."><text:span text:style-name="T149">&lt;t:natural&gt;</text:span></text:span><text:span text:style-name="Fuente_20_de_20_párrafo_20_predeter."><text:span text:style-name="T141"> v tipo</text:span></text:span><text:span text:style-name="Fuente_20_de_20_párrafo_20_predeter."><text:span text:style-name="T143">2 </text:span></text:span><text:span text:style-name="Fuente_20_de_20_párrafo_20_predeter."><text:span text:style-name="T141">=</text:span></text:span><text:span text:style-name="Fuente_20_de_20_párrafo_20_predeter."><text:span text:style-name="T149">&lt;t:character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text:tab/> <text:s/></text:span></text:span><text:span text:style-name="Fuente_20_de_20_párrafo_20_predeter."><text:span text:style-name="T149"><text:s/>&lt;t:character&gt;</text:span></text:span></text:p>
      <text:p text:style-name="Standard"><text:span text:style-name="Fuente_20_de_20_párrafo_20_predeter."><text:span text:style-name="T141"><text:tab/><text:tab/><text:tab/><text:tab/> <text:s text:c="8"/>sino </text:span></text:span><text:span text:style-name="Fuente_20_de_20_párrafo_20_predeter."><text:span text:style-name="T149">&lt;t:error&gt;</text:span></text:span></text:p>
      <text:p text:style-name="P47"><text:span text:style-name="Fuente_20_de_20_párrafo_20_predeter."><text:span text:style-name="T149"><text:tab/><text:tab/></text:span></text:span><text:span text:style-name="Fuente_20_de_20_párrafo_20_predeter."><text:span text:style-name="T153">etq += 1</text:span></text:span></text:p>
      <text:p text:style-name="P47"><text:span text:style-name="Fuente_20_de_20_párrafo_20_predeter."><text:span text:style-name="T149"><text:tab/><text:tab/>case (OpNiv4.op)</text:span></text:span></text:p>
      <text:p text:style-name="Standard"><text:span text:style-name="Fuente_20_de_20_párrafo_20_predeter."><text:span text:style-name="T149"><text:tab/><text:tab/><text:tab/>no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 n</text:span></text:span><text:span text:style-name="Fuente_20_de_20_párrafo_20_predeter."><text:span text:style-name="T149">o</text:span></text:span></text:p>
      <text:p text:style-name="Standard"><text:span text:style-name="Fuente_20_de_20_párrafo_20_predeter."><text:span text:style-name="T149"><text:tab/><text:tab/><text:tab/>negativo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 </text:span></text:span><text:span text:style-name="Fuente_20_de_20_párrafo_20_predeter."><text:span text:style-name="T149">negativo</text:span></text:span></text:p>
      <text:p text:style-name="Standard"><text:span text:style-name="Fuente_20_de_20_párrafo_20_predeter."><text:span text:style-name="T149"><text:tab/><text:tab/><text:tab/>cast-float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</text:span></text:span><text:span text:style-name="Fuente_20_de_20_párrafo_20_predeter."><text:span text:style-name="T149"> CastFloat</text:span></text:span></text:p>
      <text:p text:style-name="Standard"><text:span text:style-name="Fuente_20_de_20_párrafo_20_predeter."><text:span text:style-name="T149"><text:tab/><text:tab/><text:tab/>cast-int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 </text:span></text:span><text:span text:style-name="Fuente_20_de_20_párrafo_20_predeter."><text:span text:style-name="T149">CastInt</text:span></text:span></text:p>
      <text:p text:style-name="Standard"><text:span text:style-name="Fuente_20_de_20_párrafo_20_predeter."><text:span text:style-name="T149"><text:tab/><text:tab/><text:tab/>cast-nat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</text:span></text:span><text:span text:style-name="Fuente_20_de_20_párrafo_20_predeter."><text:span text:style-name="T149"> CastNat</text:span></text:span></text:p>
      <text:p text:style-name="Standard"><text:span text:style-name="Fuente_20_de_20_párrafo_20_predeter."><text:span text:style-name="T149"><text:tab/><text:tab/><text:tab/>cast-char:</text:span></text:span></text:p>
      <text:p text:style-name="Standard"><text:span text:style-name="Fuente_20_de_20_párrafo_20_predeter."><text:span text:style-name="T149"><text:tab/><text:tab/><text:tab/><text:tab/></text:span></text:span><text:span text:style-name="Fuente_20_de_20_párrafo_20_predeter."><text:span text:style-name="T150">cod +=</text:span></text:span><text:span text:style-name="Fuente_20_de_20_párrafo_20_predeter."><text:span text:style-name="T149"> CastChar</text:span></text:span></text:p>
      <text:p text:style-name="P77">}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ExpresiónNiv4<text:span text:style-name="T168">(in: parh1; out: tipo1, modo1) </text:span>→ </text:p>
      <text:p text:style-name="P36"><text:soft-page-break/><text:tab/><text:span text:style-name="T168">barraVertical()</text:span></text:p>
      <text:p text:style-name="P77">{</text:p>
      <text:p text:style-name="P74"><text:tab/>parh<text:span text:style-name="T168">2</text:span> <text:s text:c="4"/>= false</text:p>
      <text:p text:style-name="P77">}</text:p>
      <text:p text:style-name="P77">Expresión<text:span text:style-name="T168">(in: parh2; out: tipo2, modo2)</text:span></text:p>
      <text:p text:style-name="P139">barraVertical()</text:p>
      <text:p text:style-name="P77">{</text:p>
      <text:p text:style-name="P52"><text:span text:style-name="T140"><text:tab/></text:span>tipo1 = </text:p>
      <text:p text:style-name="Standard"><text:span text:style-name="Fuente_20_de_20_párrafo_20_predeter."><text:span text:style-name="T141"><text:tab/><text:tab/><text:tab/>si (</text:span></text:span><text:span text:style-name="Fuente_20_de_20_párrafo_20_predeter."><text:span text:style-name="T143">tipo2</text:span></text:span><text:span text:style-name="Fuente_20_de_20_párrafo_20_predeter."><text:span text:style-name="T141"> =</text:span></text:span><text:span text:style-name="Fuente_20_de_20_párrafo_20_predeter."><text:span text:style-name="T149"> &lt;t:error&gt;</text:span></text:span><text:span text:style-name="Fuente_20_de_20_párrafo_20_predeter."><text:span text:style-name="T141"> v </text:span></text:span><text:span text:style-name="Fuente_20_de_20_párrafo_20_predeter."><text:span text:style-name="T143">tipo2 </text:span></text:span><text:span text:style-name="Fuente_20_de_20_párrafo_20_predeter."><text:span text:style-name="T141">=</text:span></text:span><text:span text:style-name="Fuente_20_de_20_párrafo_20_predeter."><text:span text:style-name="T149">&lt;t:boolean&gt;</text:span></text:span><text:span text:style-name="Fuente_20_de_20_párrafo_20_predeter."><text:span text:style-name="T141"> v </text:span></text:span><text:span text:style-name="Fuente_20_de_20_párrafo_20_predeter."><text:span text:style-name="T143">tipo2 </text:span></text:span><text:span text:style-name="Fuente_20_de_20_párrafo_20_predeter."><text:span text:style-name="T141">= </text:span></text:span><text:span text:style-name="Fuente_20_de_20_párrafo_20_predeter."><text:span text:style-name="T149">&lt;t:character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/text:span></text:span><text:span text:style-name="Fuente_20_de_20_párrafo_20_predeter."><text:span text:style-name="T149"><text:tab/> <text:s text:c="9"/><text:tab/>&lt;t:error&gt;</text:span></text:span></text:p>
      <text:p text:style-name="Standard"><text:span text:style-name="Fuente_20_de_20_párrafo_20_predeter."><text:span text:style-name="T141"><text:tab/><text:tab/><text:tab/>sino si (</text:span></text:span><text:span text:style-name="Fuente_20_de_20_párrafo_20_predeter."><text:span text:style-name="T143">tipo2</text:span></text:span><text:span text:style-name="Fuente_20_de_20_párrafo_20_predeter."><text:span text:style-name="T141"> = </text:span></text:span><text:span text:style-name="Fuente_20_de_20_párrafo_20_predeter."><text:span text:style-name="T149">&lt;t:float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/text:span></text:span><text:span text:style-name="Fuente_20_de_20_párrafo_20_predeter."><text:span text:style-name="T149">&lt;t:float&gt;</text:span></text:span></text:p>
      <text:p text:style-name="Standard"><text:span text:style-name="Fuente_20_de_20_párrafo_20_predeter."><text:span text:style-name="T141"><text:tab/><text:tab/><text:tab/>sino si (</text:span></text:span><text:span text:style-name="Fuente_20_de_20_párrafo_20_predeter."><text:span text:style-name="T143">tipo2</text:span></text:span><text:span text:style-name="Fuente_20_de_20_párrafo_20_predeter."><text:span text:style-name="T141"> = </text:span></text:span><text:span text:style-name="Fuente_20_de_20_párrafo_20_predeter."><text:span text:style-name="T149">&lt;t:natural&gt; </text:span></text:span><text:span text:style-name="Fuente_20_de_20_párrafo_20_predeter."><text:span text:style-name="T141">v </text:span></text:span><text:span text:style-name="Fuente_20_de_20_párrafo_20_predeter."><text:span text:style-name="T143">tipo2</text:span></text:span><text:span text:style-name="Fuente_20_de_20_párrafo_20_predeter."><text:span text:style-name="T141"> = </text:span></text:span><text:span text:style-name="Fuente_20_de_20_párrafo_20_predeter."><text:span text:style-name="T149">&lt;t:integer&gt;</text:span></text:span><text:span text:style-name="Fuente_20_de_20_párrafo_20_predeter."><text:span text:style-name="T141">)</text:span></text:span></text:p>
      <text:p text:style-name="Standard"><text:span text:style-name="Fuente_20_de_20_párrafo_20_predeter."><text:span text:style-name="T141"><text:tab/><text:tab/><text:tab/><text:tab/></text:span></text:span><text:span text:style-name="Fuente_20_de_20_párrafo_20_predeter."><text:span text:style-name="T149">&lt;t:natural&gt;</text:span></text:span></text:p>
      <text:p text:style-name="Standard"><text:span text:style-name="Fuente_20_de_20_párrafo_20_predeter."><text:span text:style-name="T141"><text:tab/><text:tab/><text:tab/>sino <text:tab/></text:span></text:span><text:span text:style-name="Fuente_20_de_20_párrafo_20_predeter."><text:span text:style-name="T149">&lt;t:error&gt;</text:span></text:span></text:p>
      <text:p text:style-name="P127"><text:tab/><text:tab/><text:span text:style-name="T168">cod += abs</text:span></text:p>
      <text:p text:style-name="P142"><text:tab/><text:tab/>modo = val</text:p>
      <text:p text:style-name="P77">}</text:p>
      <text:p text:style-name="P77"/>
      <text:p text:style-name="P36">ExpresiónNiv4<text:span text:style-name="T168">(in: parh1; out: tipo1, modo1)</text:span> → </text:p>
      <text:p text:style-name="P35"><text:tab/><text:span text:style-name="T168">abreParentesis()</text:span></text:p>
      <text:p text:style-name="P77">{</text:p>
      <text:p text:style-name="P107"><text:tab/><text:span text:style-name="T168">parh2 = parh1</text:span></text:p>
      <text:p text:style-name="P77">}</text:p>
      <text:p text:style-name="P80">Expresión<text:span text:style-name="T168">(in: parh2; out: tipo2, modo2)</text:span></text:p>
      <text:p text:style-name="P77">{</text:p>
      <text:p text:style-name="Standard"><text:span text:style-name="Fuente_20_de_20_párrafo_20_predeter."><text:span text:style-name="T140"><text:tab/></text:span></text:span><text:span text:style-name="Fuente_20_de_20_párrafo_20_predeter."><text:span text:style-name="T152"><text:tab/></text:span></text:span><text:span text:style-name="Fuente_20_de_20_párrafo_20_predeter."><text:span text:style-name="T153">tipo1 = tipo2</text:span></text:span></text:p>
      <text:p text:style-name="Standard"><text:span text:style-name="Fuente_20_de_20_párrafo_20_predeter."><text:span text:style-name="T153"><text:tab/><text:tab/>modo1 = modo2</text:span></text:span></text:p>
      <text:p text:style-name="P77">}</text:p>
      <text:p text:style-name="P139">cierraParentesis()</text:p>
      <text:p text:style-name="P77"/>
      <text:p text:style-name="P36">ExpresiónNiv4<text:span text:style-name="T168">(in: parh1; out: tipo1, modo1)</text:span> → </text:p>
      <text:p text:style-name="P77">Literal<text:span text:style-name="T168">(out: tipo2)</text:span></text:p>
      <text:p text:style-name="P77">{</text:p>
      <text:p text:style-name="P125"><text:tab/><text:tab/><text:span text:style-name="T168">modo1 = var</text:span></text:p>
      <text:p text:style-name="P125"><text:span text:style-name="Fuente_20_de_20_párrafo_20_predeter."><text:tab/><text:tab/></text:span><text:span text:style-name="Fuente_20_de_20_párrafo_20_predeter."><text:span text:style-name="T168">tipo1 = tipo2</text:span></text:span></text:p>
      <text:p text:style-name="P77">}</text:p>
      <text:p text:style-name="P77"/>
      <text:p text:style-name="P48">ExpresionNiv4<text:span text:style-name="T168">(in: parh1; out: tipo1, modo1)</text:span> → </text:p>
      <text:p text:style-name="P108">Mem<text:span text:style-name="T168">(out: tipo2)</text:span></text:p>
      <text:p text:style-name="P108">{</text:p>
      <text:p text:style-name="P107"><text:tab/>si esCompatibleConTipoBasico(tipo<text:span text:style-name="T168">2</text:span>,<text:span text:style-name="T168">ts</text:span>) /\ <text:span text:style-name="T168">NOT</text:span> <text:span text:style-name="T168">parh1</text:span></text:p>
      <text:p text:style-name="P107"><text:tab/> <text:s text:c="3"/><text:tab/><text:span text:style-name="T168">cod += </text:span>apila-ind</text:p>
      <text:p text:style-name="P107"><text:tab/><text:tab/><text:span text:style-name="T168">etq += 1</text:span></text:p>
      <text:p text:style-name="P108"><text:span text:style-name="T62"><text:tab/></text:span><text:span text:style-name="T64">modo1 = var</text:span></text:p>
      <text:p text:style-name="P64"><text:span text:style-name="Fuente_20_de_20_párrafo_20_predeter."><text:tab/></text:span><text:span text:style-name="Fuente_20_de_20_párrafo_20_predeter."><text:span text:style-name="T10">tipo1 = tipo2</text:span></text:span></text:p>
      <text:p text:style-name="P108">}</text:p>
      <text:p text:style-name="P38"/>
      <text:p text:style-name="P35">Literal<text:bookmark-start text:name="__DdeLink__8365_2139435984"/><text:span text:style-name="T169">(out: tipo)</text:span><text:bookmark-end text:name="__DdeLink__8365_2139435984"/> → litNat<text:bookmark-start text:name="__DdeLink__8371_2139435984"/><text:span text:style-name="T169">(out: lex)</text:span><text:bookmark-end text:name="__DdeLink__8371_2139435984"/></text:p>
      <text:p text:style-name="P77">{</text:p>
      <text:p text:style-name="P81"><text:bookmark-start text:name="__DdeLink__8373_2139435984"/><text:tab/><text:span text:style-name="T169">cod</text:span> = apila <text:span text:style-name="T169">lex</text:span></text:p>
      <text:p text:style-name="P81"><text:tab/><text:span text:style-name="T169">etq += 1</text:span><text:bookmark-end text:name="__DdeLink__8373_2139435984"/></text:p>
      <text:p text:style-name="P81"><text:span text:style-name="Fuente_20_de_20_párrafo_20_predeter."><text:tab/>tipo = </text:span><text:span text:style-name="Fuente_20_de_20_párrafo_20_predeter."><text:span text:style-name="T148">&lt;t:natural&gt;</text:span></text:span></text:p>
      <text:p text:style-name="P81"><text:span text:style-name="T1">}</text:span> <text:s text:c="3"/></text:p>
      <text:p text:style-name="P37">Literal<text:bookmark-start text:name="__DdeLink__8367_2139435984"/><text:span text:style-name="T169">(out: tipo)</text:span><text:bookmark-end text:name="__DdeLink__8367_2139435984"/> → litFlo<text:span text:style-name="T169">(out: lex)</text:span></text:p>
      <text:p text:style-name="P77">{</text:p>
      <text:p text:style-name="P82"><text:bookmark-start text:name="__DdeLink__8375_2139435984"/><text:tab/><text:span text:style-name="T169">cod</text:span> = apila <text:span text:style-name="T169">lex</text:span></text:p>
      <text:p text:style-name="P82"><text:tab/><text:span text:style-name="T169">etq += 1</text:span><text:bookmark-end text:name="__DdeLink__8375_2139435984"/></text:p>
      <text:p text:style-name="P81"><text:span text:style-name="Fuente_20_de_20_párrafo_20_predeter."><text:span text:style-name="T137"><text:tab/></text:span></text:span><text:span text:style-name="Fuente_20_de_20_párrafo_20_predeter."><text:span text:style-name="T139">t</text:span></text:span><text:span text:style-name="Fuente_20_de_20_párrafo_20_predeter."><text:span text:style-name="T137">ipo = </text:span></text:span><text:span text:style-name="Fuente_20_de_20_párrafo_20_predeter."><text:span text:style-name="T154">&lt;t:float&gt;</text:span></text:span></text:p>
      <text:p text:style-name="P81"><text:span text:style-name="T1">}</text:span> <text:s text:c="3"/></text:p>
      <text:p text:style-name="P81"><text:soft-page-break/></text:p>
      <text:p text:style-name="P37">Literal<text:span text:style-name="T169">(out: tipo)</text:span> → litTrue<text:span text:style-name="T169">(out: lex)</text:span></text:p>
      <text:p text:style-name="P77">{</text:p>
      <text:p text:style-name="P83"><text:tab/><text:span text:style-name="T169">cod</text:span> = apila <text:span text:style-name="T169">lex</text:span></text:p>
      <text:p text:style-name="P83"><text:tab/><text:span text:style-name="T169">etq += 1</text:span></text:p>
      <text:p text:style-name="P81"><text:span text:style-name="Fuente_20_de_20_párrafo_20_predeter."><text:span text:style-name="T137"><text:tab/>tipo = </text:span></text:span><text:span text:style-name="Fuente_20_de_20_párrafo_20_predeter."><text:span text:style-name="T154">&lt;t:boolean&gt;</text:span></text:span></text:p>
      <text:p text:style-name="P77">}</text:p>
      <text:p text:style-name="P33"><text:s text:c="4"/></text:p>
      <text:p text:style-name="P37">Literal<text:span text:style-name="T169">(out: tipo)</text:span> → litFalse<text:span text:style-name="T169">(out: lex)</text:span></text:p>
      <text:p text:style-name="P77">{</text:p>
      <text:p text:style-name="P83"><text:tab/><text:span text:style-name="T169">cod</text:span> = apila <text:span text:style-name="T169">lex</text:span></text:p>
      <text:p text:style-name="P83"><text:tab/><text:span text:style-name="T169">etq += 1</text:span></text:p>
      <text:p text:style-name="P81"><text:tab/><text:span text:style-name="Fuente_20_de_20_párrafo_20_predeter."><text:span text:style-name="T137">tipo = </text:span></text:span><text:span text:style-name="Fuente_20_de_20_párrafo_20_predeter."><text:span text:style-name="T154">&lt;t:boolean&gt;</text:span></text:span></text:p>
      <text:p text:style-name="P77">}</text:p>
      <text:p text:style-name="P33"><text:s text:c="4"/></text:p>
      <text:p text:style-name="P37">Literal<text:span text:style-name="T169">(out: tipo)</text:span> → litCha<text:span text:style-name="T169">(out: lex)</text:span></text:p>
      <text:p text:style-name="P77">{</text:p>
      <text:p text:style-name="P83"><text:tab/><text:span text:style-name="T169">cod</text:span> = apila <text:span text:style-name="T169">lex</text:span></text:p>
      <text:p text:style-name="P83"><text:tab/><text:span text:style-name="T169">etq += 1</text:span></text:p>
      <text:p text:style-name="P81"><text:span text:style-name="Fuente_20_de_20_párrafo_20_predeter."><text:span text:style-name="T137"><text:tab/>tipo = </text:span></text:span><text:span text:style-name="Fuente_20_de_20_párrafo_20_predeter."><text:span text:style-name="T154">&lt;t:character&gt;</text:span></text:span></text:p>
      <text:p text:style-name="P77">}</text:p>
      <text:p text:style-name="P7"/>
      <text:p text:style-name="P50">OpNiv0<text:bookmark-start text:name="__DdeLink__8369_2139435984"/><text:span text:style-name="T169">(out: op)</text:span><text:bookmark-end text:name="__DdeLink__8369_2139435984"/> → &lt;</text:p>
      <text:p text:style-name="P50"><text:tab/><text:span text:style-name="T3">{op = menor}</text:span></text:p>
      <text:p text:style-name="P51">OpNiv0<text:span text:style-name="T169">(out: op)</text:span> → &gt;<text:tab/></text:p>
      <text:p text:style-name="P50"><text:tab/><text:span text:style-name="T3">{op = mayor}</text:span></text:p>
      <text:p text:style-name="P51">OpNiv0<text:span text:style-name="T169">(out: op)</text:span> → &lt;=</text:p>
      <text:p text:style-name="P50"><text:tab/><text:span text:style-name="T3">{op = menor-ig}</text:span></text:p>
      <text:p text:style-name="P51">OpNiv0<text:span text:style-name="T169">(out: op)</text:span> → &gt;=</text:p>
      <text:p text:style-name="P50"><text:tab/><text:span text:style-name="T3">{op = mayor-ig}</text:span></text:p>
      <text:p text:style-name="P51">OpNiv0<text:span text:style-name="T169">(out: op)</text:span> → =</text:p>
      <text:p text:style-name="P50"><text:tab/><text:span text:style-name="T3">{op = igual}</text:span></text:p>
      <text:p text:style-name="P51">OpNiv0<text:span text:style-name="T169">(out: op)</text:span> → =/=</text:p>
      <text:p text:style-name="P50"><text:tab/><text:span text:style-name="T3">{op = no-igual}</text:span></text:p>
      <text:p text:style-name="P51">OpNiv1<text:span text:style-name="T169">(out: op)</text:span> → +</text:p>
      <text:p text:style-name="P50"><text:tab/><text:span text:style-name="T3">{OpNiv1.op = suma}</text:span></text:p>
      <text:p text:style-name="P51">OpNiv1<text:span text:style-name="T169">(out: op)</text:span> → -</text:p>
      <text:p text:style-name="P50"><text:tab/><text:span text:style-name="T3">{op = resta}</text:span></text:p>
      <text:p text:style-name="P51">OpNiv1<text:span text:style-name="T169">(out: op)</text:span> → or</text:p>
      <text:p text:style-name="P50"><text:tab/><text:span text:style-name="T3">{op = o}</text:span></text:p>
      <text:p text:style-name="P51">OpNiv<text:span text:style-name="T170">1</text:span><text:span text:style-name="T169">(out: op)</text:span> → *</text:p>
      <text:p text:style-name="P50"><text:tab/><text:span text:style-name="T3">{op = multiplica}</text:span></text:p>
      <text:p text:style-name="P51">OpNiv2<text:span text:style-name="T169">(out: op)</text:span> → /</text:p>
      <text:p text:style-name="P50"><text:tab/><text:span text:style-name="T3">{op = divide}</text:span></text:p>
      <text:p text:style-name="P51">OpNiv2<text:span text:style-name="T169">(out: op)</text:span> → %</text:p>
      <text:p text:style-name="P50"><text:tab/><text:span text:style-name="T3">{op = modulo}</text:span></text:p>
      <text:p text:style-name="P51">OpNiv2<text:span text:style-name="T169">(out: op)</text:span> → and</text:p>
      <text:p text:style-name="P50"><text:tab/><text:span text:style-name="T3">{op = y}</text:span></text:p>
      <text:p text:style-name="P9">OpNiv3<text:span text:style-name="T169">(out: op)</text:span> → &gt;&gt;</text:p>
      <text:p text:style-name="P8"><text:tab/><text:span text:style-name="T3">{op = shl}</text:span></text:p>
      <text:p text:style-name="P9">OpNiv3<text:span text:style-name="T169">(out: op)</text:span> → &lt;&lt;</text:p>
      <text:p text:style-name="P8"><text:tab/><text:span text:style-name="T3">{op = shr}</text:span></text:p>
      <text:p text:style-name="P9">OpNiv4<text:span text:style-name="T169">(out: op)</text:span> → not</text:p>
      <text:p text:style-name="P8"><text:tab/><text:span text:style-name="T3">{op = no}</text:span></text:p>
      <text:p text:style-name="P9">OpNiv4<text:span text:style-name="T169">(out: op)</text:span> → -</text:p>
      <text:p text:style-name="P8"><text:tab/><text:span text:style-name="T3">{op = menos}</text:span></text:p>
      <text:p text:style-name="P9">OpNiv4<text:span text:style-name="T169">(out: op)</text:span> → (float)</text:p>
      <text:p text:style-name="P8"><text:tab/><text:span text:style-name="T3">{op = cast-float}</text:span></text:p>
      <text:p text:style-name="P9"><text:soft-page-break/>OpNiv4<text:span text:style-name="T169">(out: op)</text:span> → (int)</text:p>
      <text:p text:style-name="P8"><text:tab/><text:span text:style-name="T3">{op = cast-int}</text:span></text:p>
      <text:p text:style-name="P9">OpNiv4<text:span text:style-name="T169">(out: op)</text:span> → (nat)</text:p>
      <text:p text:style-name="P8"><text:tab/><text:span text:style-name="T3">{op = cast-nat}</text:span></text:p>
      <text:p text:style-name="P9">OpNiv4<text:span text:style-name="T169">(out: op)</text:span> → (char)</text:p>
      <text:p text:style-name="P49"><text:tab/>{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6T14:07:23</meta:creation-date>
    <dc:date>2010-05-18T22:47:59</dc:date>
    <meta:editing-duration>PT32H37M26S</meta:editing-duration>
    <meta:editing-cycles>42</meta:editing-cycles>
    <meta:generator>OpenOffice.org/3.2$Linux OpenOffice.org_project/320m17$Build-9498</meta:generator>
    <dc:creator>Hector </dc:creator>
    <meta:document-statistic meta:table-count="0" meta:image-count="0" meta:object-count="0" meta:page-count="23" meta:paragraph-count="1152" meta:word-count="3313" meta:character-count="21572"/>
  </office:meta>
</office:document-meta>
</file>